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4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348in" fo:break-before="auto" style:use-optimal-row-height="true"/>
    </style:style>
    <style:style style:name="ro3" style:family="table-row">
      <style:table-row-properties style:row-height="0.5083in" fo:break-before="auto" style:use-optimal-row-height="true"/>
    </style:style>
    <style:style style:name="ro4" style:family="table-row">
      <style:table-row-properties style:row-height="0.6626in" fo:break-before="auto" style:use-optimal-row-height="true"/>
    </style:style>
    <style:style style:name="ro5" style:family="table-row">
      <style:table-row-properties style:row-height="0.6689in" fo:break-before="auto" style:use-optimal-row-height="true"/>
    </style:style>
    <style:style style:name="ro6" style:family="table-row">
      <style:table-row-properties style:row-height="0.501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Emoji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html text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apps.timwhitlock.info/emoji/tables/iso3166#emoji-modal" xlink:type="simple">🇦🇫</text:a></text:p>
          </table:table-cell>
          <table:table-cell office:value-type="string" calcext:value-type="string">
            <text:p>Afghanistan</text:p>
          </table:table-cell>
          <table:table-cell table:formula="of:=REPT(&quot; &quot;;12)&amp;&quot;&lt;li title=&quot;&quot;&quot;&amp;[.C2]&amp;&quot;&quot;&quot; data-name=&quot;&quot;flag-&quot;&amp;[.A2]&amp;&quot;&quot;&quot;&gt;&quot;&amp;[.B2]&amp;&quot;&lt;/li&gt;&quot;" office:value-type="string" office:string-value="            &lt;li title=&quot;Afghanistan&quot; data-name=&quot;flag-af&quot;&gt;🇦🇫&lt;/li&gt;" calcext:value-type="string">
            <text:p><text:s text:c="12"/>&lt;li title="Afghanistan" data-name="flag-af"&gt;🇦🇫&lt;/li&gt;</text:p>
          </table:table-cell>
          <table:table-cell office:value-type="string" calcext:value-type="string">
            <text:p><text:s text:c="12"/>&lt;li title="Afghanistan" data-name="flag-af"&gt;🇦🇫&lt;/li&gt;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<text:a xlink:href="https://apps.timwhitlock.info/emoji/tables/iso3166#emoji-modal" xlink:type="simple">🇦🇽</text:a></text:p>
          </table:table-cell>
          <table:table-cell office:value-type="string" calcext:value-type="string">
            <text:p>Åland Islands</text:p>
          </table:table-cell>
          <table:table-cell table:formula="of:=REPT(&quot; &quot;;12)&amp;&quot;&lt;li title=&quot;&quot;&quot;&amp;[.C3]&amp;&quot;&quot;&quot; data-name=&quot;&quot;flag-&quot;&amp;[.A3]&amp;&quot;&quot;&quot;&gt;&quot;&amp;[.B3]&amp;&quot;&lt;/li&gt;&quot;" office:value-type="string" office:string-value="            &lt;li title=&quot;Åland Islands&quot; data-name=&quot;flag-ax&quot;&gt;🇦🇽&lt;/li&gt;" calcext:value-type="string">
            <text:p><text:s text:c="12"/>&lt;li title="Åland Islands" data-name="flag-ax"&gt;🇦🇽&lt;/li&gt;</text:p>
          </table:table-cell>
          <table:table-cell office:value-type="string" calcext:value-type="string">
            <text:p><text:s text:c="12"/>&lt;li title="Åland Islands" data-name="flag-ax"&gt;🇦🇽&lt;/li&gt;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<text:a xlink:href="https://apps.timwhitlock.info/emoji/tables/iso3166#emoji-modal" xlink:type="simple">🇦🇱</text:a></text:p>
          </table:table-cell>
          <table:table-cell office:value-type="string" calcext:value-type="string">
            <text:p>Albania</text:p>
          </table:table-cell>
          <table:table-cell table:formula="of:=REPT(&quot; &quot;;12)&amp;&quot;&lt;li title=&quot;&quot;&quot;&amp;[.C4]&amp;&quot;&quot;&quot; data-name=&quot;&quot;flag-&quot;&amp;[.A4]&amp;&quot;&quot;&quot;&gt;&quot;&amp;[.B4]&amp;&quot;&lt;/li&gt;&quot;" office:value-type="string" office:string-value="            &lt;li title=&quot;Albania&quot; data-name=&quot;flag-al&quot;&gt;🇦🇱&lt;/li&gt;" calcext:value-type="string">
            <text:p><text:s text:c="12"/>&lt;li title="Albania" data-name="flag-al"&gt;🇦🇱&lt;/li&gt;</text:p>
          </table:table-cell>
          <table:table-cell office:value-type="string" calcext:value-type="string">
            <text:p><text:s text:c="12"/>&lt;li title="Albania" data-name="flag-al"&gt;🇦🇱&lt;/li&gt;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apps.timwhitlock.info/emoji/tables/iso3166#emoji-modal" xlink:type="simple">🇩🇿</text:a></text:p>
          </table:table-cell>
          <table:table-cell office:value-type="string" calcext:value-type="string">
            <text:p>Algeria</text:p>
          </table:table-cell>
          <table:table-cell table:formula="of:=REPT(&quot; &quot;;12)&amp;&quot;&lt;li title=&quot;&quot;&quot;&amp;[.C5]&amp;&quot;&quot;&quot; data-name=&quot;&quot;flag-&quot;&amp;[.A5]&amp;&quot;&quot;&quot;&gt;&quot;&amp;[.B5]&amp;&quot;&lt;/li&gt;&quot;" office:value-type="string" office:string-value="            &lt;li title=&quot;Algeria&quot; data-name=&quot;flag-dz&quot;&gt;🇩🇿&lt;/li&gt;" calcext:value-type="string">
            <text:p><text:s text:c="12"/>&lt;li title="Algeria" data-name="flag-dz"&gt;🇩🇿&lt;/li&gt;</text:p>
          </table:table-cell>
          <table:table-cell office:value-type="string" calcext:value-type="string">
            <text:p><text:s text:c="12"/>&lt;li title="Algeria" data-name="flag-dz"&gt;🇩🇿&lt;/li&gt;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apps.timwhitlock.info/emoji/tables/iso3166#emoji-modal" xlink:type="simple">🇦🇸</text:a></text:p>
          </table:table-cell>
          <table:table-cell office:value-type="string" calcext:value-type="string">
            <text:p>American Samoa</text:p>
          </table:table-cell>
          <table:table-cell table:formula="of:=REPT(&quot; &quot;;12)&amp;&quot;&lt;li title=&quot;&quot;&quot;&amp;[.C6]&amp;&quot;&quot;&quot; data-name=&quot;&quot;flag-&quot;&amp;[.A6]&amp;&quot;&quot;&quot;&gt;&quot;&amp;[.B6]&amp;&quot;&lt;/li&gt;&quot;" office:value-type="string" office:string-value="            &lt;li title=&quot;American Samoa&quot; data-name=&quot;flag-as&quot;&gt;🇦🇸&lt;/li&gt;" calcext:value-type="string">
            <text:p><text:s text:c="12"/>&lt;li title="American Samoa" data-name="flag-as"&gt;🇦🇸&lt;/li&gt;</text:p>
          </table:table-cell>
          <table:table-cell office:value-type="string" calcext:value-type="string">
            <text:p><text:s text:c="12"/>&lt;li title="American Samoa" data-name="flag-as"&gt;🇦🇸&lt;/li&gt;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<text:a xlink:href="https://apps.timwhitlock.info/emoji/tables/iso3166#emoji-modal" xlink:type="simple">🇦🇩</text:a></text:p>
          </table:table-cell>
          <table:table-cell office:value-type="string" calcext:value-type="string">
            <text:p>Andorra</text:p>
          </table:table-cell>
          <table:table-cell table:formula="of:=REPT(&quot; &quot;;12)&amp;&quot;&lt;li title=&quot;&quot;&quot;&amp;[.C7]&amp;&quot;&quot;&quot; data-name=&quot;&quot;flag-&quot;&amp;[.A7]&amp;&quot;&quot;&quot;&gt;&quot;&amp;[.B7]&amp;&quot;&lt;/li&gt;&quot;" office:value-type="string" office:string-value="            &lt;li title=&quot;Andorra&quot; data-name=&quot;flag-ad&quot;&gt;🇦🇩&lt;/li&gt;" calcext:value-type="string">
            <text:p><text:s text:c="12"/>&lt;li title="Andorra" data-name="flag-ad"&gt;🇦🇩&lt;/li&gt;</text:p>
          </table:table-cell>
          <table:table-cell office:value-type="string" calcext:value-type="string">
            <text:p><text:s text:c="12"/>&lt;li title="Andorra" data-name="flag-ad"&gt;🇦🇩&lt;/li&gt;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<text:a xlink:href="https://apps.timwhitlock.info/emoji/tables/iso3166#emoji-modal" xlink:type="simple">🇦🇴</text:a></text:p>
          </table:table-cell>
          <table:table-cell office:value-type="string" calcext:value-type="string">
            <text:p>Angola</text:p>
          </table:table-cell>
          <table:table-cell table:formula="of:=REPT(&quot; &quot;;12)&amp;&quot;&lt;li title=&quot;&quot;&quot;&amp;[.C8]&amp;&quot;&quot;&quot; data-name=&quot;&quot;flag-&quot;&amp;[.A8]&amp;&quot;&quot;&quot;&gt;&quot;&amp;[.B8]&amp;&quot;&lt;/li&gt;&quot;" office:value-type="string" office:string-value="            &lt;li title=&quot;Angola&quot; data-name=&quot;flag-ao&quot;&gt;🇦🇴&lt;/li&gt;" calcext:value-type="string">
            <text:p><text:s text:c="12"/>&lt;li title="Angola" data-name="flag-ao"&gt;🇦🇴&lt;/li&gt;</text:p>
          </table:table-cell>
          <table:table-cell office:value-type="string" calcext:value-type="string">
            <text:p><text:s text:c="12"/>&lt;li title="Angola" data-name="flag-ao"&gt;🇦🇴&lt;/li&gt;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<text:a xlink:href="https://apps.timwhitlock.info/emoji/tables/iso3166#emoji-modal" xlink:type="simple">🇦🇮</text:a></text:p>
          </table:table-cell>
          <table:table-cell office:value-type="string" calcext:value-type="string">
            <text:p>Anguilla</text:p>
          </table:table-cell>
          <table:table-cell table:formula="of:=REPT(&quot; &quot;;12)&amp;&quot;&lt;li title=&quot;&quot;&quot;&amp;[.C9]&amp;&quot;&quot;&quot; data-name=&quot;&quot;flag-&quot;&amp;[.A9]&amp;&quot;&quot;&quot;&gt;&quot;&amp;[.B9]&amp;&quot;&lt;/li&gt;&quot;" office:value-type="string" office:string-value="            &lt;li title=&quot;Anguilla&quot; data-name=&quot;flag-ai&quot;&gt;🇦🇮&lt;/li&gt;" calcext:value-type="string">
            <text:p><text:s text:c="12"/>&lt;li title="Anguilla" data-name="flag-ai"&gt;🇦🇮&lt;/li&gt;</text:p>
          </table:table-cell>
          <table:table-cell office:value-type="string" calcext:value-type="string">
            <text:p><text:s text:c="12"/>&lt;li title="Anguilla" data-name="flag-ai"&gt;🇦🇮&lt;/li&gt;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<text:a xlink:href="https://apps.timwhitlock.info/emoji/tables/iso3166#emoji-modal" xlink:type="simple">🇦🇶</text:a></text:p>
          </table:table-cell>
          <table:table-cell office:value-type="string" calcext:value-type="string">
            <text:p>Antarctica</text:p>
          </table:table-cell>
          <table:table-cell table:formula="of:=REPT(&quot; &quot;;12)&amp;&quot;&lt;li title=&quot;&quot;&quot;&amp;[.C10]&amp;&quot;&quot;&quot; data-name=&quot;&quot;flag-&quot;&amp;[.A10]&amp;&quot;&quot;&quot;&gt;&quot;&amp;[.B10]&amp;&quot;&lt;/li&gt;&quot;" office:value-type="string" office:string-value="            &lt;li title=&quot;Antarctica&quot; data-name=&quot;flag-aq&quot;&gt;🇦🇶&lt;/li&gt;" calcext:value-type="string">
            <text:p><text:s text:c="12"/>&lt;li title="Antarctica" data-name="flag-aq"&gt;🇦🇶&lt;/li&gt;</text:p>
          </table:table-cell>
          <table:table-cell office:value-type="string" calcext:value-type="string">
            <text:p><text:s text:c="12"/>&lt;li title="Antarctica" data-name="flag-aq"&gt;🇦🇶&lt;/li&gt;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<text:a xlink:href="https://apps.timwhitlock.info/emoji/tables/iso3166#emoji-modal" xlink:type="simple">🇦🇬</text:a></text:p>
          </table:table-cell>
          <table:table-cell office:value-type="string" calcext:value-type="string">
            <text:p>Antigua and Barbuda</text:p>
          </table:table-cell>
          <table:table-cell table:formula="of:=REPT(&quot; &quot;;12)&amp;&quot;&lt;li title=&quot;&quot;&quot;&amp;[.C11]&amp;&quot;&quot;&quot; data-name=&quot;&quot;flag-&quot;&amp;[.A11]&amp;&quot;&quot;&quot;&gt;&quot;&amp;[.B11]&amp;&quot;&lt;/li&gt;&quot;" office:value-type="string" office:string-value="            &lt;li title=&quot;Antigua and Barbuda&quot; data-name=&quot;flag-ag&quot;&gt;🇦🇬&lt;/li&gt;" calcext:value-type="string">
            <text:p><text:s text:c="12"/>&lt;li title="Antigua and Barbuda" data-name="flag-ag"&gt;🇦🇬&lt;/li&gt;</text:p>
          </table:table-cell>
          <table:table-cell office:value-type="string" calcext:value-type="string">
            <text:p><text:s text:c="12"/>&lt;li title="Antigua and Barbuda" data-name="flag-ag"&gt;🇦🇬&lt;/li&gt;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apps.timwhitlock.info/emoji/tables/iso3166#emoji-modal" xlink:type="simple">🇦🇷</text:a></text:p>
          </table:table-cell>
          <table:table-cell office:value-type="string" calcext:value-type="string">
            <text:p>Argentina</text:p>
          </table:table-cell>
          <table:table-cell table:formula="of:=REPT(&quot; &quot;;12)&amp;&quot;&lt;li title=&quot;&quot;&quot;&amp;[.C12]&amp;&quot;&quot;&quot; data-name=&quot;&quot;flag-&quot;&amp;[.A12]&amp;&quot;&quot;&quot;&gt;&quot;&amp;[.B12]&amp;&quot;&lt;/li&gt;&quot;" office:value-type="string" office:string-value="            &lt;li title=&quot;Argentina&quot; data-name=&quot;flag-ar&quot;&gt;🇦🇷&lt;/li&gt;" calcext:value-type="string">
            <text:p><text:s text:c="12"/>&lt;li title="Argentina" data-name="flag-ar"&gt;🇦🇷&lt;/li&gt;</text:p>
          </table:table-cell>
          <table:table-cell office:value-type="string" calcext:value-type="string">
            <text:p><text:s text:c="12"/>&lt;li title="Argentina" data-name="flag-ar"&gt;🇦🇷&lt;/li&gt;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apps.timwhitlock.info/emoji/tables/iso3166#emoji-modal" xlink:type="simple">🇦🇲</text:a></text:p>
          </table:table-cell>
          <table:table-cell office:value-type="string" calcext:value-type="string">
            <text:p>Armenia</text:p>
          </table:table-cell>
          <table:table-cell table:formula="of:=REPT(&quot; &quot;;12)&amp;&quot;&lt;li title=&quot;&quot;&quot;&amp;[.C13]&amp;&quot;&quot;&quot; data-name=&quot;&quot;flag-&quot;&amp;[.A13]&amp;&quot;&quot;&quot;&gt;&quot;&amp;[.B13]&amp;&quot;&lt;/li&gt;&quot;" office:value-type="string" office:string-value="            &lt;li title=&quot;Armenia&quot; data-name=&quot;flag-am&quot;&gt;🇦🇲&lt;/li&gt;" calcext:value-type="string">
            <text:p><text:s text:c="12"/>&lt;li title="Armenia" data-name="flag-am"&gt;🇦🇲&lt;/li&gt;</text:p>
          </table:table-cell>
          <table:table-cell office:value-type="string" calcext:value-type="string">
            <text:p><text:s text:c="12"/>&lt;li title="Armenia" data-name="flag-am"&gt;🇦🇲&lt;/li&gt;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<text:a xlink:href="https://apps.timwhitlock.info/emoji/tables/iso3166#emoji-modal" xlink:type="simple">🇦🇼</text:a></text:p>
          </table:table-cell>
          <table:table-cell office:value-type="string" calcext:value-type="string">
            <text:p>Aruba</text:p>
          </table:table-cell>
          <table:table-cell table:formula="of:=REPT(&quot; &quot;;12)&amp;&quot;&lt;li title=&quot;&quot;&quot;&amp;[.C14]&amp;&quot;&quot;&quot; data-name=&quot;&quot;flag-&quot;&amp;[.A14]&amp;&quot;&quot;&quot;&gt;&quot;&amp;[.B14]&amp;&quot;&lt;/li&gt;&quot;" office:value-type="string" office:string-value="            &lt;li title=&quot;Aruba&quot; data-name=&quot;flag-aw&quot;&gt;🇦🇼&lt;/li&gt;" calcext:value-type="string">
            <text:p><text:s text:c="12"/>&lt;li title="Aruba" data-name="flag-aw"&gt;🇦🇼&lt;/li&gt;</text:p>
          </table:table-cell>
          <table:table-cell office:value-type="string" calcext:value-type="string">
            <text:p><text:s text:c="12"/>&lt;li title="Aruba" data-name="flag-aw"&gt;🇦🇼&lt;/li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<text:a xlink:href="https://apps.timwhitlock.info/emoji/tables/iso3166#emoji-modal" xlink:type="simple">🇦🇺</text:a></text:p>
          </table:table-cell>
          <table:table-cell office:value-type="string" calcext:value-type="string">
            <text:p>Australia</text:p>
          </table:table-cell>
          <table:table-cell table:formula="of:=REPT(&quot; &quot;;12)&amp;&quot;&lt;li title=&quot;&quot;&quot;&amp;[.C15]&amp;&quot;&quot;&quot; data-name=&quot;&quot;flag-&quot;&amp;[.A15]&amp;&quot;&quot;&quot;&gt;&quot;&amp;[.B15]&amp;&quot;&lt;/li&gt;&quot;" office:value-type="string" office:string-value="            &lt;li title=&quot;Australia&quot; data-name=&quot;flag-au&quot;&gt;🇦🇺&lt;/li&gt;" calcext:value-type="string">
            <text:p><text:s text:c="12"/>&lt;li title="Australia" data-name="flag-au"&gt;🇦🇺&lt;/li&gt;</text:p>
          </table:table-cell>
          <table:table-cell office:value-type="string" calcext:value-type="string">
            <text:p><text:s text:c="12"/>&lt;li title="Australia" data-name="flag-au"&gt;🇦🇺&lt;/li&gt;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<text:a xlink:href="https://apps.timwhitlock.info/emoji/tables/iso3166#emoji-modal" xlink:type="simple">🇦🇹</text:a></text:p>
          </table:table-cell>
          <table:table-cell office:value-type="string" calcext:value-type="string">
            <text:p>Austria</text:p>
          </table:table-cell>
          <table:table-cell table:formula="of:=REPT(&quot; &quot;;12)&amp;&quot;&lt;li title=&quot;&quot;&quot;&amp;[.C16]&amp;&quot;&quot;&quot; data-name=&quot;&quot;flag-&quot;&amp;[.A16]&amp;&quot;&quot;&quot;&gt;&quot;&amp;[.B16]&amp;&quot;&lt;/li&gt;&quot;" office:value-type="string" office:string-value="            &lt;li title=&quot;Austria&quot; data-name=&quot;flag-at&quot;&gt;🇦🇹&lt;/li&gt;" calcext:value-type="string">
            <text:p><text:s text:c="12"/>&lt;li title="Austria" data-name="flag-at"&gt;🇦🇹&lt;/li&gt;</text:p>
          </table:table-cell>
          <table:table-cell office:value-type="string" calcext:value-type="string">
            <text:p><text:s text:c="12"/>&lt;li title="Austria" data-name="flag-at"&gt;🇦🇹&lt;/li&gt;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apps.timwhitlock.info/emoji/tables/iso3166#emoji-modal" xlink:type="simple">🇦🇿</text:a></text:p>
          </table:table-cell>
          <table:table-cell office:value-type="string" calcext:value-type="string">
            <text:p>Azerbaijan</text:p>
          </table:table-cell>
          <table:table-cell table:formula="of:=REPT(&quot; &quot;;12)&amp;&quot;&lt;li title=&quot;&quot;&quot;&amp;[.C17]&amp;&quot;&quot;&quot; data-name=&quot;&quot;flag-&quot;&amp;[.A17]&amp;&quot;&quot;&quot;&gt;&quot;&amp;[.B17]&amp;&quot;&lt;/li&gt;&quot;" office:value-type="string" office:string-value="            &lt;li title=&quot;Azerbaijan&quot; data-name=&quot;flag-az&quot;&gt;🇦🇿&lt;/li&gt;" calcext:value-type="string">
            <text:p><text:s text:c="12"/>&lt;li title="Azerbaijan" data-name="flag-az"&gt;🇦🇿&lt;/li&gt;</text:p>
          </table:table-cell>
          <table:table-cell office:value-type="string" calcext:value-type="string">
            <text:p><text:s text:c="12"/>&lt;li title="Azerbaijan" data-name="flag-az"&gt;🇦🇿&lt;/li&gt;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apps.timwhitlock.info/emoji/tables/iso3166#emoji-modal" xlink:type="simple">🇧🇸</text:a></text:p>
          </table:table-cell>
          <table:table-cell office:value-type="string" calcext:value-type="string">
            <text:p>Bahamas</text:p>
          </table:table-cell>
          <table:table-cell table:formula="of:=REPT(&quot; &quot;;12)&amp;&quot;&lt;li title=&quot;&quot;&quot;&amp;[.C18]&amp;&quot;&quot;&quot; data-name=&quot;&quot;flag-&quot;&amp;[.A18]&amp;&quot;&quot;&quot;&gt;&quot;&amp;[.B18]&amp;&quot;&lt;/li&gt;&quot;" office:value-type="string" office:string-value="            &lt;li title=&quot;Bahamas&quot; data-name=&quot;flag-bs&quot;&gt;🇧🇸&lt;/li&gt;" calcext:value-type="string">
            <text:p><text:s text:c="12"/>&lt;li title="Bahamas" data-name="flag-bs"&gt;🇧🇸&lt;/li&gt;</text:p>
          </table:table-cell>
          <table:table-cell office:value-type="string" calcext:value-type="string">
            <text:p><text:s text:c="12"/>&lt;li title="Bahamas" data-name="flag-bs"&gt;🇧🇸&lt;/li&gt;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apps.timwhitlock.info/emoji/tables/iso3166#emoji-modal" xlink:type="simple">🇧🇭</text:a></text:p>
          </table:table-cell>
          <table:table-cell office:value-type="string" calcext:value-type="string">
            <text:p>Bahrain</text:p>
          </table:table-cell>
          <table:table-cell table:formula="of:=REPT(&quot; &quot;;12)&amp;&quot;&lt;li title=&quot;&quot;&quot;&amp;[.C19]&amp;&quot;&quot;&quot; data-name=&quot;&quot;flag-&quot;&amp;[.A19]&amp;&quot;&quot;&quot;&gt;&quot;&amp;[.B19]&amp;&quot;&lt;/li&gt;&quot;" office:value-type="string" office:string-value="            &lt;li title=&quot;Bahrain&quot; data-name=&quot;flag-bh&quot;&gt;🇧🇭&lt;/li&gt;" calcext:value-type="string">
            <text:p><text:s text:c="12"/>&lt;li title="Bahrain" data-name="flag-bh"&gt;🇧🇭&lt;/li&gt;</text:p>
          </table:table-cell>
          <table:table-cell office:value-type="string" calcext:value-type="string">
            <text:p><text:s text:c="12"/>&lt;li title="Bahrain" data-name="flag-bh"&gt;🇧🇭&lt;/li&gt;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<text:a xlink:href="https://apps.timwhitlock.info/emoji/tables/iso3166#emoji-modal" xlink:type="simple">🇧🇩</text:a></text:p>
          </table:table-cell>
          <table:table-cell office:value-type="string" calcext:value-type="string">
            <text:p>Bangladesh</text:p>
          </table:table-cell>
          <table:table-cell table:formula="of:=REPT(&quot; &quot;;12)&amp;&quot;&lt;li title=&quot;&quot;&quot;&amp;[.C20]&amp;&quot;&quot;&quot; data-name=&quot;&quot;flag-&quot;&amp;[.A20]&amp;&quot;&quot;&quot;&gt;&quot;&amp;[.B20]&amp;&quot;&lt;/li&gt;&quot;" office:value-type="string" office:string-value="            &lt;li title=&quot;Bangladesh&quot; data-name=&quot;flag-bd&quot;&gt;🇧🇩&lt;/li&gt;" calcext:value-type="string">
            <text:p><text:s text:c="12"/>&lt;li title="Bangladesh" data-name="flag-bd"&gt;🇧🇩&lt;/li&gt;</text:p>
          </table:table-cell>
          <table:table-cell office:value-type="string" calcext:value-type="string">
            <text:p><text:s text:c="12"/>&lt;li title="Bangladesh" data-name="flag-bd"&gt;🇧🇩&lt;/li&gt;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<text:a xlink:href="https://apps.timwhitlock.info/emoji/tables/iso3166#emoji-modal" xlink:type="simple">🇧🇧</text:a></text:p>
          </table:table-cell>
          <table:table-cell office:value-type="string" calcext:value-type="string">
            <text:p>Barbados</text:p>
          </table:table-cell>
          <table:table-cell table:formula="of:=REPT(&quot; &quot;;12)&amp;&quot;&lt;li title=&quot;&quot;&quot;&amp;[.C21]&amp;&quot;&quot;&quot; data-name=&quot;&quot;flag-&quot;&amp;[.A21]&amp;&quot;&quot;&quot;&gt;&quot;&amp;[.B21]&amp;&quot;&lt;/li&gt;&quot;" office:value-type="string" office:string-value="            &lt;li title=&quot;Barbados&quot; data-name=&quot;flag-bb&quot;&gt;🇧🇧&lt;/li&gt;" calcext:value-type="string">
            <text:p><text:s text:c="12"/>&lt;li title="Barbados" data-name="flag-bb"&gt;🇧🇧&lt;/li&gt;</text:p>
          </table:table-cell>
          <table:table-cell office:value-type="string" calcext:value-type="string">
            <text:p><text:s text:c="12"/>&lt;li title="Barbados" data-name="flag-bb"&gt;🇧🇧&lt;/li&gt;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<text:a xlink:href="https://apps.timwhitlock.info/emoji/tables/iso3166#emoji-modal" xlink:type="simple">🇧🇾</text:a></text:p>
          </table:table-cell>
          <table:table-cell office:value-type="string" calcext:value-type="string">
            <text:p>Belarus</text:p>
          </table:table-cell>
          <table:table-cell table:formula="of:=REPT(&quot; &quot;;12)&amp;&quot;&lt;li title=&quot;&quot;&quot;&amp;[.C22]&amp;&quot;&quot;&quot; data-name=&quot;&quot;flag-&quot;&amp;[.A22]&amp;&quot;&quot;&quot;&gt;&quot;&amp;[.B22]&amp;&quot;&lt;/li&gt;&quot;" office:value-type="string" office:string-value="            &lt;li title=&quot;Belarus&quot; data-name=&quot;flag-by&quot;&gt;🇧🇾&lt;/li&gt;" calcext:value-type="string">
            <text:p><text:s text:c="12"/>&lt;li title="Belarus" data-name="flag-by"&gt;🇧🇾&lt;/li&gt;</text:p>
          </table:table-cell>
          <table:table-cell office:value-type="string" calcext:value-type="string">
            <text:p><text:s text:c="12"/>&lt;li title="Belarus" data-name="flag-by"&gt;🇧🇾&lt;/li&gt;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apps.timwhitlock.info/emoji/tables/iso3166#emoji-modal" xlink:type="simple">🇧🇪</text:a></text:p>
          </table:table-cell>
          <table:table-cell office:value-type="string" calcext:value-type="string">
            <text:p>Belgium</text:p>
          </table:table-cell>
          <table:table-cell table:formula="of:=REPT(&quot; &quot;;12)&amp;&quot;&lt;li title=&quot;&quot;&quot;&amp;[.C23]&amp;&quot;&quot;&quot; data-name=&quot;&quot;flag-&quot;&amp;[.A23]&amp;&quot;&quot;&quot;&gt;&quot;&amp;[.B23]&amp;&quot;&lt;/li&gt;&quot;" office:value-type="string" office:string-value="            &lt;li title=&quot;Belgium&quot; data-name=&quot;flag-be&quot;&gt;🇧🇪&lt;/li&gt;" calcext:value-type="string">
            <text:p><text:s text:c="12"/>&lt;li title="Belgium" data-name="flag-be"&gt;🇧🇪&lt;/li&gt;</text:p>
          </table:table-cell>
          <table:table-cell office:value-type="string" calcext:value-type="string">
            <text:p><text:s text:c="12"/>&lt;li title="Belgium" data-name="flag-be"&gt;🇧🇪&lt;/li&gt;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<text:a xlink:href="https://apps.timwhitlock.info/emoji/tables/iso3166#emoji-modal" xlink:type="simple">🇧🇿</text:a></text:p>
          </table:table-cell>
          <table:table-cell office:value-type="string" calcext:value-type="string">
            <text:p>Belize</text:p>
          </table:table-cell>
          <table:table-cell table:formula="of:=REPT(&quot; &quot;;12)&amp;&quot;&lt;li title=&quot;&quot;&quot;&amp;[.C24]&amp;&quot;&quot;&quot; data-name=&quot;&quot;flag-&quot;&amp;[.A24]&amp;&quot;&quot;&quot;&gt;&quot;&amp;[.B24]&amp;&quot;&lt;/li&gt;&quot;" office:value-type="string" office:string-value="            &lt;li title=&quot;Belize&quot; data-name=&quot;flag-bz&quot;&gt;🇧🇿&lt;/li&gt;" calcext:value-type="string">
            <text:p><text:s text:c="12"/>&lt;li title="Belize" data-name="flag-bz"&gt;🇧🇿&lt;/li&gt;</text:p>
          </table:table-cell>
          <table:table-cell office:value-type="string" calcext:value-type="string">
            <text:p><text:s text:c="12"/>&lt;li title="Belize" data-name="flag-bz"&gt;🇧🇿&lt;/li&gt;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<text:a xlink:href="https://apps.timwhitlock.info/emoji/tables/iso3166#emoji-modal" xlink:type="simple">🇧🇯</text:a></text:p>
          </table:table-cell>
          <table:table-cell office:value-type="string" calcext:value-type="string">
            <text:p>Benin</text:p>
          </table:table-cell>
          <table:table-cell table:formula="of:=REPT(&quot; &quot;;12)&amp;&quot;&lt;li title=&quot;&quot;&quot;&amp;[.C25]&amp;&quot;&quot;&quot; data-name=&quot;&quot;flag-&quot;&amp;[.A25]&amp;&quot;&quot;&quot;&gt;&quot;&amp;[.B25]&amp;&quot;&lt;/li&gt;&quot;" office:value-type="string" office:string-value="            &lt;li title=&quot;Benin&quot; data-name=&quot;flag-bj&quot;&gt;🇧🇯&lt;/li&gt;" calcext:value-type="string">
            <text:p><text:s text:c="12"/>&lt;li title="Benin" data-name="flag-bj"&gt;🇧🇯&lt;/li&gt;</text:p>
          </table:table-cell>
          <table:table-cell office:value-type="string" calcext:value-type="string">
            <text:p><text:s text:c="12"/>&lt;li title="Benin" data-name="flag-bj"&gt;🇧🇯&lt;/li&gt;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<text:a xlink:href="https://apps.timwhitlock.info/emoji/tables/iso3166#emoji-modal" xlink:type="simple">🇧🇲</text:a></text:p>
          </table:table-cell>
          <table:table-cell office:value-type="string" calcext:value-type="string">
            <text:p>Bermuda</text:p>
          </table:table-cell>
          <table:table-cell table:formula="of:=REPT(&quot; &quot;;12)&amp;&quot;&lt;li title=&quot;&quot;&quot;&amp;[.C26]&amp;&quot;&quot;&quot; data-name=&quot;&quot;flag-&quot;&amp;[.A26]&amp;&quot;&quot;&quot;&gt;&quot;&amp;[.B26]&amp;&quot;&lt;/li&gt;&quot;" office:value-type="string" office:string-value="            &lt;li title=&quot;Bermuda&quot; data-name=&quot;flag-bm&quot;&gt;🇧🇲&lt;/li&gt;" calcext:value-type="string">
            <text:p><text:s text:c="12"/>&lt;li title="Bermuda" data-name="flag-bm"&gt;🇧🇲&lt;/li&gt;</text:p>
          </table:table-cell>
          <table:table-cell office:value-type="string" calcext:value-type="string">
            <text:p><text:s text:c="12"/>&lt;li title="Bermuda" data-name="flag-bm"&gt;🇧🇲&lt;/li&gt;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<text:a xlink:href="https://apps.timwhitlock.info/emoji/tables/iso3166#emoji-modal" xlink:type="simple">🇧🇹</text:a></text:p>
          </table:table-cell>
          <table:table-cell office:value-type="string" calcext:value-type="string">
            <text:p>Bhutan</text:p>
          </table:table-cell>
          <table:table-cell table:formula="of:=REPT(&quot; &quot;;12)&amp;&quot;&lt;li title=&quot;&quot;&quot;&amp;[.C27]&amp;&quot;&quot;&quot; data-name=&quot;&quot;flag-&quot;&amp;[.A27]&amp;&quot;&quot;&quot;&gt;&quot;&amp;[.B27]&amp;&quot;&lt;/li&gt;&quot;" office:value-type="string" office:string-value="            &lt;li title=&quot;Bhutan&quot; data-name=&quot;flag-bt&quot;&gt;🇧🇹&lt;/li&gt;" calcext:value-type="string">
            <text:p><text:s text:c="12"/>&lt;li title="Bhutan" data-name="flag-bt"&gt;🇧🇹&lt;/li&gt;</text:p>
          </table:table-cell>
          <table:table-cell office:value-type="string" calcext:value-type="string">
            <text:p><text:s text:c="12"/>&lt;li title="Bhutan" data-name="flag-bt"&gt;🇧🇹&lt;/li&gt;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apps.timwhitlock.info/emoji/tables/iso3166#emoji-modal" xlink:type="simple">🇧🇴</text:a></text:p>
          </table:table-cell>
          <table:table-cell office:value-type="string" calcext:value-type="string">
            <text:p>Bolivia</text:p>
          </table:table-cell>
          <table:table-cell table:formula="of:=REPT(&quot; &quot;;12)&amp;&quot;&lt;li title=&quot;&quot;&quot;&amp;[.C28]&amp;&quot;&quot;&quot; data-name=&quot;&quot;flag-&quot;&amp;[.A28]&amp;&quot;&quot;&quot;&gt;&quot;&amp;[.B28]&amp;&quot;&lt;/li&gt;&quot;" office:value-type="string" office:string-value="            &lt;li title=&quot;Bolivia&quot; data-name=&quot;flag-bo&quot;&gt;🇧🇴&lt;/li&gt;" calcext:value-type="string">
            <text:p><text:s text:c="12"/>&lt;li title="Bolivia" data-name="flag-bo"&gt;🇧🇴&lt;/li&gt;</text:p>
          </table:table-cell>
          <table:table-cell office:value-type="string" calcext:value-type="string">
            <text:p><text:s text:c="12"/>&lt;li title="Bolivia" data-name="flag-bo"&gt;🇧🇴&lt;/li&gt;</text:p>
          </table:table-cell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a xlink:href="https://apps.timwhitlock.info/emoji/tables/iso3166#emoji-modal" xlink:type="simple">🇧🇶</text:a></text:p>
          </table:table-cell>
          <table:table-cell office:value-type="string" calcext:value-type="string">
            <text:p>Bonaire, Sint Eustatius and Saba</text:p>
          </table:table-cell>
          <table:table-cell table:formula="of:=REPT(&quot; &quot;;12)&amp;&quot;&lt;li title=&quot;&quot;&quot;&amp;[.C29]&amp;&quot;&quot;&quot; data-name=&quot;&quot;flag-&quot;&amp;[.A29]&amp;&quot;&quot;&quot;&gt;&quot;&amp;[.B29]&amp;&quot;&lt;/li&gt;&quot;" office:value-type="string" office:string-value="            &lt;li title=&quot;Bonaire, Sint Eustatius and Saba&quot; data-name=&quot;flag-bq&quot;&gt;🇧🇶&lt;/li&gt;" calcext:value-type="string">
            <text:p><text:s text:c="12"/>&lt;li title="Bonaire, Sint Eustatius and Saba" data-name="flag-bq"&gt;🇧🇶&lt;/li&gt;</text:p>
          </table:table-cell>
          <table:table-cell office:value-type="string" calcext:value-type="string">
            <text:p><text:s text:c="12"/>&lt;li title="Bonaire, Sint Eustatius and Saba" data-name="flag-bq"&gt;🇧🇶&lt;/li&gt;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apps.timwhitlock.info/emoji/tables/iso3166#emoji-modal" xlink:type="simple">🇧🇦</text:a></text:p>
          </table:table-cell>
          <table:table-cell office:value-type="string" calcext:value-type="string">
            <text:p>Bosnia and Herzegovina</text:p>
          </table:table-cell>
          <table:table-cell table:formula="of:=REPT(&quot; &quot;;12)&amp;&quot;&lt;li title=&quot;&quot;&quot;&amp;[.C30]&amp;&quot;&quot;&quot; data-name=&quot;&quot;flag-&quot;&amp;[.A30]&amp;&quot;&quot;&quot;&gt;&quot;&amp;[.B30]&amp;&quot;&lt;/li&gt;&quot;" office:value-type="string" office:string-value="            &lt;li title=&quot;Bosnia and Herzegovina&quot; data-name=&quot;flag-ba&quot;&gt;🇧🇦&lt;/li&gt;" calcext:value-type="string">
            <text:p><text:s text:c="12"/>&lt;li title="Bosnia and Herzegovina" data-name="flag-ba"&gt;🇧🇦&lt;/li&gt;</text:p>
          </table:table-cell>
          <table:table-cell office:value-type="string" calcext:value-type="string">
            <text:p><text:s text:c="12"/>&lt;li title="Bosnia and Herzegovina" data-name="flag-ba"&gt;🇧🇦&lt;/li&gt;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<text:a xlink:href="https://apps.timwhitlock.info/emoji/tables/iso3166#emoji-modal" xlink:type="simple">🇧🇼</text:a></text:p>
          </table:table-cell>
          <table:table-cell office:value-type="string" calcext:value-type="string">
            <text:p>Botswana</text:p>
          </table:table-cell>
          <table:table-cell table:formula="of:=REPT(&quot; &quot;;12)&amp;&quot;&lt;li title=&quot;&quot;&quot;&amp;[.C31]&amp;&quot;&quot;&quot; data-name=&quot;&quot;flag-&quot;&amp;[.A31]&amp;&quot;&quot;&quot;&gt;&quot;&amp;[.B31]&amp;&quot;&lt;/li&gt;&quot;" office:value-type="string" office:string-value="            &lt;li title=&quot;Botswana&quot; data-name=&quot;flag-bw&quot;&gt;🇧🇼&lt;/li&gt;" calcext:value-type="string">
            <text:p><text:s text:c="12"/>&lt;li title="Botswana" data-name="flag-bw"&gt;🇧🇼&lt;/li&gt;</text:p>
          </table:table-cell>
          <table:table-cell office:value-type="string" calcext:value-type="string">
            <text:p><text:s text:c="12"/>&lt;li title="Botswana" data-name="flag-bw"&gt;🇧🇼&lt;/li&gt;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<text:a xlink:href="https://apps.timwhitlock.info/emoji/tables/iso3166#emoji-modal" xlink:type="simple">🇧🇻</text:a></text:p>
          </table:table-cell>
          <table:table-cell office:value-type="string" calcext:value-type="string">
            <text:p>Bouvet Island</text:p>
          </table:table-cell>
          <table:table-cell table:formula="of:=REPT(&quot; &quot;;12)&amp;&quot;&lt;li title=&quot;&quot;&quot;&amp;[.C32]&amp;&quot;&quot;&quot; data-name=&quot;&quot;flag-&quot;&amp;[.A32]&amp;&quot;&quot;&quot;&gt;&quot;&amp;[.B32]&amp;&quot;&lt;/li&gt;&quot;" office:value-type="string" office:string-value="            &lt;li title=&quot;Bouvet Island&quot; data-name=&quot;flag-bv&quot;&gt;🇧🇻&lt;/li&gt;" calcext:value-type="string">
            <text:p><text:s text:c="12"/>&lt;li title="Bouvet Island" data-name="flag-bv"&gt;🇧🇻&lt;/li&gt;</text:p>
          </table:table-cell>
          <table:table-cell office:value-type="string" calcext:value-type="string">
            <text:p><text:s text:c="12"/>&lt;li title="Bouvet Island" data-name="flag-bv"&gt;🇧🇻&lt;/li&gt;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apps.timwhitlock.info/emoji/tables/iso3166#emoji-modal" xlink:type="simple">🇧🇷</text:a></text:p>
          </table:table-cell>
          <table:table-cell office:value-type="string" calcext:value-type="string">
            <text:p>Brazil</text:p>
          </table:table-cell>
          <table:table-cell table:formula="of:=REPT(&quot; &quot;;12)&amp;&quot;&lt;li title=&quot;&quot;&quot;&amp;[.C33]&amp;&quot;&quot;&quot; data-name=&quot;&quot;flag-&quot;&amp;[.A33]&amp;&quot;&quot;&quot;&gt;&quot;&amp;[.B33]&amp;&quot;&lt;/li&gt;&quot;" office:value-type="string" office:string-value="            &lt;li title=&quot;Brazil&quot; data-name=&quot;flag-br&quot;&gt;🇧🇷&lt;/li&gt;" calcext:value-type="string">
            <text:p><text:s text:c="12"/>&lt;li title="Brazil" data-name="flag-br"&gt;🇧🇷&lt;/li&gt;</text:p>
          </table:table-cell>
          <table:table-cell office:value-type="string" calcext:value-type="string">
            <text:p><text:s text:c="12"/>&lt;li title="Brazil" data-name="flag-br"&gt;🇧🇷&lt;/li&gt;</text:p>
          </table:table-cell>
        </table:table-row>
        <table:table-row table:style-name="ro3">
          <table:table-cell office:value-type="string" calcext:value-type="string">
            <text:p>io</text:p>
          </table:table-cell>
          <table:table-cell office:value-type="string" calcext:value-type="string">
            <text:p><text:a xlink:href="https://apps.timwhitlock.info/emoji/tables/iso3166#emoji-modal" xlink:type="simple">🇮🇴</text:a></text:p>
          </table:table-cell>
          <table:table-cell office:value-type="string" calcext:value-type="string">
            <text:p>British Indian Ocean Territory</text:p>
          </table:table-cell>
          <table:table-cell table:formula="of:=REPT(&quot; &quot;;12)&amp;&quot;&lt;li title=&quot;&quot;&quot;&amp;[.C34]&amp;&quot;&quot;&quot; data-name=&quot;&quot;flag-&quot;&amp;[.A34]&amp;&quot;&quot;&quot;&gt;&quot;&amp;[.B34]&amp;&quot;&lt;/li&gt;&quot;" office:value-type="string" office:string-value="            &lt;li title=&quot;British Indian Ocean Territory&quot; data-name=&quot;flag-io&quot;&gt;🇮🇴&lt;/li&gt;" calcext:value-type="string">
            <text:p><text:s text:c="12"/>&lt;li title="British Indian Ocean Territory" data-name="flag-io"&gt;🇮🇴&lt;/li&gt;</text:p>
          </table:table-cell>
          <table:table-cell office:value-type="string" calcext:value-type="string">
            <text:p><text:s text:c="12"/>&lt;li title="British Indian Ocean Territory" data-name="flag-io"&gt;🇮🇴&lt;/li&gt;</text:p>
          </table:table-cell>
        </table:table-row>
        <table:table-row table:style-name="ro2"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apps.timwhitlock.info/emoji/tables/iso3166#emoji-modal" xlink:type="simple">🇧🇳</text:a></text:p>
          </table:table-cell>
          <table:table-cell office:value-type="string" calcext:value-type="string">
            <text:p>Brunei Darussalam</text:p>
          </table:table-cell>
          <table:table-cell table:formula="of:=REPT(&quot; &quot;;12)&amp;&quot;&lt;li title=&quot;&quot;&quot;&amp;[.C35]&amp;&quot;&quot;&quot; data-name=&quot;&quot;flag-&quot;&amp;[.A35]&amp;&quot;&quot;&quot;&gt;&quot;&amp;[.B35]&amp;&quot;&lt;/li&gt;&quot;" office:value-type="string" office:string-value="            &lt;li title=&quot;Brunei Darussalam&quot; data-name=&quot;flag-bn&quot;&gt;🇧🇳&lt;/li&gt;" calcext:value-type="string">
            <text:p><text:s text:c="12"/>&lt;li title="Brunei Darussalam" data-name="flag-bn"&gt;🇧🇳&lt;/li&gt;</text:p>
          </table:table-cell>
          <table:table-cell office:value-type="string" calcext:value-type="string">
            <text:p><text:s text:c="12"/>&lt;li title="Brunei Darussalam" data-name="flag-bn"&gt;🇧🇳&lt;/li&gt;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apps.timwhitlock.info/emoji/tables/iso3166#emoji-modal" xlink:type="simple">🇧🇬</text:a></text:p>
          </table:table-cell>
          <table:table-cell office:value-type="string" calcext:value-type="string">
            <text:p>Bulgaria</text:p>
          </table:table-cell>
          <table:table-cell table:formula="of:=REPT(&quot; &quot;;12)&amp;&quot;&lt;li title=&quot;&quot;&quot;&amp;[.C36]&amp;&quot;&quot;&quot; data-name=&quot;&quot;flag-&quot;&amp;[.A36]&amp;&quot;&quot;&quot;&gt;&quot;&amp;[.B36]&amp;&quot;&lt;/li&gt;&quot;" office:value-type="string" office:string-value="            &lt;li title=&quot;Bulgaria&quot; data-name=&quot;flag-bg&quot;&gt;🇧🇬&lt;/li&gt;" calcext:value-type="string">
            <text:p><text:s text:c="12"/>&lt;li title="Bulgaria" data-name="flag-bg"&gt;🇧🇬&lt;/li&gt;</text:p>
          </table:table-cell>
          <table:table-cell office:value-type="string" calcext:value-type="string">
            <text:p><text:s text:c="12"/>&lt;li title="Bulgaria" data-name="flag-bg"&gt;🇧🇬&lt;/li&gt;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<text:a xlink:href="https://apps.timwhitlock.info/emoji/tables/iso3166#emoji-modal" xlink:type="simple">🇧🇫</text:a></text:p>
          </table:table-cell>
          <table:table-cell office:value-type="string" calcext:value-type="string">
            <text:p>Burkina Faso</text:p>
          </table:table-cell>
          <table:table-cell table:formula="of:=REPT(&quot; &quot;;12)&amp;&quot;&lt;li title=&quot;&quot;&quot;&amp;[.C37]&amp;&quot;&quot;&quot; data-name=&quot;&quot;flag-&quot;&amp;[.A37]&amp;&quot;&quot;&quot;&gt;&quot;&amp;[.B37]&amp;&quot;&lt;/li&gt;&quot;" office:value-type="string" office:string-value="            &lt;li title=&quot;Burkina Faso&quot; data-name=&quot;flag-bf&quot;&gt;🇧🇫&lt;/li&gt;" calcext:value-type="string">
            <text:p><text:s text:c="12"/>&lt;li title="Burkina Faso" data-name="flag-bf"&gt;🇧🇫&lt;/li&gt;</text:p>
          </table:table-cell>
          <table:table-cell office:value-type="string" calcext:value-type="string">
            <text:p><text:s text:c="12"/>&lt;li title="Burkina Faso" data-name="flag-bf"&gt;🇧🇫&lt;/li&gt;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apps.timwhitlock.info/emoji/tables/iso3166#emoji-modal" xlink:type="simple">🇧🇮</text:a></text:p>
          </table:table-cell>
          <table:table-cell office:value-type="string" calcext:value-type="string">
            <text:p>Burundi</text:p>
          </table:table-cell>
          <table:table-cell table:formula="of:=REPT(&quot; &quot;;12)&amp;&quot;&lt;li title=&quot;&quot;&quot;&amp;[.C38]&amp;&quot;&quot;&quot; data-name=&quot;&quot;flag-&quot;&amp;[.A38]&amp;&quot;&quot;&quot;&gt;&quot;&amp;[.B38]&amp;&quot;&lt;/li&gt;&quot;" office:value-type="string" office:string-value="            &lt;li title=&quot;Burundi&quot; data-name=&quot;flag-bi&quot;&gt;🇧🇮&lt;/li&gt;" calcext:value-type="string">
            <text:p><text:s text:c="12"/>&lt;li title="Burundi" data-name="flag-bi"&gt;🇧🇮&lt;/li&gt;</text:p>
          </table:table-cell>
          <table:table-cell office:value-type="string" calcext:value-type="string">
            <text:p><text:s text:c="12"/>&lt;li title="Burundi" data-name="flag-bi"&gt;🇧🇮&lt;/li&gt;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<text:a xlink:href="https://apps.timwhitlock.info/emoji/tables/iso3166#emoji-modal" xlink:type="simple">🇰🇭</text:a></text:p>
          </table:table-cell>
          <table:table-cell office:value-type="string" calcext:value-type="string">
            <text:p>Cambodia</text:p>
          </table:table-cell>
          <table:table-cell table:formula="of:=REPT(&quot; &quot;;12)&amp;&quot;&lt;li title=&quot;&quot;&quot;&amp;[.C39]&amp;&quot;&quot;&quot; data-name=&quot;&quot;flag-&quot;&amp;[.A39]&amp;&quot;&quot;&quot;&gt;&quot;&amp;[.B39]&amp;&quot;&lt;/li&gt;&quot;" office:value-type="string" office:string-value="            &lt;li title=&quot;Cambodia&quot; data-name=&quot;flag-kh&quot;&gt;🇰🇭&lt;/li&gt;" calcext:value-type="string">
            <text:p><text:s text:c="12"/>&lt;li title="Cambodia" data-name="flag-kh"&gt;🇰🇭&lt;/li&gt;</text:p>
          </table:table-cell>
          <table:table-cell office:value-type="string" calcext:value-type="string">
            <text:p><text:s text:c="12"/>&lt;li title="Cambodia" data-name="flag-kh"&gt;🇰🇭&lt;/li&gt;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<text:a xlink:href="https://apps.timwhitlock.info/emoji/tables/iso3166#emoji-modal" xlink:type="simple">🇨🇲</text:a></text:p>
          </table:table-cell>
          <table:table-cell office:value-type="string" calcext:value-type="string">
            <text:p>Cameroon</text:p>
          </table:table-cell>
          <table:table-cell table:formula="of:=REPT(&quot; &quot;;12)&amp;&quot;&lt;li title=&quot;&quot;&quot;&amp;[.C40]&amp;&quot;&quot;&quot; data-name=&quot;&quot;flag-&quot;&amp;[.A40]&amp;&quot;&quot;&quot;&gt;&quot;&amp;[.B40]&amp;&quot;&lt;/li&gt;&quot;" office:value-type="string" office:string-value="            &lt;li title=&quot;Cameroon&quot; data-name=&quot;flag-cm&quot;&gt;🇨🇲&lt;/li&gt;" calcext:value-type="string">
            <text:p><text:s text:c="12"/>&lt;li title="Cameroon" data-name="flag-cm"&gt;🇨🇲&lt;/li&gt;</text:p>
          </table:table-cell>
          <table:table-cell office:value-type="string" calcext:value-type="string">
            <text:p><text:s text:c="12"/>&lt;li title="Cameroon" data-name="flag-cm"&gt;🇨🇲&lt;/li&gt;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apps.timwhitlock.info/emoji/tables/iso3166#emoji-modal" xlink:type="simple">🇨🇦</text:a></text:p>
          </table:table-cell>
          <table:table-cell office:value-type="string" calcext:value-type="string">
            <text:p>Canada</text:p>
          </table:table-cell>
          <table:table-cell table:formula="of:=REPT(&quot; &quot;;12)&amp;&quot;&lt;li title=&quot;&quot;&quot;&amp;[.C41]&amp;&quot;&quot;&quot; data-name=&quot;&quot;flag-&quot;&amp;[.A41]&amp;&quot;&quot;&quot;&gt;&quot;&amp;[.B41]&amp;&quot;&lt;/li&gt;&quot;" office:value-type="string" office:string-value="            &lt;li title=&quot;Canada&quot; data-name=&quot;flag-ca&quot;&gt;🇨🇦&lt;/li&gt;" calcext:value-type="string">
            <text:p><text:s text:c="12"/>&lt;li title="Canada" data-name="flag-ca"&gt;🇨🇦&lt;/li&gt;</text:p>
          </table:table-cell>
          <table:table-cell office:value-type="string" calcext:value-type="string">
            <text:p><text:s text:c="12"/>&lt;li title="Canada" data-name="flag-ca"&gt;🇨🇦&lt;/li&gt;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<text:a xlink:href="https://apps.timwhitlock.info/emoji/tables/iso3166#emoji-modal" xlink:type="simple">🇨🇻</text:a></text:p>
          </table:table-cell>
          <table:table-cell office:value-type="string" calcext:value-type="string">
            <text:p>Cape Verde</text:p>
          </table:table-cell>
          <table:table-cell table:formula="of:=REPT(&quot; &quot;;12)&amp;&quot;&lt;li title=&quot;&quot;&quot;&amp;[.C42]&amp;&quot;&quot;&quot; data-name=&quot;&quot;flag-&quot;&amp;[.A42]&amp;&quot;&quot;&quot;&gt;&quot;&amp;[.B42]&amp;&quot;&lt;/li&gt;&quot;" office:value-type="string" office:string-value="            &lt;li title=&quot;Cape Verde&quot; data-name=&quot;flag-cv&quot;&gt;🇨🇻&lt;/li&gt;" calcext:value-type="string">
            <text:p><text:s text:c="12"/>&lt;li title="Cape Verde" data-name="flag-cv"&gt;🇨🇻&lt;/li&gt;</text:p>
          </table:table-cell>
          <table:table-cell office:value-type="string" calcext:value-type="string">
            <text:p><text:s text:c="12"/>&lt;li title="Cape Verde" data-name="flag-cv"&gt;🇨🇻&lt;/li&gt;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<text:a xlink:href="https://apps.timwhitlock.info/emoji/tables/iso3166#emoji-modal" xlink:type="simple">🇰🇾</text:a></text:p>
          </table:table-cell>
          <table:table-cell office:value-type="string" calcext:value-type="string">
            <text:p>Cayman Islands</text:p>
          </table:table-cell>
          <table:table-cell table:formula="of:=REPT(&quot; &quot;;12)&amp;&quot;&lt;li title=&quot;&quot;&quot;&amp;[.C43]&amp;&quot;&quot;&quot; data-name=&quot;&quot;flag-&quot;&amp;[.A43]&amp;&quot;&quot;&quot;&gt;&quot;&amp;[.B43]&amp;&quot;&lt;/li&gt;&quot;" office:value-type="string" office:string-value="            &lt;li title=&quot;Cayman Islands&quot; data-name=&quot;flag-ky&quot;&gt;🇰🇾&lt;/li&gt;" calcext:value-type="string">
            <text:p><text:s text:c="12"/>&lt;li title="Cayman Islands" data-name="flag-ky"&gt;🇰🇾&lt;/li&gt;</text:p>
          </table:table-cell>
          <table:table-cell office:value-type="string" calcext:value-type="string">
            <text:p><text:s text:c="12"/>&lt;li title="Cayman Islands" data-name="flag-ky"&gt;🇰🇾&lt;/li&gt;</text:p>
          </table:table-cell>
        </table:table-row>
        <table:table-row table:style-name="ro3">
          <table:table-cell office:value-type="string" calcext:value-type="string">
            <text:p>cf</text:p>
          </table:table-cell>
          <table:table-cell office:value-type="string" calcext:value-type="string">
            <text:p><text:a xlink:href="https://apps.timwhitlock.info/emoji/tables/iso3166#emoji-modal" xlink:type="simple">🇨🇫</text:a></text:p>
          </table:table-cell>
          <table:table-cell office:value-type="string" calcext:value-type="string">
            <text:p>Central African Republic</text:p>
          </table:table-cell>
          <table:table-cell table:formula="of:=REPT(&quot; &quot;;12)&amp;&quot;&lt;li title=&quot;&quot;&quot;&amp;[.C44]&amp;&quot;&quot;&quot; data-name=&quot;&quot;flag-&quot;&amp;[.A44]&amp;&quot;&quot;&quot;&gt;&quot;&amp;[.B44]&amp;&quot;&lt;/li&gt;&quot;" office:value-type="string" office:string-value="            &lt;li title=&quot;Central African Republic&quot; data-name=&quot;flag-cf&quot;&gt;🇨🇫&lt;/li&gt;" calcext:value-type="string">
            <text:p><text:s text:c="12"/>&lt;li title="Central African Republic" data-name="flag-cf"&gt;🇨🇫&lt;/li&gt;</text:p>
          </table:table-cell>
          <table:table-cell office:value-type="string" calcext:value-type="string">
            <text:p><text:s text:c="12"/>&lt;li title="Central African Republic" data-name="flag-cf"&gt;🇨🇫&lt;/li&gt;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a xlink:href="https://apps.timwhitlock.info/emoji/tables/iso3166#emoji-modal" xlink:type="simple">🇹🇩</text:a></text:p>
          </table:table-cell>
          <table:table-cell office:value-type="string" calcext:value-type="string">
            <text:p>Chad</text:p>
          </table:table-cell>
          <table:table-cell table:formula="of:=REPT(&quot; &quot;;12)&amp;&quot;&lt;li title=&quot;&quot;&quot;&amp;[.C45]&amp;&quot;&quot;&quot; data-name=&quot;&quot;flag-&quot;&amp;[.A45]&amp;&quot;&quot;&quot;&gt;&quot;&amp;[.B45]&amp;&quot;&lt;/li&gt;&quot;" office:value-type="string" office:string-value="            &lt;li title=&quot;Chad&quot; data-name=&quot;flag-td&quot;&gt;🇹🇩&lt;/li&gt;" calcext:value-type="string">
            <text:p><text:s text:c="12"/>&lt;li title="Chad" data-name="flag-td"&gt;🇹🇩&lt;/li&gt;</text:p>
          </table:table-cell>
          <table:table-cell office:value-type="string" calcext:value-type="string">
            <text:p><text:s text:c="12"/>&lt;li title="Chad" data-name="flag-td"&gt;🇹🇩&lt;/li&gt;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<text:a xlink:href="https://apps.timwhitlock.info/emoji/tables/iso3166#emoji-modal" xlink:type="simple">🇨🇱</text:a></text:p>
          </table:table-cell>
          <table:table-cell office:value-type="string" calcext:value-type="string">
            <text:p>Chile</text:p>
          </table:table-cell>
          <table:table-cell table:formula="of:=REPT(&quot; &quot;;12)&amp;&quot;&lt;li title=&quot;&quot;&quot;&amp;[.C46]&amp;&quot;&quot;&quot; data-name=&quot;&quot;flag-&quot;&amp;[.A46]&amp;&quot;&quot;&quot;&gt;&quot;&amp;[.B46]&amp;&quot;&lt;/li&gt;&quot;" office:value-type="string" office:string-value="            &lt;li title=&quot;Chile&quot; data-name=&quot;flag-cl&quot;&gt;🇨🇱&lt;/li&gt;" calcext:value-type="string">
            <text:p><text:s text:c="12"/>&lt;li title="Chile" data-name="flag-cl"&gt;🇨🇱&lt;/li&gt;</text:p>
          </table:table-cell>
          <table:table-cell office:value-type="string" calcext:value-type="string">
            <text:p><text:s text:c="12"/>&lt;li title="Chile" data-name="flag-cl"&gt;🇨🇱&lt;/li&gt;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<text:a xlink:href="https://apps.timwhitlock.info/emoji/tables/iso3166#emoji-modal" xlink:type="simple">🇨🇳</text:a></text:p>
          </table:table-cell>
          <table:table-cell office:value-type="string" calcext:value-type="string">
            <text:p>China</text:p>
          </table:table-cell>
          <table:table-cell table:formula="of:=REPT(&quot; &quot;;12)&amp;&quot;&lt;li title=&quot;&quot;&quot;&amp;[.C47]&amp;&quot;&quot;&quot; data-name=&quot;&quot;flag-&quot;&amp;[.A47]&amp;&quot;&quot;&quot;&gt;&quot;&amp;[.B47]&amp;&quot;&lt;/li&gt;&quot;" office:value-type="string" office:string-value="            &lt;li title=&quot;China&quot; data-name=&quot;flag-cn&quot;&gt;🇨🇳&lt;/li&gt;" calcext:value-type="string">
            <text:p><text:s text:c="12"/>&lt;li title="China" data-name="flag-cn"&gt;🇨🇳&lt;/li&gt;</text:p>
          </table:table-cell>
          <table:table-cell office:value-type="string" calcext:value-type="string">
            <text:p><text:s text:c="12"/>&lt;li title="China" data-name="flag-cn"&gt;🇨🇳&lt;/li&gt;</text:p>
          </table:table-cell>
        </table:table-row>
        <table:table-row table:style-name="ro2">
          <table:table-cell office:value-type="string" calcext:value-type="string">
            <text:p>cx</text:p>
          </table:table-cell>
          <table:table-cell office:value-type="string" calcext:value-type="string">
            <text:p><text:a xlink:href="https://apps.timwhitlock.info/emoji/tables/iso3166#emoji-modal" xlink:type="simple">🇨🇽</text:a></text:p>
          </table:table-cell>
          <table:table-cell office:value-type="string" calcext:value-type="string">
            <text:p>Christmas Island</text:p>
          </table:table-cell>
          <table:table-cell table:formula="of:=REPT(&quot; &quot;;12)&amp;&quot;&lt;li title=&quot;&quot;&quot;&amp;[.C48]&amp;&quot;&quot;&quot; data-name=&quot;&quot;flag-&quot;&amp;[.A48]&amp;&quot;&quot;&quot;&gt;&quot;&amp;[.B48]&amp;&quot;&lt;/li&gt;&quot;" office:value-type="string" office:string-value="            &lt;li title=&quot;Christmas Island&quot; data-name=&quot;flag-cx&quot;&gt;🇨🇽&lt;/li&gt;" calcext:value-type="string">
            <text:p><text:s text:c="12"/>&lt;li title="Christmas Island" data-name="flag-cx"&gt;🇨🇽&lt;/li&gt;</text:p>
          </table:table-cell>
          <table:table-cell office:value-type="string" calcext:value-type="string">
            <text:p><text:s text:c="12"/>&lt;li title="Christmas Island" data-name="flag-cx"&gt;🇨🇽&lt;/li&gt;</text:p>
          </table:table-cell>
        </table:table-row>
        <table:table-row table:style-name="ro3">
          <table:table-cell office:value-type="string" calcext:value-type="string">
            <text:p>cc</text:p>
          </table:table-cell>
          <table:table-cell office:value-type="string" calcext:value-type="string">
            <text:p><text:a xlink:href="https://apps.timwhitlock.info/emoji/tables/iso3166#emoji-modal" xlink:type="simple">🇨🇨</text:a></text:p>
          </table:table-cell>
          <table:table-cell office:value-type="string" calcext:value-type="string">
            <text:p>Cocos (Keeling) Islands</text:p>
          </table:table-cell>
          <table:table-cell table:formula="of:=REPT(&quot; &quot;;12)&amp;&quot;&lt;li title=&quot;&quot;&quot;&amp;[.C49]&amp;&quot;&quot;&quot; data-name=&quot;&quot;flag-&quot;&amp;[.A49]&amp;&quot;&quot;&quot;&gt;&quot;&amp;[.B49]&amp;&quot;&lt;/li&gt;&quot;" office:value-type="string" office:string-value="            &lt;li title=&quot;Cocos (Keeling) Islands&quot; data-name=&quot;flag-cc&quot;&gt;🇨🇨&lt;/li&gt;" calcext:value-type="string">
            <text:p><text:s text:c="12"/>&lt;li title="Cocos (Keeling) Islands" data-name="flag-cc"&gt;🇨🇨&lt;/li&gt;</text:p>
          </table:table-cell>
          <table:table-cell office:value-type="string" calcext:value-type="string">
            <text:p><text:s text:c="12"/>&lt;li title="Cocos (Keeling) Islands" data-name="flag-cc"&gt;🇨🇨&lt;/li&gt;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apps.timwhitlock.info/emoji/tables/iso3166#emoji-modal" xlink:type="simple">🇨🇴</text:a></text:p>
          </table:table-cell>
          <table:table-cell office:value-type="string" calcext:value-type="string">
            <text:p>Colombia</text:p>
          </table:table-cell>
          <table:table-cell table:formula="of:=REPT(&quot; &quot;;12)&amp;&quot;&lt;li title=&quot;&quot;&quot;&amp;[.C50]&amp;&quot;&quot;&quot; data-name=&quot;&quot;flag-&quot;&amp;[.A50]&amp;&quot;&quot;&quot;&gt;&quot;&amp;[.B50]&amp;&quot;&lt;/li&gt;&quot;" office:value-type="string" office:string-value="            &lt;li title=&quot;Colombia&quot; data-name=&quot;flag-co&quot;&gt;🇨🇴&lt;/li&gt;" calcext:value-type="string">
            <text:p><text:s text:c="12"/>&lt;li title="Colombia" data-name="flag-co"&gt;🇨🇴&lt;/li&gt;</text:p>
          </table:table-cell>
          <table:table-cell office:value-type="string" calcext:value-type="string">
            <text:p><text:s text:c="12"/>&lt;li title="Colombia" data-name="flag-co"&gt;🇨🇴&lt;/li&gt;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<text:a xlink:href="https://apps.timwhitlock.info/emoji/tables/iso3166#emoji-modal" xlink:type="simple">🇰🇲</text:a></text:p>
          </table:table-cell>
          <table:table-cell office:value-type="string" calcext:value-type="string">
            <text:p>Comoros</text:p>
          </table:table-cell>
          <table:table-cell table:formula="of:=REPT(&quot; &quot;;12)&amp;&quot;&lt;li title=&quot;&quot;&quot;&amp;[.C51]&amp;&quot;&quot;&quot; data-name=&quot;&quot;flag-&quot;&amp;[.A51]&amp;&quot;&quot;&quot;&gt;&quot;&amp;[.B51]&amp;&quot;&lt;/li&gt;&quot;" office:value-type="string" office:string-value="            &lt;li title=&quot;Comoros&quot; data-name=&quot;flag-km&quot;&gt;🇰🇲&lt;/li&gt;" calcext:value-type="string">
            <text:p><text:s text:c="12"/>&lt;li title="Comoros" data-name="flag-km"&gt;🇰🇲&lt;/li&gt;</text:p>
          </table:table-cell>
          <table:table-cell office:value-type="string" calcext:value-type="string">
            <text:p><text:s text:c="12"/>&lt;li title="Comoros" data-name="flag-km"&gt;🇰🇲&lt;/li&gt;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<text:a xlink:href="https://apps.timwhitlock.info/emoji/tables/iso3166#emoji-modal" xlink:type="simple">🇨🇩</text:a></text:p>
          </table:table-cell>
          <table:table-cell office:value-type="string" calcext:value-type="string">
            <text:p>Congo</text:p>
          </table:table-cell>
          <table:table-cell table:formula="of:=REPT(&quot; &quot;;12)&amp;&quot;&lt;li title=&quot;&quot;&quot;&amp;[.C52]&amp;&quot;&quot;&quot; data-name=&quot;&quot;flag-&quot;&amp;[.A52]&amp;&quot;&quot;&quot;&gt;&quot;&amp;[.B52]&amp;&quot;&lt;/li&gt;&quot;" office:value-type="string" office:string-value="            &lt;li title=&quot;Congo&quot; data-name=&quot;flag-cd&quot;&gt;🇨🇩&lt;/li&gt;" calcext:value-type="string">
            <text:p><text:s text:c="12"/>&lt;li title="Congo" data-name="flag-cd"&gt;🇨🇩&lt;/li&gt;</text:p>
          </table:table-cell>
          <table:table-cell office:value-type="string" calcext:value-type="string">
            <text:p><text:s text:c="12"/>&lt;li title="Congo" data-name="flag-cd"&gt;🇨🇩&lt;/li&gt;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a xlink:href="https://apps.timwhitlock.info/emoji/tables/iso3166#emoji-modal" xlink:type="simple">🇨🇬</text:a></text:p>
          </table:table-cell>
          <table:table-cell office:value-type="string" calcext:value-type="string">
            <text:p>Congo</text:p>
          </table:table-cell>
          <table:table-cell table:formula="of:=REPT(&quot; &quot;;12)&amp;&quot;&lt;li title=&quot;&quot;&quot;&amp;[.C53]&amp;&quot;&quot;&quot; data-name=&quot;&quot;flag-&quot;&amp;[.A53]&amp;&quot;&quot;&quot;&gt;&quot;&amp;[.B53]&amp;&quot;&lt;/li&gt;&quot;" office:value-type="string" office:string-value="            &lt;li title=&quot;Congo&quot; data-name=&quot;flag-cg&quot;&gt;🇨🇬&lt;/li&gt;" calcext:value-type="string">
            <text:p><text:s text:c="12"/>&lt;li title="Congo" data-name="flag-cg"&gt;🇨🇬&lt;/li&gt;</text:p>
          </table:table-cell>
          <table:table-cell office:value-type="string" calcext:value-type="string">
            <text:p><text:s text:c="12"/>&lt;li title="Congo" data-name="flag-cg"&gt;🇨🇬&lt;/li&gt;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<text:a xlink:href="https://apps.timwhitlock.info/emoji/tables/iso3166#emoji-modal" xlink:type="simple">🇨🇰</text:a></text:p>
          </table:table-cell>
          <table:table-cell office:value-type="string" calcext:value-type="string">
            <text:p>Cook Islands</text:p>
          </table:table-cell>
          <table:table-cell table:formula="of:=REPT(&quot; &quot;;12)&amp;&quot;&lt;li title=&quot;&quot;&quot;&amp;[.C54]&amp;&quot;&quot;&quot; data-name=&quot;&quot;flag-&quot;&amp;[.A54]&amp;&quot;&quot;&quot;&gt;&quot;&amp;[.B54]&amp;&quot;&lt;/li&gt;&quot;" office:value-type="string" office:string-value="            &lt;li title=&quot;Cook Islands&quot; data-name=&quot;flag-ck&quot;&gt;🇨🇰&lt;/li&gt;" calcext:value-type="string">
            <text:p><text:s text:c="12"/>&lt;li title="Cook Islands" data-name="flag-ck"&gt;🇨🇰&lt;/li&gt;</text:p>
          </table:table-cell>
          <table:table-cell office:value-type="string" calcext:value-type="string">
            <text:p><text:s text:c="12"/>&lt;li title="Cook Islands" data-name="flag-ck"&gt;🇨🇰&lt;/li&gt;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apps.timwhitlock.info/emoji/tables/iso3166#emoji-modal" xlink:type="simple">🇨🇷</text:a></text:p>
          </table:table-cell>
          <table:table-cell office:value-type="string" calcext:value-type="string">
            <text:p>Costa Rica</text:p>
          </table:table-cell>
          <table:table-cell table:formula="of:=REPT(&quot; &quot;;12)&amp;&quot;&lt;li title=&quot;&quot;&quot;&amp;[.C55]&amp;&quot;&quot;&quot; data-name=&quot;&quot;flag-&quot;&amp;[.A55]&amp;&quot;&quot;&quot;&gt;&quot;&amp;[.B55]&amp;&quot;&lt;/li&gt;&quot;" office:value-type="string" office:string-value="            &lt;li title=&quot;Costa Rica&quot; data-name=&quot;flag-cr&quot;&gt;🇨🇷&lt;/li&gt;" calcext:value-type="string">
            <text:p><text:s text:c="12"/>&lt;li title="Costa Rica" data-name="flag-cr"&gt;🇨🇷&lt;/li&gt;</text:p>
          </table:table-cell>
          <table:table-cell office:value-type="string" calcext:value-type="string">
            <text:p><text:s text:c="12"/>&lt;li title="Costa Rica" data-name="flag-cr"&gt;🇨🇷&lt;/li&gt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<text:a xlink:href="https://apps.timwhitlock.info/emoji/tables/iso3166#emoji-modal" xlink:type="simple">🇨🇮</text:a></text:p>
          </table:table-cell>
          <table:table-cell office:value-type="string" calcext:value-type="string">
            <text:p>Côte D'Ivoire</text:p>
          </table:table-cell>
          <table:table-cell table:formula="of:=REPT(&quot; &quot;;12)&amp;&quot;&lt;li title=&quot;&quot;&quot;&amp;[.C56]&amp;&quot;&quot;&quot; data-name=&quot;&quot;flag-&quot;&amp;[.A56]&amp;&quot;&quot;&quot;&gt;&quot;&amp;[.B56]&amp;&quot;&lt;/li&gt;&quot;" office:value-type="string" office:string-value="            &lt;li title=&quot;Côte D'Ivoire&quot; data-name=&quot;flag-ci&quot;&gt;🇨🇮&lt;/li&gt;" calcext:value-type="string">
            <text:p><text:s text:c="12"/>&lt;li title="Côte D'Ivoire" data-name="flag-ci"&gt;🇨🇮&lt;/li&gt;</text:p>
          </table:table-cell>
          <table:table-cell office:value-type="string" calcext:value-type="string">
            <text:p><text:s text:c="12"/>&lt;li title="Côte D'Ivoire" data-name="flag-ci"&gt;🇨🇮&lt;/li&gt;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apps.timwhitlock.info/emoji/tables/iso3166#emoji-modal" xlink:type="simple">🇭🇷</text:a></text:p>
          </table:table-cell>
          <table:table-cell office:value-type="string" calcext:value-type="string">
            <text:p>Croatia</text:p>
          </table:table-cell>
          <table:table-cell table:formula="of:=REPT(&quot; &quot;;12)&amp;&quot;&lt;li title=&quot;&quot;&quot;&amp;[.C57]&amp;&quot;&quot;&quot; data-name=&quot;&quot;flag-&quot;&amp;[.A57]&amp;&quot;&quot;&quot;&gt;&quot;&amp;[.B57]&amp;&quot;&lt;/li&gt;&quot;" office:value-type="string" office:string-value="            &lt;li title=&quot;Croatia&quot; data-name=&quot;flag-hr&quot;&gt;🇭🇷&lt;/li&gt;" calcext:value-type="string">
            <text:p><text:s text:c="12"/>&lt;li title="Croatia" data-name="flag-hr"&gt;🇭🇷&lt;/li&gt;</text:p>
          </table:table-cell>
          <table:table-cell office:value-type="string" calcext:value-type="string">
            <text:p><text:s text:c="12"/>&lt;li title="Croatia" data-name="flag-hr"&gt;🇭🇷&lt;/li&gt;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apps.timwhitlock.info/emoji/tables/iso3166#emoji-modal" xlink:type="simple">🇨🇺</text:a></text:p>
          </table:table-cell>
          <table:table-cell office:value-type="string" calcext:value-type="string">
            <text:p>Cuba</text:p>
          </table:table-cell>
          <table:table-cell table:formula="of:=REPT(&quot; &quot;;12)&amp;&quot;&lt;li title=&quot;&quot;&quot;&amp;[.C58]&amp;&quot;&quot;&quot; data-name=&quot;&quot;flag-&quot;&amp;[.A58]&amp;&quot;&quot;&quot;&gt;&quot;&amp;[.B58]&amp;&quot;&lt;/li&gt;&quot;" office:value-type="string" office:string-value="            &lt;li title=&quot;Cuba&quot; data-name=&quot;flag-cu&quot;&gt;🇨🇺&lt;/li&gt;" calcext:value-type="string">
            <text:p><text:s text:c="12"/>&lt;li title="Cuba" data-name="flag-cu"&gt;🇨🇺&lt;/li&gt;</text:p>
          </table:table-cell>
          <table:table-cell office:value-type="string" calcext:value-type="string">
            <text:p><text:s text:c="12"/>&lt;li title="Cuba" data-name="flag-cu"&gt;🇨🇺&lt;/li&gt;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<text:a xlink:href="https://apps.timwhitlock.info/emoji/tables/iso3166#emoji-modal" xlink:type="simple">🇨🇼</text:a></text:p>
          </table:table-cell>
          <table:table-cell office:value-type="string" calcext:value-type="string">
            <text:p>Curaçao</text:p>
          </table:table-cell>
          <table:table-cell table:formula="of:=REPT(&quot; &quot;;12)&amp;&quot;&lt;li title=&quot;&quot;&quot;&amp;[.C59]&amp;&quot;&quot;&quot; data-name=&quot;&quot;flag-&quot;&amp;[.A59]&amp;&quot;&quot;&quot;&gt;&quot;&amp;[.B59]&amp;&quot;&lt;/li&gt;&quot;" office:value-type="string" office:string-value="            &lt;li title=&quot;Curaçao&quot; data-name=&quot;flag-cw&quot;&gt;🇨🇼&lt;/li&gt;" calcext:value-type="string">
            <text:p><text:s text:c="12"/>&lt;li title="Curaçao" data-name="flag-cw"&gt;🇨🇼&lt;/li&gt;</text:p>
          </table:table-cell>
          <table:table-cell office:value-type="string" calcext:value-type="string">
            <text:p><text:s text:c="12"/>&lt;li title="Curaçao" data-name="flag-cw"&gt;🇨🇼&lt;/li&gt;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<text:a xlink:href="https://apps.timwhitlock.info/emoji/tables/iso3166#emoji-modal" xlink:type="simple">🇨🇾</text:a></text:p>
          </table:table-cell>
          <table:table-cell office:value-type="string" calcext:value-type="string">
            <text:p>Cyprus</text:p>
          </table:table-cell>
          <table:table-cell table:formula="of:=REPT(&quot; &quot;;12)&amp;&quot;&lt;li title=&quot;&quot;&quot;&amp;[.C60]&amp;&quot;&quot;&quot; data-name=&quot;&quot;flag-&quot;&amp;[.A60]&amp;&quot;&quot;&quot;&gt;&quot;&amp;[.B60]&amp;&quot;&lt;/li&gt;&quot;" office:value-type="string" office:string-value="            &lt;li title=&quot;Cyprus&quot; data-name=&quot;flag-cy&quot;&gt;🇨🇾&lt;/li&gt;" calcext:value-type="string">
            <text:p><text:s text:c="12"/>&lt;li title="Cyprus" data-name="flag-cy"&gt;🇨🇾&lt;/li&gt;</text:p>
          </table:table-cell>
          <table:table-cell office:value-type="string" calcext:value-type="string">
            <text:p><text:s text:c="12"/>&lt;li title="Cyprus" data-name="flag-cy"&gt;🇨🇾&lt;/li&gt;</text:p>
          </table:table-cell>
        </table:table-row>
        <table:table-row table:style-name="ro2">
          <table:table-cell office:value-type="string" calcext:value-type="string">
            <text:p>cz</text:p>
          </table:table-cell>
          <table:table-cell office:value-type="string" calcext:value-type="string">
            <text:p><text:a xlink:href="https://apps.timwhitlock.info/emoji/tables/iso3166#emoji-modal" xlink:type="simple">🇨🇿</text:a></text:p>
          </table:table-cell>
          <table:table-cell office:value-type="string" calcext:value-type="string">
            <text:p>Czech Republic</text:p>
          </table:table-cell>
          <table:table-cell table:formula="of:=REPT(&quot; &quot;;12)&amp;&quot;&lt;li title=&quot;&quot;&quot;&amp;[.C61]&amp;&quot;&quot;&quot; data-name=&quot;&quot;flag-&quot;&amp;[.A61]&amp;&quot;&quot;&quot;&gt;&quot;&amp;[.B61]&amp;&quot;&lt;/li&gt;&quot;" office:value-type="string" office:string-value="            &lt;li title=&quot;Czech Republic&quot; data-name=&quot;flag-cz&quot;&gt;🇨🇿&lt;/li&gt;" calcext:value-type="string">
            <text:p><text:s text:c="12"/>&lt;li title="Czech Republic" data-name="flag-cz"&gt;🇨🇿&lt;/li&gt;</text:p>
          </table:table-cell>
          <table:table-cell office:value-type="string" calcext:value-type="string">
            <text:p><text:s text:c="12"/>&lt;li title="Czech Republic" data-name="flag-cz"&gt;🇨🇿&lt;/li&gt;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<text:a xlink:href="https://apps.timwhitlock.info/emoji/tables/iso3166#emoji-modal" xlink:type="simple">🇩🇰</text:a></text:p>
          </table:table-cell>
          <table:table-cell office:value-type="string" calcext:value-type="string">
            <text:p>Denmark</text:p>
          </table:table-cell>
          <table:table-cell table:formula="of:=REPT(&quot; &quot;;12)&amp;&quot;&lt;li title=&quot;&quot;&quot;&amp;[.C62]&amp;&quot;&quot;&quot; data-name=&quot;&quot;flag-&quot;&amp;[.A62]&amp;&quot;&quot;&quot;&gt;&quot;&amp;[.B62]&amp;&quot;&lt;/li&gt;&quot;" office:value-type="string" office:string-value="            &lt;li title=&quot;Denmark&quot; data-name=&quot;flag-dk&quot;&gt;🇩🇰&lt;/li&gt;" calcext:value-type="string">
            <text:p><text:s text:c="12"/>&lt;li title="Denmark" data-name="flag-dk"&gt;🇩🇰&lt;/li&gt;</text:p>
          </table:table-cell>
          <table:table-cell office:value-type="string" calcext:value-type="string">
            <text:p><text:s text:c="12"/>&lt;li title="Denmark" data-name="flag-dk"&gt;🇩🇰&lt;/li&gt;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<text:a xlink:href="https://apps.timwhitlock.info/emoji/tables/iso3166#emoji-modal" xlink:type="simple">🇩🇯</text:a></text:p>
          </table:table-cell>
          <table:table-cell office:value-type="string" calcext:value-type="string">
            <text:p>Djibouti</text:p>
          </table:table-cell>
          <table:table-cell table:formula="of:=REPT(&quot; &quot;;12)&amp;&quot;&lt;li title=&quot;&quot;&quot;&amp;[.C63]&amp;&quot;&quot;&quot; data-name=&quot;&quot;flag-&quot;&amp;[.A63]&amp;&quot;&quot;&quot;&gt;&quot;&amp;[.B63]&amp;&quot;&lt;/li&gt;&quot;" office:value-type="string" office:string-value="            &lt;li title=&quot;Djibouti&quot; data-name=&quot;flag-dj&quot;&gt;🇩🇯&lt;/li&gt;" calcext:value-type="string">
            <text:p><text:s text:c="12"/>&lt;li title="Djibouti" data-name="flag-dj"&gt;🇩🇯&lt;/li&gt;</text:p>
          </table:table-cell>
          <table:table-cell office:value-type="string" calcext:value-type="string">
            <text:p><text:s text:c="12"/>&lt;li title="Djibouti" data-name="flag-dj"&gt;🇩🇯&lt;/li&gt;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<text:a xlink:href="https://apps.timwhitlock.info/emoji/tables/iso3166#emoji-modal" xlink:type="simple">🇩🇲</text:a></text:p>
          </table:table-cell>
          <table:table-cell office:value-type="string" calcext:value-type="string">
            <text:p>Dominica</text:p>
          </table:table-cell>
          <table:table-cell table:formula="of:=REPT(&quot; &quot;;12)&amp;&quot;&lt;li title=&quot;&quot;&quot;&amp;[.C64]&amp;&quot;&quot;&quot; data-name=&quot;&quot;flag-&quot;&amp;[.A64]&amp;&quot;&quot;&quot;&gt;&quot;&amp;[.B64]&amp;&quot;&lt;/li&gt;&quot;" office:value-type="string" office:string-value="            &lt;li title=&quot;Dominica&quot; data-name=&quot;flag-dm&quot;&gt;🇩🇲&lt;/li&gt;" calcext:value-type="string">
            <text:p><text:s text:c="12"/>&lt;li title="Dominica" data-name="flag-dm"&gt;🇩🇲&lt;/li&gt;</text:p>
          </table:table-cell>
          <table:table-cell office:value-type="string" calcext:value-type="string">
            <text:p><text:s text:c="12"/>&lt;li title="Dominica" data-name="flag-dm"&gt;🇩🇲&lt;/li&gt;</text:p>
          </table:table-cell>
        </table:table-row>
        <table:table-row table:style-name="ro2">
          <table:table-cell office:value-type="string" calcext:value-type="string">
            <text:p>do</text:p>
          </table:table-cell>
          <table:table-cell office:value-type="string" calcext:value-type="string">
            <text:p><text:a xlink:href="https://apps.timwhitlock.info/emoji/tables/iso3166#emoji-modal" xlink:type="simple">🇩🇴</text:a></text:p>
          </table:table-cell>
          <table:table-cell office:value-type="string" calcext:value-type="string">
            <text:p>Dominican Republic</text:p>
          </table:table-cell>
          <table:table-cell table:formula="of:=REPT(&quot; &quot;;12)&amp;&quot;&lt;li title=&quot;&quot;&quot;&amp;[.C65]&amp;&quot;&quot;&quot; data-name=&quot;&quot;flag-&quot;&amp;[.A65]&amp;&quot;&quot;&quot;&gt;&quot;&amp;[.B65]&amp;&quot;&lt;/li&gt;&quot;" office:value-type="string" office:string-value="            &lt;li title=&quot;Dominican Republic&quot; data-name=&quot;flag-do&quot;&gt;🇩🇴&lt;/li&gt;" calcext:value-type="string">
            <text:p><text:s text:c="12"/>&lt;li title="Dominican Republic" data-name="flag-do"&gt;🇩🇴&lt;/li&gt;</text:p>
          </table:table-cell>
          <table:table-cell office:value-type="string" calcext:value-type="string">
            <text:p><text:s text:c="12"/>&lt;li title="Dominican Republic" data-name="flag-do"&gt;🇩🇴&lt;/li&gt;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<text:a xlink:href="https://apps.timwhitlock.info/emoji/tables/iso3166#emoji-modal" xlink:type="simple">🇪🇨</text:a></text:p>
          </table:table-cell>
          <table:table-cell office:value-type="string" calcext:value-type="string">
            <text:p>Ecuador</text:p>
          </table:table-cell>
          <table:table-cell table:formula="of:=REPT(&quot; &quot;;12)&amp;&quot;&lt;li title=&quot;&quot;&quot;&amp;[.C66]&amp;&quot;&quot;&quot; data-name=&quot;&quot;flag-&quot;&amp;[.A66]&amp;&quot;&quot;&quot;&gt;&quot;&amp;[.B66]&amp;&quot;&lt;/li&gt;&quot;" office:value-type="string" office:string-value="            &lt;li title=&quot;Ecuador&quot; data-name=&quot;flag-ec&quot;&gt;🇪🇨&lt;/li&gt;" calcext:value-type="string">
            <text:p><text:s text:c="12"/>&lt;li title="Ecuador" data-name="flag-ec"&gt;🇪🇨&lt;/li&gt;</text:p>
          </table:table-cell>
          <table:table-cell office:value-type="string" calcext:value-type="string">
            <text:p><text:s text:c="12"/>&lt;li title="Ecuador" data-name="flag-ec"&gt;🇪🇨&lt;/li&gt;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<text:a xlink:href="https://apps.timwhitlock.info/emoji/tables/iso3166#emoji-modal" xlink:type="simple">🇪🇬</text:a></text:p>
          </table:table-cell>
          <table:table-cell office:value-type="string" calcext:value-type="string">
            <text:p>Egypt</text:p>
          </table:table-cell>
          <table:table-cell table:formula="of:=REPT(&quot; &quot;;12)&amp;&quot;&lt;li title=&quot;&quot;&quot;&amp;[.C67]&amp;&quot;&quot;&quot; data-name=&quot;&quot;flag-&quot;&amp;[.A67]&amp;&quot;&quot;&quot;&gt;&quot;&amp;[.B67]&amp;&quot;&lt;/li&gt;&quot;" office:value-type="string" office:string-value="            &lt;li title=&quot;Egypt&quot; data-name=&quot;flag-eg&quot;&gt;🇪🇬&lt;/li&gt;" calcext:value-type="string">
            <text:p><text:s text:c="12"/>&lt;li title="Egypt" data-name="flag-eg"&gt;🇪🇬&lt;/li&gt;</text:p>
          </table:table-cell>
          <table:table-cell office:value-type="string" calcext:value-type="string">
            <text:p><text:s text:c="12"/>&lt;li title="Egypt" data-name="flag-eg"&gt;🇪🇬&lt;/li&gt;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apps.timwhitlock.info/emoji/tables/iso3166#emoji-modal" xlink:type="simple">🇸🇻</text:a></text:p>
          </table:table-cell>
          <table:table-cell office:value-type="string" calcext:value-type="string">
            <text:p>El Salvador</text:p>
          </table:table-cell>
          <table:table-cell table:formula="of:=REPT(&quot; &quot;;12)&amp;&quot;&lt;li title=&quot;&quot;&quot;&amp;[.C68]&amp;&quot;&quot;&quot; data-name=&quot;&quot;flag-&quot;&amp;[.A68]&amp;&quot;&quot;&quot;&gt;&quot;&amp;[.B68]&amp;&quot;&lt;/li&gt;&quot;" office:value-type="string" office:string-value="            &lt;li title=&quot;El Salvador&quot; data-name=&quot;flag-sv&quot;&gt;🇸🇻&lt;/li&gt;" calcext:value-type="string">
            <text:p><text:s text:c="12"/>&lt;li title="El Salvador" data-name="flag-sv"&gt;🇸🇻&lt;/li&gt;</text:p>
          </table:table-cell>
          <table:table-cell office:value-type="string" calcext:value-type="string">
            <text:p><text:s text:c="12"/>&lt;li title="El Salvador" data-name="flag-sv"&gt;🇸🇻&lt;/li&gt;</text:p>
          </table:table-cell>
        </table:table-row>
        <table:table-row table:style-name="ro2">
          <table:table-cell office:value-type="string" calcext:value-type="string">
            <text:p>gq</text:p>
          </table:table-cell>
          <table:table-cell office:value-type="string" calcext:value-type="string">
            <text:p><text:a xlink:href="https://apps.timwhitlock.info/emoji/tables/iso3166#emoji-modal" xlink:type="simple">🇬🇶</text:a></text:p>
          </table:table-cell>
          <table:table-cell office:value-type="string" calcext:value-type="string">
            <text:p>Equatorial Guinea</text:p>
          </table:table-cell>
          <table:table-cell table:formula="of:=REPT(&quot; &quot;;12)&amp;&quot;&lt;li title=&quot;&quot;&quot;&amp;[.C69]&amp;&quot;&quot;&quot; data-name=&quot;&quot;flag-&quot;&amp;[.A69]&amp;&quot;&quot;&quot;&gt;&quot;&amp;[.B69]&amp;&quot;&lt;/li&gt;&quot;" office:value-type="string" office:string-value="            &lt;li title=&quot;Equatorial Guinea&quot; data-name=&quot;flag-gq&quot;&gt;🇬🇶&lt;/li&gt;" calcext:value-type="string">
            <text:p><text:s text:c="12"/>&lt;li title="Equatorial Guinea" data-name="flag-gq"&gt;🇬🇶&lt;/li&gt;</text:p>
          </table:table-cell>
          <table:table-cell office:value-type="string" calcext:value-type="string">
            <text:p><text:s text:c="12"/>&lt;li title="Equatorial Guinea" data-name="flag-gq"&gt;🇬🇶&lt;/li&gt;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<text:a xlink:href="https://apps.timwhitlock.info/emoji/tables/iso3166#emoji-modal" xlink:type="simple">🇪🇷</text:a></text:p>
          </table:table-cell>
          <table:table-cell office:value-type="string" calcext:value-type="string">
            <text:p>Eritrea</text:p>
          </table:table-cell>
          <table:table-cell table:formula="of:=REPT(&quot; &quot;;12)&amp;&quot;&lt;li title=&quot;&quot;&quot;&amp;[.C70]&amp;&quot;&quot;&quot; data-name=&quot;&quot;flag-&quot;&amp;[.A70]&amp;&quot;&quot;&quot;&gt;&quot;&amp;[.B70]&amp;&quot;&lt;/li&gt;&quot;" office:value-type="string" office:string-value="            &lt;li title=&quot;Eritrea&quot; data-name=&quot;flag-er&quot;&gt;🇪🇷&lt;/li&gt;" calcext:value-type="string">
            <text:p><text:s text:c="12"/>&lt;li title="Eritrea" data-name="flag-er"&gt;🇪🇷&lt;/li&gt;</text:p>
          </table:table-cell>
          <table:table-cell office:value-type="string" calcext:value-type="string">
            <text:p><text:s text:c="12"/>&lt;li title="Eritrea" data-name="flag-er"&gt;🇪🇷&lt;/li&gt;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apps.timwhitlock.info/emoji/tables/iso3166#emoji-modal" xlink:type="simple">🇪🇪</text:a></text:p>
          </table:table-cell>
          <table:table-cell office:value-type="string" calcext:value-type="string">
            <text:p>Estonia</text:p>
          </table:table-cell>
          <table:table-cell table:formula="of:=REPT(&quot; &quot;;12)&amp;&quot;&lt;li title=&quot;&quot;&quot;&amp;[.C71]&amp;&quot;&quot;&quot; data-name=&quot;&quot;flag-&quot;&amp;[.A71]&amp;&quot;&quot;&quot;&gt;&quot;&amp;[.B71]&amp;&quot;&lt;/li&gt;&quot;" office:value-type="string" office:string-value="            &lt;li title=&quot;Estonia&quot; data-name=&quot;flag-ee&quot;&gt;🇪🇪&lt;/li&gt;" calcext:value-type="string">
            <text:p><text:s text:c="12"/>&lt;li title="Estonia" data-name="flag-ee"&gt;🇪🇪&lt;/li&gt;</text:p>
          </table:table-cell>
          <table:table-cell office:value-type="string" calcext:value-type="string">
            <text:p><text:s text:c="12"/>&lt;li title="Estonia" data-name="flag-ee"&gt;🇪🇪&lt;/li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apps.timwhitlock.info/emoji/tables/iso3166#emoji-modal" xlink:type="simple">🇪🇹</text:a></text:p>
          </table:table-cell>
          <table:table-cell office:value-type="string" calcext:value-type="string">
            <text:p>Ethiopia</text:p>
          </table:table-cell>
          <table:table-cell table:formula="of:=REPT(&quot; &quot;;12)&amp;&quot;&lt;li title=&quot;&quot;&quot;&amp;[.C72]&amp;&quot;&quot;&quot; data-name=&quot;&quot;flag-&quot;&amp;[.A72]&amp;&quot;&quot;&quot;&gt;&quot;&amp;[.B72]&amp;&quot;&lt;/li&gt;&quot;" office:value-type="string" office:string-value="            &lt;li title=&quot;Ethiopia&quot; data-name=&quot;flag-et&quot;&gt;🇪🇹&lt;/li&gt;" calcext:value-type="string">
            <text:p><text:s text:c="12"/>&lt;li title="Ethiopia" data-name="flag-et"&gt;🇪🇹&lt;/li&gt;</text:p>
          </table:table-cell>
          <table:table-cell office:value-type="string" calcext:value-type="string">
            <text:p><text:s text:c="12"/>&lt;li title="Ethiopia" data-name="flag-et"&gt;🇪🇹&lt;/li&gt;</text:p>
          </table:table-cell>
        </table:table-row>
        <table:table-row table:style-name="ro3">
          <table:table-cell office:value-type="string" calcext:value-type="string">
            <text:p>fk</text:p>
          </table:table-cell>
          <table:table-cell office:value-type="string" calcext:value-type="string">
            <text:p><text:a xlink:href="https://apps.timwhitlock.info/emoji/tables/iso3166#emoji-modal" xlink:type="simple">🇫🇰</text:a></text:p>
          </table:table-cell>
          <table:table-cell office:value-type="string" calcext:value-type="string">
            <text:p>Falkland Islands (Malvinas)</text:p>
          </table:table-cell>
          <table:table-cell table:formula="of:=REPT(&quot; &quot;;12)&amp;&quot;&lt;li title=&quot;&quot;&quot;&amp;[.C73]&amp;&quot;&quot;&quot; data-name=&quot;&quot;flag-&quot;&amp;[.A73]&amp;&quot;&quot;&quot;&gt;&quot;&amp;[.B73]&amp;&quot;&lt;/li&gt;&quot;" office:value-type="string" office:string-value="            &lt;li title=&quot;Falkland Islands (Malvinas)&quot; data-name=&quot;flag-fk&quot;&gt;🇫🇰&lt;/li&gt;" calcext:value-type="string">
            <text:p><text:s text:c="12"/>&lt;li title="Falkland Islands (Malvinas)" data-name="flag-fk"&gt;🇫🇰&lt;/li&gt;</text:p>
          </table:table-cell>
          <table:table-cell office:value-type="string" calcext:value-type="string">
            <text:p><text:s text:c="12"/>&lt;li title="Falkland Islands (Malvinas)" data-name="flag-fk"&gt;🇫🇰&lt;/li&gt;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apps.timwhitlock.info/emoji/tables/iso3166#emoji-modal" xlink:type="simple">🇫🇴</text:a></text:p>
          </table:table-cell>
          <table:table-cell office:value-type="string" calcext:value-type="string">
            <text:p>Faroe Islands</text:p>
          </table:table-cell>
          <table:table-cell table:formula="of:=REPT(&quot; &quot;;12)&amp;&quot;&lt;li title=&quot;&quot;&quot;&amp;[.C74]&amp;&quot;&quot;&quot; data-name=&quot;&quot;flag-&quot;&amp;[.A74]&amp;&quot;&quot;&quot;&gt;&quot;&amp;[.B74]&amp;&quot;&lt;/li&gt;&quot;" office:value-type="string" office:string-value="            &lt;li title=&quot;Faroe Islands&quot; data-name=&quot;flag-fo&quot;&gt;🇫🇴&lt;/li&gt;" calcext:value-type="string">
            <text:p><text:s text:c="12"/>&lt;li title="Faroe Islands" data-name="flag-fo"&gt;🇫🇴&lt;/li&gt;</text:p>
          </table:table-cell>
          <table:table-cell office:value-type="string" calcext:value-type="string">
            <text:p><text:s text:c="12"/>&lt;li title="Faroe Islands" data-name="flag-fo"&gt;🇫🇴&lt;/li&gt;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apps.timwhitlock.info/emoji/tables/iso3166#emoji-modal" xlink:type="simple">🇫🇯</text:a></text:p>
          </table:table-cell>
          <table:table-cell office:value-type="string" calcext:value-type="string">
            <text:p>Fiji</text:p>
          </table:table-cell>
          <table:table-cell table:formula="of:=REPT(&quot; &quot;;12)&amp;&quot;&lt;li title=&quot;&quot;&quot;&amp;[.C75]&amp;&quot;&quot;&quot; data-name=&quot;&quot;flag-&quot;&amp;[.A75]&amp;&quot;&quot;&quot;&gt;&quot;&amp;[.B75]&amp;&quot;&lt;/li&gt;&quot;" office:value-type="string" office:string-value="            &lt;li title=&quot;Fiji&quot; data-name=&quot;flag-fj&quot;&gt;🇫🇯&lt;/li&gt;" calcext:value-type="string">
            <text:p><text:s text:c="12"/>&lt;li title="Fiji" data-name="flag-fj"&gt;🇫🇯&lt;/li&gt;</text:p>
          </table:table-cell>
          <table:table-cell office:value-type="string" calcext:value-type="string">
            <text:p><text:s text:c="12"/>&lt;li title="Fiji" data-name="flag-fj"&gt;🇫🇯&lt;/li&gt;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apps.timwhitlock.info/emoji/tables/iso3166#emoji-modal" xlink:type="simple">🇫🇮</text:a></text:p>
          </table:table-cell>
          <table:table-cell office:value-type="string" calcext:value-type="string">
            <text:p>Finland</text:p>
          </table:table-cell>
          <table:table-cell table:formula="of:=REPT(&quot; &quot;;12)&amp;&quot;&lt;li title=&quot;&quot;&quot;&amp;[.C76]&amp;&quot;&quot;&quot; data-name=&quot;&quot;flag-&quot;&amp;[.A76]&amp;&quot;&quot;&quot;&gt;&quot;&amp;[.B76]&amp;&quot;&lt;/li&gt;&quot;" office:value-type="string" office:string-value="            &lt;li title=&quot;Finland&quot; data-name=&quot;flag-fi&quot;&gt;🇫🇮&lt;/li&gt;" calcext:value-type="string">
            <text:p><text:s text:c="12"/>&lt;li title="Finland" data-name="flag-fi"&gt;🇫🇮&lt;/li&gt;</text:p>
          </table:table-cell>
          <table:table-cell office:value-type="string" calcext:value-type="string">
            <text:p><text:s text:c="12"/>&lt;li title="Finland" data-name="flag-fi"&gt;🇫🇮&lt;/li&gt;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apps.timwhitlock.info/emoji/tables/iso3166#emoji-modal" xlink:type="simple">🇫🇷</text:a></text:p>
          </table:table-cell>
          <table:table-cell office:value-type="string" calcext:value-type="string">
            <text:p>France</text:p>
          </table:table-cell>
          <table:table-cell table:formula="of:=REPT(&quot; &quot;;12)&amp;&quot;&lt;li title=&quot;&quot;&quot;&amp;[.C77]&amp;&quot;&quot;&quot; data-name=&quot;&quot;flag-&quot;&amp;[.A77]&amp;&quot;&quot;&quot;&gt;&quot;&amp;[.B77]&amp;&quot;&lt;/li&gt;&quot;" office:value-type="string" office:string-value="            &lt;li title=&quot;France&quot; data-name=&quot;flag-fr&quot;&gt;🇫🇷&lt;/li&gt;" calcext:value-type="string">
            <text:p><text:s text:c="12"/>&lt;li title="France" data-name="flag-fr"&gt;🇫🇷&lt;/li&gt;</text:p>
          </table:table-cell>
          <table:table-cell office:value-type="string" calcext:value-type="string">
            <text:p><text:s text:c="12"/>&lt;li title="France" data-name="flag-fr"&gt;🇫🇷&lt;/li&gt;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<text:a xlink:href="https://apps.timwhitlock.info/emoji/tables/iso3166#emoji-modal" xlink:type="simple">🇬🇫</text:a></text:p>
          </table:table-cell>
          <table:table-cell office:value-type="string" calcext:value-type="string">
            <text:p>French Guiana</text:p>
          </table:table-cell>
          <table:table-cell table:formula="of:=REPT(&quot; &quot;;12)&amp;&quot;&lt;li title=&quot;&quot;&quot;&amp;[.C78]&amp;&quot;&quot;&quot; data-name=&quot;&quot;flag-&quot;&amp;[.A78]&amp;&quot;&quot;&quot;&gt;&quot;&amp;[.B78]&amp;&quot;&lt;/li&gt;&quot;" office:value-type="string" office:string-value="            &lt;li title=&quot;French Guiana&quot; data-name=&quot;flag-gf&quot;&gt;🇬🇫&lt;/li&gt;" calcext:value-type="string">
            <text:p><text:s text:c="12"/>&lt;li title="French Guiana" data-name="flag-gf"&gt;🇬🇫&lt;/li&gt;</text:p>
          </table:table-cell>
          <table:table-cell office:value-type="string" calcext:value-type="string">
            <text:p><text:s text:c="12"/>&lt;li title="French Guiana" data-name="flag-gf"&gt;🇬🇫&lt;/li&gt;</text:p>
          </table:table-cell>
        </table:table-row>
        <table:table-row table:style-name="ro2">
          <table:table-cell office:value-type="string" calcext:value-type="string">
            <text:p>pf</text:p>
          </table:table-cell>
          <table:table-cell office:value-type="string" calcext:value-type="string">
            <text:p><text:a xlink:href="https://apps.timwhitlock.info/emoji/tables/iso3166#emoji-modal" xlink:type="simple">🇵🇫</text:a></text:p>
          </table:table-cell>
          <table:table-cell office:value-type="string" calcext:value-type="string">
            <text:p>French Polynesia</text:p>
          </table:table-cell>
          <table:table-cell table:formula="of:=REPT(&quot; &quot;;12)&amp;&quot;&lt;li title=&quot;&quot;&quot;&amp;[.C79]&amp;&quot;&quot;&quot; data-name=&quot;&quot;flag-&quot;&amp;[.A79]&amp;&quot;&quot;&quot;&gt;&quot;&amp;[.B79]&amp;&quot;&lt;/li&gt;&quot;" office:value-type="string" office:string-value="            &lt;li title=&quot;French Polynesia&quot; data-name=&quot;flag-pf&quot;&gt;🇵🇫&lt;/li&gt;" calcext:value-type="string">
            <text:p><text:s text:c="12"/>&lt;li title="French Polynesia" data-name="flag-pf"&gt;🇵🇫&lt;/li&gt;</text:p>
          </table:table-cell>
          <table:table-cell office:value-type="string" calcext:value-type="string">
            <text:p><text:s text:c="12"/>&lt;li title="French Polynesia" data-name="flag-pf"&gt;🇵🇫&lt;/li&gt;</text:p>
          </table:table-cell>
        </table:table-row>
        <table:table-row table:style-name="ro3">
          <table:table-cell office:value-type="string" calcext:value-type="string">
            <text:p>tf</text:p>
          </table:table-cell>
          <table:table-cell office:value-type="string" calcext:value-type="string">
            <text:p><text:a xlink:href="https://apps.timwhitlock.info/emoji/tables/iso3166#emoji-modal" xlink:type="simple">🇹🇫</text:a></text:p>
          </table:table-cell>
          <table:table-cell office:value-type="string" calcext:value-type="string">
            <text:p>French Southern Territories</text:p>
          </table:table-cell>
          <table:table-cell table:formula="of:=REPT(&quot; &quot;;12)&amp;&quot;&lt;li title=&quot;&quot;&quot;&amp;[.C80]&amp;&quot;&quot;&quot; data-name=&quot;&quot;flag-&quot;&amp;[.A80]&amp;&quot;&quot;&quot;&gt;&quot;&amp;[.B80]&amp;&quot;&lt;/li&gt;&quot;" office:value-type="string" office:string-value="            &lt;li title=&quot;French Southern Territories&quot; data-name=&quot;flag-tf&quot;&gt;🇹🇫&lt;/li&gt;" calcext:value-type="string">
            <text:p><text:s text:c="12"/>&lt;li title="French Southern Territories" data-name="flag-tf"&gt;🇹🇫&lt;/li&gt;</text:p>
          </table:table-cell>
          <table:table-cell office:value-type="string" calcext:value-type="string">
            <text:p><text:s text:c="12"/>&lt;li title="French Southern Territories" data-name="flag-tf"&gt;🇹🇫&lt;/li&gt;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apps.timwhitlock.info/emoji/tables/iso3166#emoji-modal" xlink:type="simple">🇬🇦</text:a></text:p>
          </table:table-cell>
          <table:table-cell office:value-type="string" calcext:value-type="string">
            <text:p>Gabon</text:p>
          </table:table-cell>
          <table:table-cell table:formula="of:=REPT(&quot; &quot;;12)&amp;&quot;&lt;li title=&quot;&quot;&quot;&amp;[.C81]&amp;&quot;&quot;&quot; data-name=&quot;&quot;flag-&quot;&amp;[.A81]&amp;&quot;&quot;&quot;&gt;&quot;&amp;[.B81]&amp;&quot;&lt;/li&gt;&quot;" office:value-type="string" office:string-value="            &lt;li title=&quot;Gabon&quot; data-name=&quot;flag-ga&quot;&gt;🇬🇦&lt;/li&gt;" calcext:value-type="string">
            <text:p><text:s text:c="12"/>&lt;li title="Gabon" data-name="flag-ga"&gt;🇬🇦&lt;/li&gt;</text:p>
          </table:table-cell>
          <table:table-cell office:value-type="string" calcext:value-type="string">
            <text:p><text:s text:c="12"/>&lt;li title="Gabon" data-name="flag-ga"&gt;🇬🇦&lt;/li&gt;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<text:a xlink:href="https://apps.timwhitlock.info/emoji/tables/iso3166#emoji-modal" xlink:type="simple">🇬🇲</text:a></text:p>
          </table:table-cell>
          <table:table-cell office:value-type="string" calcext:value-type="string">
            <text:p>Gambia</text:p>
          </table:table-cell>
          <table:table-cell table:formula="of:=REPT(&quot; &quot;;12)&amp;&quot;&lt;li title=&quot;&quot;&quot;&amp;[.C82]&amp;&quot;&quot;&quot; data-name=&quot;&quot;flag-&quot;&amp;[.A82]&amp;&quot;&quot;&quot;&gt;&quot;&amp;[.B82]&amp;&quot;&lt;/li&gt;&quot;" office:value-type="string" office:string-value="            &lt;li title=&quot;Gambia&quot; data-name=&quot;flag-gm&quot;&gt;🇬🇲&lt;/li&gt;" calcext:value-type="string">
            <text:p><text:s text:c="12"/>&lt;li title="Gambia" data-name="flag-gm"&gt;🇬🇲&lt;/li&gt;</text:p>
          </table:table-cell>
          <table:table-cell office:value-type="string" calcext:value-type="string">
            <text:p><text:s text:c="12"/>&lt;li title="Gambia" data-name="flag-gm"&gt;🇬🇲&lt;/li&gt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<text:a xlink:href="https://apps.timwhitlock.info/emoji/tables/iso3166#emoji-modal" xlink:type="simple">🇬🇪</text:a></text:p>
          </table:table-cell>
          <table:table-cell office:value-type="string" calcext:value-type="string">
            <text:p>Georgia</text:p>
          </table:table-cell>
          <table:table-cell table:formula="of:=REPT(&quot; &quot;;12)&amp;&quot;&lt;li title=&quot;&quot;&quot;&amp;[.C83]&amp;&quot;&quot;&quot; data-name=&quot;&quot;flag-&quot;&amp;[.A83]&amp;&quot;&quot;&quot;&gt;&quot;&amp;[.B83]&amp;&quot;&lt;/li&gt;&quot;" office:value-type="string" office:string-value="            &lt;li title=&quot;Georgia&quot; data-name=&quot;flag-ge&quot;&gt;🇬🇪&lt;/li&gt;" calcext:value-type="string">
            <text:p><text:s text:c="12"/>&lt;li title="Georgia" data-name="flag-ge"&gt;🇬🇪&lt;/li&gt;</text:p>
          </table:table-cell>
          <table:table-cell office:value-type="string" calcext:value-type="string">
            <text:p><text:s text:c="12"/>&lt;li title="Georgia" data-name="flag-ge"&gt;🇬🇪&lt;/li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apps.timwhitlock.info/emoji/tables/iso3166#emoji-modal" xlink:type="simple">🇩🇪</text:a></text:p>
          </table:table-cell>
          <table:table-cell office:value-type="string" calcext:value-type="string">
            <text:p>Germany</text:p>
          </table:table-cell>
          <table:table-cell table:formula="of:=REPT(&quot; &quot;;12)&amp;&quot;&lt;li title=&quot;&quot;&quot;&amp;[.C84]&amp;&quot;&quot;&quot; data-name=&quot;&quot;flag-&quot;&amp;[.A84]&amp;&quot;&quot;&quot;&gt;&quot;&amp;[.B84]&amp;&quot;&lt;/li&gt;&quot;" office:value-type="string" office:string-value="            &lt;li title=&quot;Germany&quot; data-name=&quot;flag-de&quot;&gt;🇩🇪&lt;/li&gt;" calcext:value-type="string">
            <text:p><text:s text:c="12"/>&lt;li title="Germany" data-name="flag-de"&gt;🇩🇪&lt;/li&gt;</text:p>
          </table:table-cell>
          <table:table-cell office:value-type="string" calcext:value-type="string">
            <text:p><text:s text:c="12"/>&lt;li title="Germany" data-name="flag-de"&gt;🇩🇪&lt;/li&gt;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<text:a xlink:href="https://apps.timwhitlock.info/emoji/tables/iso3166#emoji-modal" xlink:type="simple">🇬🇭</text:a></text:p>
          </table:table-cell>
          <table:table-cell office:value-type="string" calcext:value-type="string">
            <text:p>Ghana</text:p>
          </table:table-cell>
          <table:table-cell table:formula="of:=REPT(&quot; &quot;;12)&amp;&quot;&lt;li title=&quot;&quot;&quot;&amp;[.C85]&amp;&quot;&quot;&quot; data-name=&quot;&quot;flag-&quot;&amp;[.A85]&amp;&quot;&quot;&quot;&gt;&quot;&amp;[.B85]&amp;&quot;&lt;/li&gt;&quot;" office:value-type="string" office:string-value="            &lt;li title=&quot;Ghana&quot; data-name=&quot;flag-gh&quot;&gt;🇬🇭&lt;/li&gt;" calcext:value-type="string">
            <text:p><text:s text:c="12"/>&lt;li title="Ghana" data-name="flag-gh"&gt;🇬🇭&lt;/li&gt;</text:p>
          </table:table-cell>
          <table:table-cell office:value-type="string" calcext:value-type="string">
            <text:p><text:s text:c="12"/>&lt;li title="Ghana" data-name="flag-gh"&gt;🇬🇭&lt;/li&gt;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<text:a xlink:href="https://apps.timwhitlock.info/emoji/tables/iso3166#emoji-modal" xlink:type="simple">🇬🇮</text:a></text:p>
          </table:table-cell>
          <table:table-cell office:value-type="string" calcext:value-type="string">
            <text:p>Gibraltar</text:p>
          </table:table-cell>
          <table:table-cell table:formula="of:=REPT(&quot; &quot;;12)&amp;&quot;&lt;li title=&quot;&quot;&quot;&amp;[.C86]&amp;&quot;&quot;&quot; data-name=&quot;&quot;flag-&quot;&amp;[.A86]&amp;&quot;&quot;&quot;&gt;&quot;&amp;[.B86]&amp;&quot;&lt;/li&gt;&quot;" office:value-type="string" office:string-value="            &lt;li title=&quot;Gibraltar&quot; data-name=&quot;flag-gi&quot;&gt;🇬🇮&lt;/li&gt;" calcext:value-type="string">
            <text:p><text:s text:c="12"/>&lt;li title="Gibraltar" data-name="flag-gi"&gt;🇬🇮&lt;/li&gt;</text:p>
          </table:table-cell>
          <table:table-cell office:value-type="string" calcext:value-type="string">
            <text:p><text:s text:c="12"/>&lt;li title="Gibraltar" data-name="flag-gi"&gt;🇬🇮&lt;/li&gt;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<text:a xlink:href="https://apps.timwhitlock.info/emoji/tables/iso3166#emoji-modal" xlink:type="simple">🇬🇷</text:a></text:p>
          </table:table-cell>
          <table:table-cell office:value-type="string" calcext:value-type="string">
            <text:p>Greece</text:p>
          </table:table-cell>
          <table:table-cell table:formula="of:=REPT(&quot; &quot;;12)&amp;&quot;&lt;li title=&quot;&quot;&quot;&amp;[.C87]&amp;&quot;&quot;&quot; data-name=&quot;&quot;flag-&quot;&amp;[.A87]&amp;&quot;&quot;&quot;&gt;&quot;&amp;[.B87]&amp;&quot;&lt;/li&gt;&quot;" office:value-type="string" office:string-value="            &lt;li title=&quot;Greece&quot; data-name=&quot;flag-gr&quot;&gt;🇬🇷&lt;/li&gt;" calcext:value-type="string">
            <text:p><text:s text:c="12"/>&lt;li title="Greece" data-name="flag-gr"&gt;🇬🇷&lt;/li&gt;</text:p>
          </table:table-cell>
          <table:table-cell office:value-type="string" calcext:value-type="string">
            <text:p><text:s text:c="12"/>&lt;li title="Greece" data-name="flag-gr"&gt;🇬🇷&lt;/li&gt;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<text:a xlink:href="https://apps.timwhitlock.info/emoji/tables/iso3166#emoji-modal" xlink:type="simple">🇬🇱</text:a></text:p>
          </table:table-cell>
          <table:table-cell office:value-type="string" calcext:value-type="string">
            <text:p>Greenland</text:p>
          </table:table-cell>
          <table:table-cell table:formula="of:=REPT(&quot; &quot;;12)&amp;&quot;&lt;li title=&quot;&quot;&quot;&amp;[.C88]&amp;&quot;&quot;&quot; data-name=&quot;&quot;flag-&quot;&amp;[.A88]&amp;&quot;&quot;&quot;&gt;&quot;&amp;[.B88]&amp;&quot;&lt;/li&gt;&quot;" office:value-type="string" office:string-value="            &lt;li title=&quot;Greenland&quot; data-name=&quot;flag-gl&quot;&gt;🇬🇱&lt;/li&gt;" calcext:value-type="string">
            <text:p><text:s text:c="12"/>&lt;li title="Greenland" data-name="flag-gl"&gt;🇬🇱&lt;/li&gt;</text:p>
          </table:table-cell>
          <table:table-cell office:value-type="string" calcext:value-type="string">
            <text:p><text:s text:c="12"/>&lt;li title="Greenland" data-name="flag-gl"&gt;🇬🇱&lt;/li&gt;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apps.timwhitlock.info/emoji/tables/iso3166#emoji-modal" xlink:type="simple">🇬🇩</text:a></text:p>
          </table:table-cell>
          <table:table-cell office:value-type="string" calcext:value-type="string">
            <text:p>Grenada</text:p>
          </table:table-cell>
          <table:table-cell table:formula="of:=REPT(&quot; &quot;;12)&amp;&quot;&lt;li title=&quot;&quot;&quot;&amp;[.C89]&amp;&quot;&quot;&quot; data-name=&quot;&quot;flag-&quot;&amp;[.A89]&amp;&quot;&quot;&quot;&gt;&quot;&amp;[.B89]&amp;&quot;&lt;/li&gt;&quot;" office:value-type="string" office:string-value="            &lt;li title=&quot;Grenada&quot; data-name=&quot;flag-gd&quot;&gt;🇬🇩&lt;/li&gt;" calcext:value-type="string">
            <text:p><text:s text:c="12"/>&lt;li title="Grenada" data-name="flag-gd"&gt;🇬🇩&lt;/li&gt;</text:p>
          </table:table-cell>
          <table:table-cell office:value-type="string" calcext:value-type="string">
            <text:p><text:s text:c="12"/>&lt;li title="Grenada" data-name="flag-gd"&gt;🇬🇩&lt;/li&gt;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<text:a xlink:href="https://apps.timwhitlock.info/emoji/tables/iso3166#emoji-modal" xlink:type="simple">🇬🇵</text:a></text:p>
          </table:table-cell>
          <table:table-cell office:value-type="string" calcext:value-type="string">
            <text:p>Guadeloupe</text:p>
          </table:table-cell>
          <table:table-cell table:formula="of:=REPT(&quot; &quot;;12)&amp;&quot;&lt;li title=&quot;&quot;&quot;&amp;[.C90]&amp;&quot;&quot;&quot; data-name=&quot;&quot;flag-&quot;&amp;[.A90]&amp;&quot;&quot;&quot;&gt;&quot;&amp;[.B90]&amp;&quot;&lt;/li&gt;&quot;" office:value-type="string" office:string-value="            &lt;li title=&quot;Guadeloupe&quot; data-name=&quot;flag-gp&quot;&gt;🇬🇵&lt;/li&gt;" calcext:value-type="string">
            <text:p><text:s text:c="12"/>&lt;li title="Guadeloupe" data-name="flag-gp"&gt;🇬🇵&lt;/li&gt;</text:p>
          </table:table-cell>
          <table:table-cell office:value-type="string" calcext:value-type="string">
            <text:p><text:s text:c="12"/>&lt;li title="Guadeloupe" data-name="flag-gp"&gt;🇬🇵&lt;/li&gt;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<text:a xlink:href="https://apps.timwhitlock.info/emoji/tables/iso3166#emoji-modal" xlink:type="simple">🇬🇺</text:a></text:p>
          </table:table-cell>
          <table:table-cell office:value-type="string" calcext:value-type="string">
            <text:p>Guam</text:p>
          </table:table-cell>
          <table:table-cell table:formula="of:=REPT(&quot; &quot;;12)&amp;&quot;&lt;li title=&quot;&quot;&quot;&amp;[.C91]&amp;&quot;&quot;&quot; data-name=&quot;&quot;flag-&quot;&amp;[.A91]&amp;&quot;&quot;&quot;&gt;&quot;&amp;[.B91]&amp;&quot;&lt;/li&gt;&quot;" office:value-type="string" office:string-value="            &lt;li title=&quot;Guam&quot; data-name=&quot;flag-gu&quot;&gt;🇬🇺&lt;/li&gt;" calcext:value-type="string">
            <text:p><text:s text:c="12"/>&lt;li title="Guam" data-name="flag-gu"&gt;🇬🇺&lt;/li&gt;</text:p>
          </table:table-cell>
          <table:table-cell office:value-type="string" calcext:value-type="string">
            <text:p><text:s text:c="12"/>&lt;li title="Guam" data-name="flag-gu"&gt;🇬🇺&lt;/li&gt;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<text:a xlink:href="https://apps.timwhitlock.info/emoji/tables/iso3166#emoji-modal" xlink:type="simple">🇬🇹</text:a></text:p>
          </table:table-cell>
          <table:table-cell office:value-type="string" calcext:value-type="string">
            <text:p>Guatemala</text:p>
          </table:table-cell>
          <table:table-cell table:formula="of:=REPT(&quot; &quot;;12)&amp;&quot;&lt;li title=&quot;&quot;&quot;&amp;[.C92]&amp;&quot;&quot;&quot; data-name=&quot;&quot;flag-&quot;&amp;[.A92]&amp;&quot;&quot;&quot;&gt;&quot;&amp;[.B92]&amp;&quot;&lt;/li&gt;&quot;" office:value-type="string" office:string-value="            &lt;li title=&quot;Guatemala&quot; data-name=&quot;flag-gt&quot;&gt;🇬🇹&lt;/li&gt;" calcext:value-type="string">
            <text:p><text:s text:c="12"/>&lt;li title="Guatemala" data-name="flag-gt"&gt;🇬🇹&lt;/li&gt;</text:p>
          </table:table-cell>
          <table:table-cell office:value-type="string" calcext:value-type="string">
            <text:p><text:s text:c="12"/>&lt;li title="Guatemala" data-name="flag-gt"&gt;🇬🇹&lt;/li&gt;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<text:a xlink:href="https://apps.timwhitlock.info/emoji/tables/iso3166#emoji-modal" xlink:type="simple">🇬🇬</text:a></text:p>
          </table:table-cell>
          <table:table-cell office:value-type="string" calcext:value-type="string">
            <text:p>Guernsey</text:p>
          </table:table-cell>
          <table:table-cell table:formula="of:=REPT(&quot; &quot;;12)&amp;&quot;&lt;li title=&quot;&quot;&quot;&amp;[.C93]&amp;&quot;&quot;&quot; data-name=&quot;&quot;flag-&quot;&amp;[.A93]&amp;&quot;&quot;&quot;&gt;&quot;&amp;[.B93]&amp;&quot;&lt;/li&gt;&quot;" office:value-type="string" office:string-value="            &lt;li title=&quot;Guernsey&quot; data-name=&quot;flag-gg&quot;&gt;🇬🇬&lt;/li&gt;" calcext:value-type="string">
            <text:p><text:s text:c="12"/>&lt;li title="Guernsey" data-name="flag-gg"&gt;🇬🇬&lt;/li&gt;</text:p>
          </table:table-cell>
          <table:table-cell office:value-type="string" calcext:value-type="string">
            <text:p><text:s text:c="12"/>&lt;li title="Guernsey" data-name="flag-gg"&gt;🇬🇬&lt;/li&gt;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<text:a xlink:href="https://apps.timwhitlock.info/emoji/tables/iso3166#emoji-modal" xlink:type="simple">🇬🇳</text:a></text:p>
          </table:table-cell>
          <table:table-cell office:value-type="string" calcext:value-type="string">
            <text:p>Guinea</text:p>
          </table:table-cell>
          <table:table-cell table:formula="of:=REPT(&quot; &quot;;12)&amp;&quot;&lt;li title=&quot;&quot;&quot;&amp;[.C94]&amp;&quot;&quot;&quot; data-name=&quot;&quot;flag-&quot;&amp;[.A94]&amp;&quot;&quot;&quot;&gt;&quot;&amp;[.B94]&amp;&quot;&lt;/li&gt;&quot;" office:value-type="string" office:string-value="            &lt;li title=&quot;Guinea&quot; data-name=&quot;flag-gn&quot;&gt;🇬🇳&lt;/li&gt;" calcext:value-type="string">
            <text:p><text:s text:c="12"/>&lt;li title="Guinea" data-name="flag-gn"&gt;🇬🇳&lt;/li&gt;</text:p>
          </table:table-cell>
          <table:table-cell office:value-type="string" calcext:value-type="string">
            <text:p><text:s text:c="12"/>&lt;li title="Guinea" data-name="flag-gn"&gt;🇬🇳&lt;/li&gt;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<text:a xlink:href="https://apps.timwhitlock.info/emoji/tables/iso3166#emoji-modal" xlink:type="simple">🇬🇼</text:a></text:p>
          </table:table-cell>
          <table:table-cell office:value-type="string" calcext:value-type="string">
            <text:p>Guinea-Bissau</text:p>
          </table:table-cell>
          <table:table-cell table:formula="of:=REPT(&quot; &quot;;12)&amp;&quot;&lt;li title=&quot;&quot;&quot;&amp;[.C95]&amp;&quot;&quot;&quot; data-name=&quot;&quot;flag-&quot;&amp;[.A95]&amp;&quot;&quot;&quot;&gt;&quot;&amp;[.B95]&amp;&quot;&lt;/li&gt;&quot;" office:value-type="string" office:string-value="            &lt;li title=&quot;Guinea-Bissau&quot; data-name=&quot;flag-gw&quot;&gt;🇬🇼&lt;/li&gt;" calcext:value-type="string">
            <text:p><text:s text:c="12"/>&lt;li title="Guinea-Bissau" data-name="flag-gw"&gt;🇬🇼&lt;/li&gt;</text:p>
          </table:table-cell>
          <table:table-cell office:value-type="string" calcext:value-type="string">
            <text:p><text:s text:c="12"/>&lt;li title="Guinea-Bissau" data-name="flag-gw"&gt;🇬🇼&lt;/li&gt;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<text:a xlink:href="https://apps.timwhitlock.info/emoji/tables/iso3166#emoji-modal" xlink:type="simple">🇬🇾</text:a></text:p>
          </table:table-cell>
          <table:table-cell office:value-type="string" calcext:value-type="string">
            <text:p>Guyana</text:p>
          </table:table-cell>
          <table:table-cell table:formula="of:=REPT(&quot; &quot;;12)&amp;&quot;&lt;li title=&quot;&quot;&quot;&amp;[.C96]&amp;&quot;&quot;&quot; data-name=&quot;&quot;flag-&quot;&amp;[.A96]&amp;&quot;&quot;&quot;&gt;&quot;&amp;[.B96]&amp;&quot;&lt;/li&gt;&quot;" office:value-type="string" office:string-value="            &lt;li title=&quot;Guyana&quot; data-name=&quot;flag-gy&quot;&gt;🇬🇾&lt;/li&gt;" calcext:value-type="string">
            <text:p><text:s text:c="12"/>&lt;li title="Guyana" data-name="flag-gy"&gt;🇬🇾&lt;/li&gt;</text:p>
          </table:table-cell>
          <table:table-cell office:value-type="string" calcext:value-type="string">
            <text:p><text:s text:c="12"/>&lt;li title="Guyana" data-name="flag-gy"&gt;🇬🇾&lt;/li&gt;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apps.timwhitlock.info/emoji/tables/iso3166#emoji-modal" xlink:type="simple">🇭🇹</text:a></text:p>
          </table:table-cell>
          <table:table-cell office:value-type="string" calcext:value-type="string">
            <text:p>Haiti</text:p>
          </table:table-cell>
          <table:table-cell table:formula="of:=REPT(&quot; &quot;;12)&amp;&quot;&lt;li title=&quot;&quot;&quot;&amp;[.C97]&amp;&quot;&quot;&quot; data-name=&quot;&quot;flag-&quot;&amp;[.A97]&amp;&quot;&quot;&quot;&gt;&quot;&amp;[.B97]&amp;&quot;&lt;/li&gt;&quot;" office:value-type="string" office:string-value="            &lt;li title=&quot;Haiti&quot; data-name=&quot;flag-ht&quot;&gt;🇭🇹&lt;/li&gt;" calcext:value-type="string">
            <text:p><text:s text:c="12"/>&lt;li title="Haiti" data-name="flag-ht"&gt;🇭🇹&lt;/li&gt;</text:p>
          </table:table-cell>
          <table:table-cell office:value-type="string" calcext:value-type="string">
            <text:p><text:s text:c="12"/>&lt;li title="Haiti" data-name="flag-ht"&gt;🇭🇹&lt;/li&gt;</text:p>
          </table:table-cell>
        </table:table-row>
        <table:table-row table:style-name="ro4">
          <table:table-cell office:value-type="string" calcext:value-type="string">
            <text:p>hm</text:p>
          </table:table-cell>
          <table:table-cell office:value-type="string" calcext:value-type="string">
            <text:p><text:a xlink:href="https://apps.timwhitlock.info/emoji/tables/iso3166#emoji-modal" xlink:type="simple">🇭🇲</text:a></text:p>
          </table:table-cell>
          <table:table-cell office:value-type="string" calcext:value-type="string">
            <text:p>Heard Island and Mcdonald Islands</text:p>
          </table:table-cell>
          <table:table-cell table:formula="of:=REPT(&quot; &quot;;12)&amp;&quot;&lt;li title=&quot;&quot;&quot;&amp;[.C98]&amp;&quot;&quot;&quot; data-name=&quot;&quot;flag-&quot;&amp;[.A98]&amp;&quot;&quot;&quot;&gt;&quot;&amp;[.B98]&amp;&quot;&lt;/li&gt;&quot;" office:value-type="string" office:string-value="            &lt;li title=&quot;Heard Island and Mcdonald Islands&quot; data-name=&quot;flag-hm&quot;&gt;🇭🇲&lt;/li&gt;" calcext:value-type="string">
            <text:p><text:s text:c="12"/>&lt;li title="Heard Island and Mcdonald Islands" data-name="flag-hm"&gt;🇭🇲&lt;/li&gt;</text:p>
          </table:table-cell>
          <table:table-cell office:value-type="string" calcext:value-type="string">
            <text:p><text:s text:c="12"/>&lt;li title="Heard Island and Mcdonald Islands" data-name="flag-hm"&gt;🇭🇲&lt;/li&gt;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<text:a xlink:href="https://apps.timwhitlock.info/emoji/tables/iso3166#emoji-modal" xlink:type="simple">🇭🇳</text:a></text:p>
          </table:table-cell>
          <table:table-cell office:value-type="string" calcext:value-type="string">
            <text:p>Honduras</text:p>
          </table:table-cell>
          <table:table-cell table:formula="of:=REPT(&quot; &quot;;12)&amp;&quot;&lt;li title=&quot;&quot;&quot;&amp;[.C99]&amp;&quot;&quot;&quot; data-name=&quot;&quot;flag-&quot;&amp;[.A99]&amp;&quot;&quot;&quot;&gt;&quot;&amp;[.B99]&amp;&quot;&lt;/li&gt;&quot;" office:value-type="string" office:string-value="            &lt;li title=&quot;Honduras&quot; data-name=&quot;flag-hn&quot;&gt;🇭🇳&lt;/li&gt;" calcext:value-type="string">
            <text:p><text:s text:c="12"/>&lt;li title="Honduras" data-name="flag-hn"&gt;🇭🇳&lt;/li&gt;</text:p>
          </table:table-cell>
          <table:table-cell office:value-type="string" calcext:value-type="string">
            <text:p><text:s text:c="12"/>&lt;li title="Honduras" data-name="flag-hn"&gt;🇭🇳&lt;/li&gt;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<text:a xlink:href="https://apps.timwhitlock.info/emoji/tables/iso3166#emoji-modal" xlink:type="simple">🇭🇰</text:a></text:p>
          </table:table-cell>
          <table:table-cell office:value-type="string" calcext:value-type="string">
            <text:p>Hong Kong</text:p>
          </table:table-cell>
          <table:table-cell table:formula="of:=REPT(&quot; &quot;;12)&amp;&quot;&lt;li title=&quot;&quot;&quot;&amp;[.C100]&amp;&quot;&quot;&quot; data-name=&quot;&quot;flag-&quot;&amp;[.A100]&amp;&quot;&quot;&quot;&gt;&quot;&amp;[.B100]&amp;&quot;&lt;/li&gt;&quot;" office:value-type="string" office:string-value="            &lt;li title=&quot;Hong Kong&quot; data-name=&quot;flag-hk&quot;&gt;🇭🇰&lt;/li&gt;" calcext:value-type="string">
            <text:p><text:s text:c="12"/>&lt;li title="Hong Kong" data-name="flag-hk"&gt;🇭🇰&lt;/li&gt;</text:p>
          </table:table-cell>
          <table:table-cell office:value-type="string" calcext:value-type="string">
            <text:p><text:s text:c="12"/>&lt;li title="Hong Kong" data-name="flag-hk"&gt;🇭🇰&lt;/li&gt;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apps.timwhitlock.info/emoji/tables/iso3166#emoji-modal" xlink:type="simple">🇭🇺</text:a></text:p>
          </table:table-cell>
          <table:table-cell office:value-type="string" calcext:value-type="string">
            <text:p>Hungary</text:p>
          </table:table-cell>
          <table:table-cell table:formula="of:=REPT(&quot; &quot;;12)&amp;&quot;&lt;li title=&quot;&quot;&quot;&amp;[.C101]&amp;&quot;&quot;&quot; data-name=&quot;&quot;flag-&quot;&amp;[.A101]&amp;&quot;&quot;&quot;&gt;&quot;&amp;[.B101]&amp;&quot;&lt;/li&gt;&quot;" office:value-type="string" office:string-value="            &lt;li title=&quot;Hungary&quot; data-name=&quot;flag-hu&quot;&gt;🇭🇺&lt;/li&gt;" calcext:value-type="string">
            <text:p><text:s text:c="12"/>&lt;li title="Hungary" data-name="flag-hu"&gt;🇭🇺&lt;/li&gt;</text:p>
          </table:table-cell>
          <table:table-cell office:value-type="string" calcext:value-type="string">
            <text:p><text:s text:c="12"/>&lt;li title="Hungary" data-name="flag-hu"&gt;🇭🇺&lt;/li&gt;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apps.timwhitlock.info/emoji/tables/iso3166#emoji-modal" xlink:type="simple">🇮🇸</text:a></text:p>
          </table:table-cell>
          <table:table-cell office:value-type="string" calcext:value-type="string">
            <text:p>Iceland</text:p>
          </table:table-cell>
          <table:table-cell table:formula="of:=REPT(&quot; &quot;;12)&amp;&quot;&lt;li title=&quot;&quot;&quot;&amp;[.C102]&amp;&quot;&quot;&quot; data-name=&quot;&quot;flag-&quot;&amp;[.A102]&amp;&quot;&quot;&quot;&gt;&quot;&amp;[.B102]&amp;&quot;&lt;/li&gt;&quot;" office:value-type="string" office:string-value="            &lt;li title=&quot;Iceland&quot; data-name=&quot;flag-is&quot;&gt;🇮🇸&lt;/li&gt;" calcext:value-type="string">
            <text:p><text:s text:c="12"/>&lt;li title="Iceland" data-name="flag-is"&gt;🇮🇸&lt;/li&gt;</text:p>
          </table:table-cell>
          <table:table-cell office:value-type="string" calcext:value-type="string">
            <text:p><text:s text:c="12"/>&lt;li title="Iceland" data-name="flag-is"&gt;🇮🇸&lt;/li&gt;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<text:a xlink:href="https://apps.timwhitlock.info/emoji/tables/iso3166#emoji-modal" xlink:type="simple">🇮🇳</text:a></text:p>
          </table:table-cell>
          <table:table-cell office:value-type="string" calcext:value-type="string">
            <text:p>India</text:p>
          </table:table-cell>
          <table:table-cell table:formula="of:=REPT(&quot; &quot;;12)&amp;&quot;&lt;li title=&quot;&quot;&quot;&amp;[.C103]&amp;&quot;&quot;&quot; data-name=&quot;&quot;flag-&quot;&amp;[.A103]&amp;&quot;&quot;&quot;&gt;&quot;&amp;[.B103]&amp;&quot;&lt;/li&gt;&quot;" office:value-type="string" office:string-value="            &lt;li title=&quot;India&quot; data-name=&quot;flag-in&quot;&gt;🇮🇳&lt;/li&gt;" calcext:value-type="string">
            <text:p><text:s text:c="12"/>&lt;li title="India" data-name="flag-in"&gt;🇮🇳&lt;/li&gt;</text:p>
          </table:table-cell>
          <table:table-cell office:value-type="string" calcext:value-type="string">
            <text:p><text:s text:c="12"/>&lt;li title="India" data-name="flag-in"&gt;🇮🇳&lt;/li&gt;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apps.timwhitlock.info/emoji/tables/iso3166#emoji-modal" xlink:type="simple">🇮🇩</text:a></text:p>
          </table:table-cell>
          <table:table-cell office:value-type="string" calcext:value-type="string">
            <text:p>Indonesia</text:p>
          </table:table-cell>
          <table:table-cell table:formula="of:=REPT(&quot; &quot;;12)&amp;&quot;&lt;li title=&quot;&quot;&quot;&amp;[.C104]&amp;&quot;&quot;&quot; data-name=&quot;&quot;flag-&quot;&amp;[.A104]&amp;&quot;&quot;&quot;&gt;&quot;&amp;[.B104]&amp;&quot;&lt;/li&gt;&quot;" office:value-type="string" office:string-value="            &lt;li title=&quot;Indonesia&quot; data-name=&quot;flag-id&quot;&gt;🇮🇩&lt;/li&gt;" calcext:value-type="string">
            <text:p><text:s text:c="12"/>&lt;li title="Indonesia" data-name="flag-id"&gt;🇮🇩&lt;/li&gt;</text:p>
          </table:table-cell>
          <table:table-cell office:value-type="string" calcext:value-type="string">
            <text:p><text:s text:c="12"/>&lt;li title="Indonesia" data-name="flag-id"&gt;🇮🇩&lt;/li&gt;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<text:a xlink:href="https://apps.timwhitlock.info/emoji/tables/iso3166#emoji-modal" xlink:type="simple">🇮🇷</text:a></text:p>
          </table:table-cell>
          <table:table-cell office:value-type="string" calcext:value-type="string">
            <text:p>Iran</text:p>
          </table:table-cell>
          <table:table-cell table:formula="of:=REPT(&quot; &quot;;12)&amp;&quot;&lt;li title=&quot;&quot;&quot;&amp;[.C105]&amp;&quot;&quot;&quot; data-name=&quot;&quot;flag-&quot;&amp;[.A105]&amp;&quot;&quot;&quot;&gt;&quot;&amp;[.B105]&amp;&quot;&lt;/li&gt;&quot;" office:value-type="string" office:string-value="            &lt;li title=&quot;Iran&quot; data-name=&quot;flag-ir&quot;&gt;🇮🇷&lt;/li&gt;" calcext:value-type="string">
            <text:p><text:s text:c="12"/>&lt;li title="Iran" data-name="flag-ir"&gt;🇮🇷&lt;/li&gt;</text:p>
          </table:table-cell>
          <table:table-cell office:value-type="string" calcext:value-type="string">
            <text:p><text:s text:c="12"/>&lt;li title="Iran" data-name="flag-ir"&gt;🇮🇷&lt;/li&gt;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<text:a xlink:href="https://apps.timwhitlock.info/emoji/tables/iso3166#emoji-modal" xlink:type="simple">🇮🇶</text:a></text:p>
          </table:table-cell>
          <table:table-cell office:value-type="string" calcext:value-type="string">
            <text:p>Iraq</text:p>
          </table:table-cell>
          <table:table-cell table:formula="of:=REPT(&quot; &quot;;12)&amp;&quot;&lt;li title=&quot;&quot;&quot;&amp;[.C106]&amp;&quot;&quot;&quot; data-name=&quot;&quot;flag-&quot;&amp;[.A106]&amp;&quot;&quot;&quot;&gt;&quot;&amp;[.B106]&amp;&quot;&lt;/li&gt;&quot;" office:value-type="string" office:string-value="            &lt;li title=&quot;Iraq&quot; data-name=&quot;flag-iq&quot;&gt;🇮🇶&lt;/li&gt;" calcext:value-type="string">
            <text:p><text:s text:c="12"/>&lt;li title="Iraq" data-name="flag-iq"&gt;🇮🇶&lt;/li&gt;</text:p>
          </table:table-cell>
          <table:table-cell office:value-type="string" calcext:value-type="string">
            <text:p><text:s text:c="12"/>&lt;li title="Iraq" data-name="flag-iq"&gt;🇮🇶&lt;/li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<text:a xlink:href="https://apps.timwhitlock.info/emoji/tables/iso3166#emoji-modal" xlink:type="simple">🇮🇪</text:a></text:p>
          </table:table-cell>
          <table:table-cell office:value-type="string" calcext:value-type="string">
            <text:p>Ireland</text:p>
          </table:table-cell>
          <table:table-cell table:formula="of:=REPT(&quot; &quot;;12)&amp;&quot;&lt;li title=&quot;&quot;&quot;&amp;[.C107]&amp;&quot;&quot;&quot; data-name=&quot;&quot;flag-&quot;&amp;[.A107]&amp;&quot;&quot;&quot;&gt;&quot;&amp;[.B107]&amp;&quot;&lt;/li&gt;&quot;" office:value-type="string" office:string-value="            &lt;li title=&quot;Ireland&quot; data-name=&quot;flag-ie&quot;&gt;🇮🇪&lt;/li&gt;" calcext:value-type="string">
            <text:p><text:s text:c="12"/>&lt;li title="Ireland" data-name="flag-ie"&gt;🇮🇪&lt;/li&gt;</text:p>
          </table:table-cell>
          <table:table-cell office:value-type="string" calcext:value-type="string">
            <text:p><text:s text:c="12"/>&lt;li title="Ireland" data-name="flag-ie"&gt;🇮🇪&lt;/li&gt;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<text:a xlink:href="https://apps.timwhitlock.info/emoji/tables/iso3166#emoji-modal" xlink:type="simple">🇮🇲</text:a></text:p>
          </table:table-cell>
          <table:table-cell office:value-type="string" calcext:value-type="string">
            <text:p>Isle of Man</text:p>
          </table:table-cell>
          <table:table-cell table:formula="of:=REPT(&quot; &quot;;12)&amp;&quot;&lt;li title=&quot;&quot;&quot;&amp;[.C108]&amp;&quot;&quot;&quot; data-name=&quot;&quot;flag-&quot;&amp;[.A108]&amp;&quot;&quot;&quot;&gt;&quot;&amp;[.B108]&amp;&quot;&lt;/li&gt;&quot;" office:value-type="string" office:string-value="            &lt;li title=&quot;Isle of Man&quot; data-name=&quot;flag-im&quot;&gt;🇮🇲&lt;/li&gt;" calcext:value-type="string">
            <text:p><text:s text:c="12"/>&lt;li title="Isle of Man" data-name="flag-im"&gt;🇮🇲&lt;/li&gt;</text:p>
          </table:table-cell>
          <table:table-cell office:value-type="string" calcext:value-type="string">
            <text:p><text:s text:c="12"/>&lt;li title="Isle of Man" data-name="flag-im"&gt;🇮🇲&lt;/li&gt;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<text:a xlink:href="https://apps.timwhitlock.info/emoji/tables/iso3166#emoji-modal" xlink:type="simple">🇮🇱</text:a></text:p>
          </table:table-cell>
          <table:table-cell office:value-type="string" calcext:value-type="string">
            <text:p>Israel</text:p>
          </table:table-cell>
          <table:table-cell table:formula="of:=REPT(&quot; &quot;;12)&amp;&quot;&lt;li title=&quot;&quot;&quot;&amp;[.C109]&amp;&quot;&quot;&quot; data-name=&quot;&quot;flag-&quot;&amp;[.A109]&amp;&quot;&quot;&quot;&gt;&quot;&amp;[.B109]&amp;&quot;&lt;/li&gt;&quot;" office:value-type="string" office:string-value="            &lt;li title=&quot;Israel&quot; data-name=&quot;flag-il&quot;&gt;🇮🇱&lt;/li&gt;" calcext:value-type="string">
            <text:p><text:s text:c="12"/>&lt;li title="Israel" data-name="flag-il"&gt;🇮🇱&lt;/li&gt;</text:p>
          </table:table-cell>
          <table:table-cell office:value-type="string" calcext:value-type="string">
            <text:p><text:s text:c="12"/>&lt;li title="Israel" data-name="flag-il"&gt;🇮🇱&lt;/li&gt;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apps.timwhitlock.info/emoji/tables/iso3166#emoji-modal" xlink:type="simple">🇮🇹</text:a></text:p>
          </table:table-cell>
          <table:table-cell office:value-type="string" calcext:value-type="string">
            <text:p>Italy</text:p>
          </table:table-cell>
          <table:table-cell table:formula="of:=REPT(&quot; &quot;;12)&amp;&quot;&lt;li title=&quot;&quot;&quot;&amp;[.C110]&amp;&quot;&quot;&quot; data-name=&quot;&quot;flag-&quot;&amp;[.A110]&amp;&quot;&quot;&quot;&gt;&quot;&amp;[.B110]&amp;&quot;&lt;/li&gt;&quot;" office:value-type="string" office:string-value="            &lt;li title=&quot;Italy&quot; data-name=&quot;flag-it&quot;&gt;🇮🇹&lt;/li&gt;" calcext:value-type="string">
            <text:p><text:s text:c="12"/>&lt;li title="Italy" data-name="flag-it"&gt;🇮🇹&lt;/li&gt;</text:p>
          </table:table-cell>
          <table:table-cell office:value-type="string" calcext:value-type="string">
            <text:p><text:s text:c="12"/>&lt;li title="Italy" data-name="flag-it"&gt;🇮🇹&lt;/li&gt;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<text:a xlink:href="https://apps.timwhitlock.info/emoji/tables/iso3166#emoji-modal" xlink:type="simple">🇯🇲</text:a></text:p>
          </table:table-cell>
          <table:table-cell office:value-type="string" calcext:value-type="string">
            <text:p>Jamaica</text:p>
          </table:table-cell>
          <table:table-cell table:formula="of:=REPT(&quot; &quot;;12)&amp;&quot;&lt;li title=&quot;&quot;&quot;&amp;[.C111]&amp;&quot;&quot;&quot; data-name=&quot;&quot;flag-&quot;&amp;[.A111]&amp;&quot;&quot;&quot;&gt;&quot;&amp;[.B111]&amp;&quot;&lt;/li&gt;&quot;" office:value-type="string" office:string-value="            &lt;li title=&quot;Jamaica&quot; data-name=&quot;flag-jm&quot;&gt;🇯🇲&lt;/li&gt;" calcext:value-type="string">
            <text:p><text:s text:c="12"/>&lt;li title="Jamaica" data-name="flag-jm"&gt;🇯🇲&lt;/li&gt;</text:p>
          </table:table-cell>
          <table:table-cell office:value-type="string" calcext:value-type="string">
            <text:p><text:s text:c="12"/>&lt;li title="Jamaica" data-name="flag-jm"&gt;🇯🇲&lt;/li&gt;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<text:a xlink:href="https://apps.timwhitlock.info/emoji/tables/iso3166#emoji-modal" xlink:type="simple">🇯🇵</text:a></text:p>
          </table:table-cell>
          <table:table-cell office:value-type="string" calcext:value-type="string">
            <text:p>Japan</text:p>
          </table:table-cell>
          <table:table-cell table:formula="of:=REPT(&quot; &quot;;12)&amp;&quot;&lt;li title=&quot;&quot;&quot;&amp;[.C112]&amp;&quot;&quot;&quot; data-name=&quot;&quot;flag-&quot;&amp;[.A112]&amp;&quot;&quot;&quot;&gt;&quot;&amp;[.B112]&amp;&quot;&lt;/li&gt;&quot;" office:value-type="string" office:string-value="            &lt;li title=&quot;Japan&quot; data-name=&quot;flag-jp&quot;&gt;🇯🇵&lt;/li&gt;" calcext:value-type="string">
            <text:p><text:s text:c="12"/>&lt;li title="Japan" data-name="flag-jp"&gt;🇯🇵&lt;/li&gt;</text:p>
          </table:table-cell>
          <table:table-cell office:value-type="string" calcext:value-type="string">
            <text:p><text:s text:c="12"/>&lt;li title="Japan" data-name="flag-jp"&gt;🇯🇵&lt;/li&gt;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<text:a xlink:href="https://apps.timwhitlock.info/emoji/tables/iso3166#emoji-modal" xlink:type="simple">🇯🇪</text:a></text:p>
          </table:table-cell>
          <table:table-cell office:value-type="string" calcext:value-type="string">
            <text:p>Jersey</text:p>
          </table:table-cell>
          <table:table-cell table:formula="of:=REPT(&quot; &quot;;12)&amp;&quot;&lt;li title=&quot;&quot;&quot;&amp;[.C113]&amp;&quot;&quot;&quot; data-name=&quot;&quot;flag-&quot;&amp;[.A113]&amp;&quot;&quot;&quot;&gt;&quot;&amp;[.B113]&amp;&quot;&lt;/li&gt;&quot;" office:value-type="string" office:string-value="            &lt;li title=&quot;Jersey&quot; data-name=&quot;flag-je&quot;&gt;🇯🇪&lt;/li&gt;" calcext:value-type="string">
            <text:p><text:s text:c="12"/>&lt;li title="Jersey" data-name="flag-je"&gt;🇯🇪&lt;/li&gt;</text:p>
          </table:table-cell>
          <table:table-cell office:value-type="string" calcext:value-type="string">
            <text:p><text:s text:c="12"/>&lt;li title="Jersey" data-name="flag-je"&gt;🇯🇪&lt;/li&gt;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<text:a xlink:href="https://apps.timwhitlock.info/emoji/tables/iso3166#emoji-modal" xlink:type="simple">🇯🇴</text:a></text:p>
          </table:table-cell>
          <table:table-cell office:value-type="string" calcext:value-type="string">
            <text:p>Jordan</text:p>
          </table:table-cell>
          <table:table-cell table:formula="of:=REPT(&quot; &quot;;12)&amp;&quot;&lt;li title=&quot;&quot;&quot;&amp;[.C114]&amp;&quot;&quot;&quot; data-name=&quot;&quot;flag-&quot;&amp;[.A114]&amp;&quot;&quot;&quot;&gt;&quot;&amp;[.B114]&amp;&quot;&lt;/li&gt;&quot;" office:value-type="string" office:string-value="            &lt;li title=&quot;Jordan&quot; data-name=&quot;flag-jo&quot;&gt;🇯🇴&lt;/li&gt;" calcext:value-type="string">
            <text:p><text:s text:c="12"/>&lt;li title="Jordan" data-name="flag-jo"&gt;🇯🇴&lt;/li&gt;</text:p>
          </table:table-cell>
          <table:table-cell office:value-type="string" calcext:value-type="string">
            <text:p><text:s text:c="12"/>&lt;li title="Jordan" data-name="flag-jo"&gt;🇯🇴&lt;/li&gt;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<text:a xlink:href="https://apps.timwhitlock.info/emoji/tables/iso3166#emoji-modal" xlink:type="simple">🇰🇿</text:a></text:p>
          </table:table-cell>
          <table:table-cell office:value-type="string" calcext:value-type="string">
            <text:p>Kazakhstan</text:p>
          </table:table-cell>
          <table:table-cell table:formula="of:=REPT(&quot; &quot;;12)&amp;&quot;&lt;li title=&quot;&quot;&quot;&amp;[.C115]&amp;&quot;&quot;&quot; data-name=&quot;&quot;flag-&quot;&amp;[.A115]&amp;&quot;&quot;&quot;&gt;&quot;&amp;[.B115]&amp;&quot;&lt;/li&gt;&quot;" office:value-type="string" office:string-value="            &lt;li title=&quot;Kazakhstan&quot; data-name=&quot;flag-kz&quot;&gt;🇰🇿&lt;/li&gt;" calcext:value-type="string">
            <text:p><text:s text:c="12"/>&lt;li title="Kazakhstan" data-name="flag-kz"&gt;🇰🇿&lt;/li&gt;</text:p>
          </table:table-cell>
          <table:table-cell office:value-type="string" calcext:value-type="string">
            <text:p><text:s text:c="12"/>&lt;li title="Kazakhstan" data-name="flag-kz"&gt;🇰🇿&lt;/li&gt;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<text:a xlink:href="https://apps.timwhitlock.info/emoji/tables/iso3166#emoji-modal" xlink:type="simple">🇰🇪</text:a></text:p>
          </table:table-cell>
          <table:table-cell office:value-type="string" calcext:value-type="string">
            <text:p>Kenya</text:p>
          </table:table-cell>
          <table:table-cell table:formula="of:=REPT(&quot; &quot;;12)&amp;&quot;&lt;li title=&quot;&quot;&quot;&amp;[.C116]&amp;&quot;&quot;&quot; data-name=&quot;&quot;flag-&quot;&amp;[.A116]&amp;&quot;&quot;&quot;&gt;&quot;&amp;[.B116]&amp;&quot;&lt;/li&gt;&quot;" office:value-type="string" office:string-value="            &lt;li title=&quot;Kenya&quot; data-name=&quot;flag-ke&quot;&gt;🇰🇪&lt;/li&gt;" calcext:value-type="string">
            <text:p><text:s text:c="12"/>&lt;li title="Kenya" data-name="flag-ke"&gt;🇰🇪&lt;/li&gt;</text:p>
          </table:table-cell>
          <table:table-cell office:value-type="string" calcext:value-type="string">
            <text:p><text:s text:c="12"/>&lt;li title="Kenya" data-name="flag-ke"&gt;🇰🇪&lt;/li&gt;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<text:a xlink:href="https://apps.timwhitlock.info/emoji/tables/iso3166#emoji-modal" xlink:type="simple">🇰🇮</text:a></text:p>
          </table:table-cell>
          <table:table-cell office:value-type="string" calcext:value-type="string">
            <text:p>Kiribati</text:p>
          </table:table-cell>
          <table:table-cell table:formula="of:=REPT(&quot; &quot;;12)&amp;&quot;&lt;li title=&quot;&quot;&quot;&amp;[.C117]&amp;&quot;&quot;&quot; data-name=&quot;&quot;flag-&quot;&amp;[.A117]&amp;&quot;&quot;&quot;&gt;&quot;&amp;[.B117]&amp;&quot;&lt;/li&gt;&quot;" office:value-type="string" office:string-value="            &lt;li title=&quot;Kiribati&quot; data-name=&quot;flag-ki&quot;&gt;🇰🇮&lt;/li&gt;" calcext:value-type="string">
            <text:p><text:s text:c="12"/>&lt;li title="Kiribati" data-name="flag-ki"&gt;🇰🇮&lt;/li&gt;</text:p>
          </table:table-cell>
          <table:table-cell office:value-type="string" calcext:value-type="string">
            <text:p><text:s text:c="12"/>&lt;li title="Kiribati" data-name="flag-ki"&gt;🇰🇮&lt;/li&gt;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apps.timwhitlock.info/emoji/tables/iso3166#emoji-modal" xlink:type="simple">🇰🇼</text:a></text:p>
          </table:table-cell>
          <table:table-cell office:value-type="string" calcext:value-type="string">
            <text:p>Kuwait</text:p>
          </table:table-cell>
          <table:table-cell table:formula="of:=REPT(&quot; &quot;;12)&amp;&quot;&lt;li title=&quot;&quot;&quot;&amp;[.C118]&amp;&quot;&quot;&quot; data-name=&quot;&quot;flag-&quot;&amp;[.A118]&amp;&quot;&quot;&quot;&gt;&quot;&amp;[.B118]&amp;&quot;&lt;/li&gt;&quot;" office:value-type="string" office:string-value="            &lt;li title=&quot;Kuwait&quot; data-name=&quot;flag-kw&quot;&gt;🇰🇼&lt;/li&gt;" calcext:value-type="string">
            <text:p><text:s text:c="12"/>&lt;li title="Kuwait" data-name="flag-kw"&gt;🇰🇼&lt;/li&gt;</text:p>
          </table:table-cell>
          <table:table-cell office:value-type="string" calcext:value-type="string">
            <text:p><text:s text:c="12"/>&lt;li title="Kuwait" data-name="flag-kw"&gt;🇰🇼&lt;/li&gt;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<text:a xlink:href="https://apps.timwhitlock.info/emoji/tables/iso3166#emoji-modal" xlink:type="simple">🇰🇬</text:a></text:p>
          </table:table-cell>
          <table:table-cell office:value-type="string" calcext:value-type="string">
            <text:p>Kyrgyzstan</text:p>
          </table:table-cell>
          <table:table-cell table:formula="of:=REPT(&quot; &quot;;12)&amp;&quot;&lt;li title=&quot;&quot;&quot;&amp;[.C119]&amp;&quot;&quot;&quot; data-name=&quot;&quot;flag-&quot;&amp;[.A119]&amp;&quot;&quot;&quot;&gt;&quot;&amp;[.B119]&amp;&quot;&lt;/li&gt;&quot;" office:value-type="string" office:string-value="            &lt;li title=&quot;Kyrgyzstan&quot; data-name=&quot;flag-kg&quot;&gt;🇰🇬&lt;/li&gt;" calcext:value-type="string">
            <text:p><text:s text:c="12"/>&lt;li title="Kyrgyzstan" data-name="flag-kg"&gt;🇰🇬&lt;/li&gt;</text:p>
          </table:table-cell>
          <table:table-cell office:value-type="string" calcext:value-type="string">
            <text:p><text:s text:c="12"/>&lt;li title="Kyrgyzstan" data-name="flag-kg"&gt;🇰🇬&lt;/li&gt;</text:p>
          </table:table-cell>
        </table:table-row>
        <table:table-row table:style-name="ro3"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apps.timwhitlock.info/emoji/tables/iso3166#emoji-modal" xlink:type="simple">🇱🇦</text:a></text:p>
          </table:table-cell>
          <table:table-cell office:value-type="string" calcext:value-type="string">
            <text:p>Lao People's Democratic Republic</text:p>
          </table:table-cell>
          <table:table-cell table:formula="of:=REPT(&quot; &quot;;12)&amp;&quot;&lt;li title=&quot;&quot;&quot;&amp;[.C120]&amp;&quot;&quot;&quot; data-name=&quot;&quot;flag-&quot;&amp;[.A120]&amp;&quot;&quot;&quot;&gt;&quot;&amp;[.B120]&amp;&quot;&lt;/li&gt;&quot;" office:value-type="string" office:string-value="            &lt;li title=&quot;Lao People's Democratic Republic&quot; data-name=&quot;flag-la&quot;&gt;🇱🇦&lt;/li&gt;" calcext:value-type="string">
            <text:p><text:s text:c="12"/>&lt;li title="Lao People's Democratic Republic" data-name="flag-la"&gt;🇱🇦&lt;/li&gt;</text:p>
          </table:table-cell>
          <table:table-cell office:value-type="string" calcext:value-type="string">
            <text:p><text:s text:c="12"/>&lt;li title="Lao People's Democratic Republic" data-name="flag-la"&gt;🇱🇦&lt;/li&gt;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apps.timwhitlock.info/emoji/tables/iso3166#emoji-modal" xlink:type="simple">🇱🇻</text:a></text:p>
          </table:table-cell>
          <table:table-cell office:value-type="string" calcext:value-type="string">
            <text:p>Latvia</text:p>
          </table:table-cell>
          <table:table-cell table:formula="of:=REPT(&quot; &quot;;12)&amp;&quot;&lt;li title=&quot;&quot;&quot;&amp;[.C121]&amp;&quot;&quot;&quot; data-name=&quot;&quot;flag-&quot;&amp;[.A121]&amp;&quot;&quot;&quot;&gt;&quot;&amp;[.B121]&amp;&quot;&lt;/li&gt;&quot;" office:value-type="string" office:string-value="            &lt;li title=&quot;Latvia&quot; data-name=&quot;flag-lv&quot;&gt;🇱🇻&lt;/li&gt;" calcext:value-type="string">
            <text:p><text:s text:c="12"/>&lt;li title="Latvia" data-name="flag-lv"&gt;🇱🇻&lt;/li&gt;</text:p>
          </table:table-cell>
          <table:table-cell office:value-type="string" calcext:value-type="string">
            <text:p><text:s text:c="12"/>&lt;li title="Latvia" data-name="flag-lv"&gt;🇱🇻&lt;/li&gt;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apps.timwhitlock.info/emoji/tables/iso3166#emoji-modal" xlink:type="simple">🇱🇧</text:a></text:p>
          </table:table-cell>
          <table:table-cell office:value-type="string" calcext:value-type="string">
            <text:p>Lebanon</text:p>
          </table:table-cell>
          <table:table-cell table:formula="of:=REPT(&quot; &quot;;12)&amp;&quot;&lt;li title=&quot;&quot;&quot;&amp;[.C122]&amp;&quot;&quot;&quot; data-name=&quot;&quot;flag-&quot;&amp;[.A122]&amp;&quot;&quot;&quot;&gt;&quot;&amp;[.B122]&amp;&quot;&lt;/li&gt;&quot;" office:value-type="string" office:string-value="            &lt;li title=&quot;Lebanon&quot; data-name=&quot;flag-lb&quot;&gt;🇱🇧&lt;/li&gt;" calcext:value-type="string">
            <text:p><text:s text:c="12"/>&lt;li title="Lebanon" data-name="flag-lb"&gt;🇱🇧&lt;/li&gt;</text:p>
          </table:table-cell>
          <table:table-cell office:value-type="string" calcext:value-type="string">
            <text:p><text:s text:c="12"/>&lt;li title="Lebanon" data-name="flag-lb"&gt;🇱🇧&lt;/li&gt;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<text:a xlink:href="https://apps.timwhitlock.info/emoji/tables/iso3166#emoji-modal" xlink:type="simple">🇱🇸</text:a></text:p>
          </table:table-cell>
          <table:table-cell office:value-type="string" calcext:value-type="string">
            <text:p>Lesotho</text:p>
          </table:table-cell>
          <table:table-cell table:formula="of:=REPT(&quot; &quot;;12)&amp;&quot;&lt;li title=&quot;&quot;&quot;&amp;[.C123]&amp;&quot;&quot;&quot; data-name=&quot;&quot;flag-&quot;&amp;[.A123]&amp;&quot;&quot;&quot;&gt;&quot;&amp;[.B123]&amp;&quot;&lt;/li&gt;&quot;" office:value-type="string" office:string-value="            &lt;li title=&quot;Lesotho&quot; data-name=&quot;flag-ls&quot;&gt;🇱🇸&lt;/li&gt;" calcext:value-type="string">
            <text:p><text:s text:c="12"/>&lt;li title="Lesotho" data-name="flag-ls"&gt;🇱🇸&lt;/li&gt;</text:p>
          </table:table-cell>
          <table:table-cell office:value-type="string" calcext:value-type="string">
            <text:p><text:s text:c="12"/>&lt;li title="Lesotho" data-name="flag-ls"&gt;🇱🇸&lt;/li&gt;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<text:a xlink:href="https://apps.timwhitlock.info/emoji/tables/iso3166#emoji-modal" xlink:type="simple">🇱🇷</text:a></text:p>
          </table:table-cell>
          <table:table-cell office:value-type="string" calcext:value-type="string">
            <text:p>Liberia</text:p>
          </table:table-cell>
          <table:table-cell table:formula="of:=REPT(&quot; &quot;;12)&amp;&quot;&lt;li title=&quot;&quot;&quot;&amp;[.C124]&amp;&quot;&quot;&quot; data-name=&quot;&quot;flag-&quot;&amp;[.A124]&amp;&quot;&quot;&quot;&gt;&quot;&amp;[.B124]&amp;&quot;&lt;/li&gt;&quot;" office:value-type="string" office:string-value="            &lt;li title=&quot;Liberia&quot; data-name=&quot;flag-lr&quot;&gt;🇱🇷&lt;/li&gt;" calcext:value-type="string">
            <text:p><text:s text:c="12"/>&lt;li title="Liberia" data-name="flag-lr"&gt;🇱🇷&lt;/li&gt;</text:p>
          </table:table-cell>
          <table:table-cell office:value-type="string" calcext:value-type="string">
            <text:p><text:s text:c="12"/>&lt;li title="Liberia" data-name="flag-lr"&gt;🇱🇷&lt;/li&gt;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<text:a xlink:href="https://apps.timwhitlock.info/emoji/tables/iso3166#emoji-modal" xlink:type="simple">🇱🇾</text:a></text:p>
          </table:table-cell>
          <table:table-cell office:value-type="string" calcext:value-type="string">
            <text:p>Libya</text:p>
          </table:table-cell>
          <table:table-cell table:formula="of:=REPT(&quot; &quot;;12)&amp;&quot;&lt;li title=&quot;&quot;&quot;&amp;[.C125]&amp;&quot;&quot;&quot; data-name=&quot;&quot;flag-&quot;&amp;[.A125]&amp;&quot;&quot;&quot;&gt;&quot;&amp;[.B125]&amp;&quot;&lt;/li&gt;&quot;" office:value-type="string" office:string-value="            &lt;li title=&quot;Libya&quot; data-name=&quot;flag-ly&quot;&gt;🇱🇾&lt;/li&gt;" calcext:value-type="string">
            <text:p><text:s text:c="12"/>&lt;li title="Libya" data-name="flag-ly"&gt;🇱🇾&lt;/li&gt;</text:p>
          </table:table-cell>
          <table:table-cell office:value-type="string" calcext:value-type="string">
            <text:p><text:s text:c="12"/>&lt;li title="Libya" data-name="flag-ly"&gt;🇱🇾&lt;/li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apps.timwhitlock.info/emoji/tables/iso3166#emoji-modal" xlink:type="simple">🇱🇮</text:a></text:p>
          </table:table-cell>
          <table:table-cell office:value-type="string" calcext:value-type="string">
            <text:p>Liechtenstein</text:p>
          </table:table-cell>
          <table:table-cell table:formula="of:=REPT(&quot; &quot;;12)&amp;&quot;&lt;li title=&quot;&quot;&quot;&amp;[.C126]&amp;&quot;&quot;&quot; data-name=&quot;&quot;flag-&quot;&amp;[.A126]&amp;&quot;&quot;&quot;&gt;&quot;&amp;[.B126]&amp;&quot;&lt;/li&gt;&quot;" office:value-type="string" office:string-value="            &lt;li title=&quot;Liechtenstein&quot; data-name=&quot;flag-li&quot;&gt;🇱🇮&lt;/li&gt;" calcext:value-type="string">
            <text:p><text:s text:c="12"/>&lt;li title="Liechtenstein" data-name="flag-li"&gt;🇱🇮&lt;/li&gt;</text:p>
          </table:table-cell>
          <table:table-cell office:value-type="string" calcext:value-type="string">
            <text:p><text:s text:c="12"/>&lt;li title="Liechtenstein" data-name="flag-li"&gt;🇱🇮&lt;/li&gt;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apps.timwhitlock.info/emoji/tables/iso3166#emoji-modal" xlink:type="simple">🇱🇹</text:a></text:p>
          </table:table-cell>
          <table:table-cell office:value-type="string" calcext:value-type="string">
            <text:p>Lithuania</text:p>
          </table:table-cell>
          <table:table-cell table:formula="of:=REPT(&quot; &quot;;12)&amp;&quot;&lt;li title=&quot;&quot;&quot;&amp;[.C127]&amp;&quot;&quot;&quot; data-name=&quot;&quot;flag-&quot;&amp;[.A127]&amp;&quot;&quot;&quot;&gt;&quot;&amp;[.B127]&amp;&quot;&lt;/li&gt;&quot;" office:value-type="string" office:string-value="            &lt;li title=&quot;Lithuania&quot; data-name=&quot;flag-lt&quot;&gt;🇱🇹&lt;/li&gt;" calcext:value-type="string">
            <text:p><text:s text:c="12"/>&lt;li title="Lithuania" data-name="flag-lt"&gt;🇱🇹&lt;/li&gt;</text:p>
          </table:table-cell>
          <table:table-cell office:value-type="string" calcext:value-type="string">
            <text:p><text:s text:c="12"/>&lt;li title="Lithuania" data-name="flag-lt"&gt;🇱🇹&lt;/li&gt;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apps.timwhitlock.info/emoji/tables/iso3166#emoji-modal" xlink:type="simple">🇱🇺</text:a></text:p>
          </table:table-cell>
          <table:table-cell office:value-type="string" calcext:value-type="string">
            <text:p>Luxembourg</text:p>
          </table:table-cell>
          <table:table-cell table:formula="of:=REPT(&quot; &quot;;12)&amp;&quot;&lt;li title=&quot;&quot;&quot;&amp;[.C128]&amp;&quot;&quot;&quot; data-name=&quot;&quot;flag-&quot;&amp;[.A128]&amp;&quot;&quot;&quot;&gt;&quot;&amp;[.B128]&amp;&quot;&lt;/li&gt;&quot;" office:value-type="string" office:string-value="            &lt;li title=&quot;Luxembourg&quot; data-name=&quot;flag-lu&quot;&gt;🇱🇺&lt;/li&gt;" calcext:value-type="string">
            <text:p><text:s text:c="12"/>&lt;li title="Luxembourg" data-name="flag-lu"&gt;🇱🇺&lt;/li&gt;</text:p>
          </table:table-cell>
          <table:table-cell office:value-type="string" calcext:value-type="string">
            <text:p><text:s text:c="12"/>&lt;li title="Luxembourg" data-name="flag-lu"&gt;🇱🇺&lt;/li&gt;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<text:a xlink:href="https://apps.timwhitlock.info/emoji/tables/iso3166#emoji-modal" xlink:type="simple">🇲🇴</text:a></text:p>
          </table:table-cell>
          <table:table-cell office:value-type="string" calcext:value-type="string">
            <text:p>Macao</text:p>
          </table:table-cell>
          <table:table-cell table:formula="of:=REPT(&quot; &quot;;12)&amp;&quot;&lt;li title=&quot;&quot;&quot;&amp;[.C129]&amp;&quot;&quot;&quot; data-name=&quot;&quot;flag-&quot;&amp;[.A129]&amp;&quot;&quot;&quot;&gt;&quot;&amp;[.B129]&amp;&quot;&lt;/li&gt;&quot;" office:value-type="string" office:string-value="            &lt;li title=&quot;Macao&quot; data-name=&quot;flag-mo&quot;&gt;🇲🇴&lt;/li&gt;" calcext:value-type="string">
            <text:p><text:s text:c="12"/>&lt;li title="Macao" data-name="flag-mo"&gt;🇲🇴&lt;/li&gt;</text:p>
          </table:table-cell>
          <table:table-cell office:value-type="string" calcext:value-type="string">
            <text:p><text:s text:c="12"/>&lt;li title="Macao" data-name="flag-mo"&gt;🇲🇴&lt;/li&gt;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apps.timwhitlock.info/emoji/tables/iso3166#emoji-modal" xlink:type="simple">🇲🇰</text:a></text:p>
          </table:table-cell>
          <table:table-cell office:value-type="string" calcext:value-type="string">
            <text:p>Macedonia</text:p>
          </table:table-cell>
          <table:table-cell table:formula="of:=REPT(&quot; &quot;;12)&amp;&quot;&lt;li title=&quot;&quot;&quot;&amp;[.C130]&amp;&quot;&quot;&quot; data-name=&quot;&quot;flag-&quot;&amp;[.A130]&amp;&quot;&quot;&quot;&gt;&quot;&amp;[.B130]&amp;&quot;&lt;/li&gt;&quot;" office:value-type="string" office:string-value="            &lt;li title=&quot;Macedonia&quot; data-name=&quot;flag-mk&quot;&gt;🇲🇰&lt;/li&gt;" calcext:value-type="string">
            <text:p><text:s text:c="12"/>&lt;li title="Macedonia" data-name="flag-mk"&gt;🇲🇰&lt;/li&gt;</text:p>
          </table:table-cell>
          <table:table-cell office:value-type="string" calcext:value-type="string">
            <text:p><text:s text:c="12"/>&lt;li title="Macedonia" data-name="flag-mk"&gt;🇲🇰&lt;/li&gt;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apps.timwhitlock.info/emoji/tables/iso3166#emoji-modal" xlink:type="simple">🇲🇬</text:a></text:p>
          </table:table-cell>
          <table:table-cell office:value-type="string" calcext:value-type="string">
            <text:p>Madagascar</text:p>
          </table:table-cell>
          <table:table-cell table:formula="of:=REPT(&quot; &quot;;12)&amp;&quot;&lt;li title=&quot;&quot;&quot;&amp;[.C131]&amp;&quot;&quot;&quot; data-name=&quot;&quot;flag-&quot;&amp;[.A131]&amp;&quot;&quot;&quot;&gt;&quot;&amp;[.B131]&amp;&quot;&lt;/li&gt;&quot;" office:value-type="string" office:string-value="            &lt;li title=&quot;Madagascar&quot; data-name=&quot;flag-mg&quot;&gt;🇲🇬&lt;/li&gt;" calcext:value-type="string">
            <text:p><text:s text:c="12"/>&lt;li title="Madagascar" data-name="flag-mg"&gt;🇲🇬&lt;/li&gt;</text:p>
          </table:table-cell>
          <table:table-cell office:value-type="string" calcext:value-type="string">
            <text:p><text:s text:c="12"/>&lt;li title="Madagascar" data-name="flag-mg"&gt;🇲🇬&lt;/li&gt;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<text:a xlink:href="https://apps.timwhitlock.info/emoji/tables/iso3166#emoji-modal" xlink:type="simple">🇲🇼</text:a></text:p>
          </table:table-cell>
          <table:table-cell office:value-type="string" calcext:value-type="string">
            <text:p>Malawi</text:p>
          </table:table-cell>
          <table:table-cell table:formula="of:=REPT(&quot; &quot;;12)&amp;&quot;&lt;li title=&quot;&quot;&quot;&amp;[.C132]&amp;&quot;&quot;&quot; data-name=&quot;&quot;flag-&quot;&amp;[.A132]&amp;&quot;&quot;&quot;&gt;&quot;&amp;[.B132]&amp;&quot;&lt;/li&gt;&quot;" office:value-type="string" office:string-value="            &lt;li title=&quot;Malawi&quot; data-name=&quot;flag-mw&quot;&gt;🇲🇼&lt;/li&gt;" calcext:value-type="string">
            <text:p><text:s text:c="12"/>&lt;li title="Malawi" data-name="flag-mw"&gt;🇲🇼&lt;/li&gt;</text:p>
          </table:table-cell>
          <table:table-cell office:value-type="string" calcext:value-type="string">
            <text:p><text:s text:c="12"/>&lt;li title="Malawi" data-name="flag-mw"&gt;🇲🇼&lt;/li&gt;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apps.timwhitlock.info/emoji/tables/iso3166#emoji-modal" xlink:type="simple">🇲🇾</text:a></text:p>
          </table:table-cell>
          <table:table-cell office:value-type="string" calcext:value-type="string">
            <text:p>Malaysia</text:p>
          </table:table-cell>
          <table:table-cell table:formula="of:=REPT(&quot; &quot;;12)&amp;&quot;&lt;li title=&quot;&quot;&quot;&amp;[.C133]&amp;&quot;&quot;&quot; data-name=&quot;&quot;flag-&quot;&amp;[.A133]&amp;&quot;&quot;&quot;&gt;&quot;&amp;[.B133]&amp;&quot;&lt;/li&gt;&quot;" office:value-type="string" office:string-value="            &lt;li title=&quot;Malaysia&quot; data-name=&quot;flag-my&quot;&gt;🇲🇾&lt;/li&gt;" calcext:value-type="string">
            <text:p><text:s text:c="12"/>&lt;li title="Malaysia" data-name="flag-my"&gt;🇲🇾&lt;/li&gt;</text:p>
          </table:table-cell>
          <table:table-cell office:value-type="string" calcext:value-type="string">
            <text:p><text:s text:c="12"/>&lt;li title="Malaysia" data-name="flag-my"&gt;🇲🇾&lt;/li&gt;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<text:a xlink:href="https://apps.timwhitlock.info/emoji/tables/iso3166#emoji-modal" xlink:type="simple">🇲🇻</text:a></text:p>
          </table:table-cell>
          <table:table-cell office:value-type="string" calcext:value-type="string">
            <text:p>Maldives</text:p>
          </table:table-cell>
          <table:table-cell table:formula="of:=REPT(&quot; &quot;;12)&amp;&quot;&lt;li title=&quot;&quot;&quot;&amp;[.C134]&amp;&quot;&quot;&quot; data-name=&quot;&quot;flag-&quot;&amp;[.A134]&amp;&quot;&quot;&quot;&gt;&quot;&amp;[.B134]&amp;&quot;&lt;/li&gt;&quot;" office:value-type="string" office:string-value="            &lt;li title=&quot;Maldives&quot; data-name=&quot;flag-mv&quot;&gt;🇲🇻&lt;/li&gt;" calcext:value-type="string">
            <text:p><text:s text:c="12"/>&lt;li title="Maldives" data-name="flag-mv"&gt;🇲🇻&lt;/li&gt;</text:p>
          </table:table-cell>
          <table:table-cell office:value-type="string" calcext:value-type="string">
            <text:p><text:s text:c="12"/>&lt;li title="Maldives" data-name="flag-mv"&gt;🇲🇻&lt;/li&gt;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apps.timwhitlock.info/emoji/tables/iso3166#emoji-modal" xlink:type="simple">🇲🇱</text:a></text:p>
          </table:table-cell>
          <table:table-cell office:value-type="string" calcext:value-type="string">
            <text:p>Mali</text:p>
          </table:table-cell>
          <table:table-cell table:formula="of:=REPT(&quot; &quot;;12)&amp;&quot;&lt;li title=&quot;&quot;&quot;&amp;[.C135]&amp;&quot;&quot;&quot; data-name=&quot;&quot;flag-&quot;&amp;[.A135]&amp;&quot;&quot;&quot;&gt;&quot;&amp;[.B135]&amp;&quot;&lt;/li&gt;&quot;" office:value-type="string" office:string-value="            &lt;li title=&quot;Mali&quot; data-name=&quot;flag-ml&quot;&gt;🇲🇱&lt;/li&gt;" calcext:value-type="string">
            <text:p><text:s text:c="12"/>&lt;li title="Mali" data-name="flag-ml"&gt;🇲🇱&lt;/li&gt;</text:p>
          </table:table-cell>
          <table:table-cell office:value-type="string" calcext:value-type="string">
            <text:p><text:s text:c="12"/>&lt;li title="Mali" data-name="flag-ml"&gt;🇲🇱&lt;/li&gt;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apps.timwhitlock.info/emoji/tables/iso3166#emoji-modal" xlink:type="simple">🇲🇹</text:a></text:p>
          </table:table-cell>
          <table:table-cell office:value-type="string" calcext:value-type="string">
            <text:p>Malta</text:p>
          </table:table-cell>
          <table:table-cell table:formula="of:=REPT(&quot; &quot;;12)&amp;&quot;&lt;li title=&quot;&quot;&quot;&amp;[.C136]&amp;&quot;&quot;&quot; data-name=&quot;&quot;flag-&quot;&amp;[.A136]&amp;&quot;&quot;&quot;&gt;&quot;&amp;[.B136]&amp;&quot;&lt;/li&gt;&quot;" office:value-type="string" office:string-value="            &lt;li title=&quot;Malta&quot; data-name=&quot;flag-mt&quot;&gt;🇲🇹&lt;/li&gt;" calcext:value-type="string">
            <text:p><text:s text:c="12"/>&lt;li title="Malta" data-name="flag-mt"&gt;🇲🇹&lt;/li&gt;</text:p>
          </table:table-cell>
          <table:table-cell office:value-type="string" calcext:value-type="string">
            <text:p><text:s text:c="12"/>&lt;li title="Malta" data-name="flag-mt"&gt;🇲🇹&lt;/li&gt;</text:p>
          </table:table-cell>
        </table:table-row>
        <table:table-row table:style-name="ro2">
          <table:table-cell office:value-type="string" calcext:value-type="string">
            <text:p>mh</text:p>
          </table:table-cell>
          <table:table-cell office:value-type="string" calcext:value-type="string">
            <text:p><text:a xlink:href="https://apps.timwhitlock.info/emoji/tables/iso3166#emoji-modal" xlink:type="simple">🇲🇭</text:a></text:p>
          </table:table-cell>
          <table:table-cell office:value-type="string" calcext:value-type="string">
            <text:p>Marshall Islands</text:p>
          </table:table-cell>
          <table:table-cell table:formula="of:=REPT(&quot; &quot;;12)&amp;&quot;&lt;li title=&quot;&quot;&quot;&amp;[.C137]&amp;&quot;&quot;&quot; data-name=&quot;&quot;flag-&quot;&amp;[.A137]&amp;&quot;&quot;&quot;&gt;&quot;&amp;[.B137]&amp;&quot;&lt;/li&gt;&quot;" office:value-type="string" office:string-value="            &lt;li title=&quot;Marshall Islands&quot; data-name=&quot;flag-mh&quot;&gt;🇲🇭&lt;/li&gt;" calcext:value-type="string">
            <text:p><text:s text:c="12"/>&lt;li title="Marshall Islands" data-name="flag-mh"&gt;🇲🇭&lt;/li&gt;</text:p>
          </table:table-cell>
          <table:table-cell office:value-type="string" calcext:value-type="string">
            <text:p><text:s text:c="12"/>&lt;li title="Marshall Islands" data-name="flag-mh"&gt;🇲🇭&lt;/li&gt;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<text:a xlink:href="https://apps.timwhitlock.info/emoji/tables/iso3166#emoji-modal" xlink:type="simple">🇲🇶</text:a></text:p>
          </table:table-cell>
          <table:table-cell office:value-type="string" calcext:value-type="string">
            <text:p>Martinique</text:p>
          </table:table-cell>
          <table:table-cell table:formula="of:=REPT(&quot; &quot;;12)&amp;&quot;&lt;li title=&quot;&quot;&quot;&amp;[.C138]&amp;&quot;&quot;&quot; data-name=&quot;&quot;flag-&quot;&amp;[.A138]&amp;&quot;&quot;&quot;&gt;&quot;&amp;[.B138]&amp;&quot;&lt;/li&gt;&quot;" office:value-type="string" office:string-value="            &lt;li title=&quot;Martinique&quot; data-name=&quot;flag-mq&quot;&gt;🇲🇶&lt;/li&gt;" calcext:value-type="string">
            <text:p><text:s text:c="12"/>&lt;li title="Martinique" data-name="flag-mq"&gt;🇲🇶&lt;/li&gt;</text:p>
          </table:table-cell>
          <table:table-cell office:value-type="string" calcext:value-type="string">
            <text:p><text:s text:c="12"/>&lt;li title="Martinique" data-name="flag-mq"&gt;🇲🇶&lt;/li&gt;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<text:a xlink:href="https://apps.timwhitlock.info/emoji/tables/iso3166#emoji-modal" xlink:type="simple">🇲🇷</text:a></text:p>
          </table:table-cell>
          <table:table-cell office:value-type="string" calcext:value-type="string">
            <text:p>Mauritania</text:p>
          </table:table-cell>
          <table:table-cell table:formula="of:=REPT(&quot; &quot;;12)&amp;&quot;&lt;li title=&quot;&quot;&quot;&amp;[.C139]&amp;&quot;&quot;&quot; data-name=&quot;&quot;flag-&quot;&amp;[.A139]&amp;&quot;&quot;&quot;&gt;&quot;&amp;[.B139]&amp;&quot;&lt;/li&gt;&quot;" office:value-type="string" office:string-value="            &lt;li title=&quot;Mauritania&quot; data-name=&quot;flag-mr&quot;&gt;🇲🇷&lt;/li&gt;" calcext:value-type="string">
            <text:p><text:s text:c="12"/>&lt;li title="Mauritania" data-name="flag-mr"&gt;🇲🇷&lt;/li&gt;</text:p>
          </table:table-cell>
          <table:table-cell office:value-type="string" calcext:value-type="string">
            <text:p><text:s text:c="12"/>&lt;li title="Mauritania" data-name="flag-mr"&gt;🇲🇷&lt;/li&gt;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<text:a xlink:href="https://apps.timwhitlock.info/emoji/tables/iso3166#emoji-modal" xlink:type="simple">🇲🇺</text:a></text:p>
          </table:table-cell>
          <table:table-cell office:value-type="string" calcext:value-type="string">
            <text:p>Mauritius</text:p>
          </table:table-cell>
          <table:table-cell table:formula="of:=REPT(&quot; &quot;;12)&amp;&quot;&lt;li title=&quot;&quot;&quot;&amp;[.C140]&amp;&quot;&quot;&quot; data-name=&quot;&quot;flag-&quot;&amp;[.A140]&amp;&quot;&quot;&quot;&gt;&quot;&amp;[.B140]&amp;&quot;&lt;/li&gt;&quot;" office:value-type="string" office:string-value="            &lt;li title=&quot;Mauritius&quot; data-name=&quot;flag-mu&quot;&gt;🇲🇺&lt;/li&gt;" calcext:value-type="string">
            <text:p><text:s text:c="12"/>&lt;li title="Mauritius" data-name="flag-mu"&gt;🇲🇺&lt;/li&gt;</text:p>
          </table:table-cell>
          <table:table-cell office:value-type="string" calcext:value-type="string">
            <text:p><text:s text:c="12"/>&lt;li title="Mauritius" data-name="flag-mu"&gt;🇲🇺&lt;/li&gt;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<text:a xlink:href="https://apps.timwhitlock.info/emoji/tables/iso3166#emoji-modal" xlink:type="simple">🇾🇹</text:a></text:p>
          </table:table-cell>
          <table:table-cell office:value-type="string" calcext:value-type="string">
            <text:p>Mayotte</text:p>
          </table:table-cell>
          <table:table-cell table:formula="of:=REPT(&quot; &quot;;12)&amp;&quot;&lt;li title=&quot;&quot;&quot;&amp;[.C141]&amp;&quot;&quot;&quot; data-name=&quot;&quot;flag-&quot;&amp;[.A141]&amp;&quot;&quot;&quot;&gt;&quot;&amp;[.B141]&amp;&quot;&lt;/li&gt;&quot;" office:value-type="string" office:string-value="            &lt;li title=&quot;Mayotte&quot; data-name=&quot;flag-yt&quot;&gt;🇾🇹&lt;/li&gt;" calcext:value-type="string">
            <text:p><text:s text:c="12"/>&lt;li title="Mayotte" data-name="flag-yt"&gt;🇾🇹&lt;/li&gt;</text:p>
          </table:table-cell>
          <table:table-cell office:value-type="string" calcext:value-type="string">
            <text:p><text:s text:c="12"/>&lt;li title="Mayotte" data-name="flag-yt"&gt;🇾🇹&lt;/li&gt;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<text:a xlink:href="https://apps.timwhitlock.info/emoji/tables/iso3166#emoji-modal" xlink:type="simple">🇲🇽</text:a></text:p>
          </table:table-cell>
          <table:table-cell office:value-type="string" calcext:value-type="string">
            <text:p>Mexico</text:p>
          </table:table-cell>
          <table:table-cell table:formula="of:=REPT(&quot; &quot;;12)&amp;&quot;&lt;li title=&quot;&quot;&quot;&amp;[.C142]&amp;&quot;&quot;&quot; data-name=&quot;&quot;flag-&quot;&amp;[.A142]&amp;&quot;&quot;&quot;&gt;&quot;&amp;[.B142]&amp;&quot;&lt;/li&gt;&quot;" office:value-type="string" office:string-value="            &lt;li title=&quot;Mexico&quot; data-name=&quot;flag-mx&quot;&gt;🇲🇽&lt;/li&gt;" calcext:value-type="string">
            <text:p><text:s text:c="12"/>&lt;li title="Mexico" data-name="flag-mx"&gt;🇲🇽&lt;/li&gt;</text:p>
          </table:table-cell>
          <table:table-cell office:value-type="string" calcext:value-type="string">
            <text:p><text:s text:c="12"/>&lt;li title="Mexico" data-name="flag-mx"&gt;🇲🇽&lt;/li&gt;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<text:a xlink:href="https://apps.timwhitlock.info/emoji/tables/iso3166#emoji-modal" xlink:type="simple">🇫🇲</text:a></text:p>
          </table:table-cell>
          <table:table-cell office:value-type="string" calcext:value-type="string">
            <text:p>Micronesia</text:p>
          </table:table-cell>
          <table:table-cell table:formula="of:=REPT(&quot; &quot;;12)&amp;&quot;&lt;li title=&quot;&quot;&quot;&amp;[.C143]&amp;&quot;&quot;&quot; data-name=&quot;&quot;flag-&quot;&amp;[.A143]&amp;&quot;&quot;&quot;&gt;&quot;&amp;[.B143]&amp;&quot;&lt;/li&gt;&quot;" office:value-type="string" office:string-value="            &lt;li title=&quot;Micronesia&quot; data-name=&quot;flag-fm&quot;&gt;🇫🇲&lt;/li&gt;" calcext:value-type="string">
            <text:p><text:s text:c="12"/>&lt;li title="Micronesia" data-name="flag-fm"&gt;🇫🇲&lt;/li&gt;</text:p>
          </table:table-cell>
          <table:table-cell office:value-type="string" calcext:value-type="string">
            <text:p><text:s text:c="12"/>&lt;li title="Micronesia" data-name="flag-fm"&gt;🇫🇲&lt;/li&gt;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apps.timwhitlock.info/emoji/tables/iso3166#emoji-modal" xlink:type="simple">🇲🇩</text:a></text:p>
          </table:table-cell>
          <table:table-cell office:value-type="string" calcext:value-type="string">
            <text:p>Moldova</text:p>
          </table:table-cell>
          <table:table-cell table:formula="of:=REPT(&quot; &quot;;12)&amp;&quot;&lt;li title=&quot;&quot;&quot;&amp;[.C144]&amp;&quot;&quot;&quot; data-name=&quot;&quot;flag-&quot;&amp;[.A144]&amp;&quot;&quot;&quot;&gt;&quot;&amp;[.B144]&amp;&quot;&lt;/li&gt;&quot;" office:value-type="string" office:string-value="            &lt;li title=&quot;Moldova&quot; data-name=&quot;flag-md&quot;&gt;🇲🇩&lt;/li&gt;" calcext:value-type="string">
            <text:p><text:s text:c="12"/>&lt;li title="Moldova" data-name="flag-md"&gt;🇲🇩&lt;/li&gt;</text:p>
          </table:table-cell>
          <table:table-cell office:value-type="string" calcext:value-type="string">
            <text:p><text:s text:c="12"/>&lt;li title="Moldova" data-name="flag-md"&gt;🇲🇩&lt;/li&gt;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<text:a xlink:href="https://apps.timwhitlock.info/emoji/tables/iso3166#emoji-modal" xlink:type="simple">🇲🇨</text:a></text:p>
          </table:table-cell>
          <table:table-cell office:value-type="string" calcext:value-type="string">
            <text:p>Monaco</text:p>
          </table:table-cell>
          <table:table-cell table:formula="of:=REPT(&quot; &quot;;12)&amp;&quot;&lt;li title=&quot;&quot;&quot;&amp;[.C145]&amp;&quot;&quot;&quot; data-name=&quot;&quot;flag-&quot;&amp;[.A145]&amp;&quot;&quot;&quot;&gt;&quot;&amp;[.B145]&amp;&quot;&lt;/li&gt;&quot;" office:value-type="string" office:string-value="            &lt;li title=&quot;Monaco&quot; data-name=&quot;flag-mc&quot;&gt;🇲🇨&lt;/li&gt;" calcext:value-type="string">
            <text:p><text:s text:c="12"/>&lt;li title="Monaco" data-name="flag-mc"&gt;🇲🇨&lt;/li&gt;</text:p>
          </table:table-cell>
          <table:table-cell office:value-type="string" calcext:value-type="string">
            <text:p><text:s text:c="12"/>&lt;li title="Monaco" data-name="flag-mc"&gt;🇲🇨&lt;/li&gt;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apps.timwhitlock.info/emoji/tables/iso3166#emoji-modal" xlink:type="simple">🇲🇳</text:a></text:p>
          </table:table-cell>
          <table:table-cell office:value-type="string" calcext:value-type="string">
            <text:p>Mongolia</text:p>
          </table:table-cell>
          <table:table-cell table:formula="of:=REPT(&quot; &quot;;12)&amp;&quot;&lt;li title=&quot;&quot;&quot;&amp;[.C146]&amp;&quot;&quot;&quot; data-name=&quot;&quot;flag-&quot;&amp;[.A146]&amp;&quot;&quot;&quot;&gt;&quot;&amp;[.B146]&amp;&quot;&lt;/li&gt;&quot;" office:value-type="string" office:string-value="            &lt;li title=&quot;Mongolia&quot; data-name=&quot;flag-mn&quot;&gt;🇲🇳&lt;/li&gt;" calcext:value-type="string">
            <text:p><text:s text:c="12"/>&lt;li title="Mongolia" data-name="flag-mn"&gt;🇲🇳&lt;/li&gt;</text:p>
          </table:table-cell>
          <table:table-cell office:value-type="string" calcext:value-type="string">
            <text:p><text:s text:c="12"/>&lt;li title="Mongolia" data-name="flag-mn"&gt;🇲🇳&lt;/li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<text:a xlink:href="https://apps.timwhitlock.info/emoji/tables/iso3166#emoji-modal" xlink:type="simple">🇲🇪</text:a></text:p>
          </table:table-cell>
          <table:table-cell office:value-type="string" calcext:value-type="string">
            <text:p>Montenegro</text:p>
          </table:table-cell>
          <table:table-cell table:formula="of:=REPT(&quot; &quot;;12)&amp;&quot;&lt;li title=&quot;&quot;&quot;&amp;[.C147]&amp;&quot;&quot;&quot; data-name=&quot;&quot;flag-&quot;&amp;[.A147]&amp;&quot;&quot;&quot;&gt;&quot;&amp;[.B147]&amp;&quot;&lt;/li&gt;&quot;" office:value-type="string" office:string-value="            &lt;li title=&quot;Montenegro&quot; data-name=&quot;flag-me&quot;&gt;🇲🇪&lt;/li&gt;" calcext:value-type="string">
            <text:p><text:s text:c="12"/>&lt;li title="Montenegro" data-name="flag-me"&gt;🇲🇪&lt;/li&gt;</text:p>
          </table:table-cell>
          <table:table-cell office:value-type="string" calcext:value-type="string">
            <text:p><text:s text:c="12"/>&lt;li title="Montenegro" data-name="flag-me"&gt;🇲🇪&lt;/li&gt;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<text:a xlink:href="https://apps.timwhitlock.info/emoji/tables/iso3166#emoji-modal" xlink:type="simple">🇲🇸</text:a></text:p>
          </table:table-cell>
          <table:table-cell office:value-type="string" calcext:value-type="string">
            <text:p>Montserrat</text:p>
          </table:table-cell>
          <table:table-cell table:formula="of:=REPT(&quot; &quot;;12)&amp;&quot;&lt;li title=&quot;&quot;&quot;&amp;[.C148]&amp;&quot;&quot;&quot; data-name=&quot;&quot;flag-&quot;&amp;[.A148]&amp;&quot;&quot;&quot;&gt;&quot;&amp;[.B148]&amp;&quot;&lt;/li&gt;&quot;" office:value-type="string" office:string-value="            &lt;li title=&quot;Montserrat&quot; data-name=&quot;flag-ms&quot;&gt;🇲🇸&lt;/li&gt;" calcext:value-type="string">
            <text:p><text:s text:c="12"/>&lt;li title="Montserrat" data-name="flag-ms"&gt;🇲🇸&lt;/li&gt;</text:p>
          </table:table-cell>
          <table:table-cell office:value-type="string" calcext:value-type="string">
            <text:p><text:s text:c="12"/>&lt;li title="Montserrat" data-name="flag-ms"&gt;🇲🇸&lt;/li&gt;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<text:a xlink:href="https://apps.timwhitlock.info/emoji/tables/iso3166#emoji-modal" xlink:type="simple">🇲🇦</text:a></text:p>
          </table:table-cell>
          <table:table-cell office:value-type="string" calcext:value-type="string">
            <text:p>Morocco</text:p>
          </table:table-cell>
          <table:table-cell table:formula="of:=REPT(&quot; &quot;;12)&amp;&quot;&lt;li title=&quot;&quot;&quot;&amp;[.C149]&amp;&quot;&quot;&quot; data-name=&quot;&quot;flag-&quot;&amp;[.A149]&amp;&quot;&quot;&quot;&gt;&quot;&amp;[.B149]&amp;&quot;&lt;/li&gt;&quot;" office:value-type="string" office:string-value="            &lt;li title=&quot;Morocco&quot; data-name=&quot;flag-ma&quot;&gt;🇲🇦&lt;/li&gt;" calcext:value-type="string">
            <text:p><text:s text:c="12"/>&lt;li title="Morocco" data-name="flag-ma"&gt;🇲🇦&lt;/li&gt;</text:p>
          </table:table-cell>
          <table:table-cell office:value-type="string" calcext:value-type="string">
            <text:p><text:s text:c="12"/>&lt;li title="Morocco" data-name="flag-ma"&gt;🇲🇦&lt;/li&gt;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<text:a xlink:href="https://apps.timwhitlock.info/emoji/tables/iso3166#emoji-modal" xlink:type="simple">🇲🇿</text:a></text:p>
          </table:table-cell>
          <table:table-cell office:value-type="string" calcext:value-type="string">
            <text:p>Mozambique</text:p>
          </table:table-cell>
          <table:table-cell table:formula="of:=REPT(&quot; &quot;;12)&amp;&quot;&lt;li title=&quot;&quot;&quot;&amp;[.C150]&amp;&quot;&quot;&quot; data-name=&quot;&quot;flag-&quot;&amp;[.A150]&amp;&quot;&quot;&quot;&gt;&quot;&amp;[.B150]&amp;&quot;&lt;/li&gt;&quot;" office:value-type="string" office:string-value="            &lt;li title=&quot;Mozambique&quot; data-name=&quot;flag-mz&quot;&gt;🇲🇿&lt;/li&gt;" calcext:value-type="string">
            <text:p><text:s text:c="12"/>&lt;li title="Mozambique" data-name="flag-mz"&gt;🇲🇿&lt;/li&gt;</text:p>
          </table:table-cell>
          <table:table-cell office:value-type="string" calcext:value-type="string">
            <text:p><text:s text:c="12"/>&lt;li title="Mozambique" data-name="flag-mz"&gt;🇲🇿&lt;/li&gt;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<text:a xlink:href="https://apps.timwhitlock.info/emoji/tables/iso3166#emoji-modal" xlink:type="simple">🇲🇲</text:a></text:p>
          </table:table-cell>
          <table:table-cell office:value-type="string" calcext:value-type="string">
            <text:p>Myanmar</text:p>
          </table:table-cell>
          <table:table-cell table:formula="of:=REPT(&quot; &quot;;12)&amp;&quot;&lt;li title=&quot;&quot;&quot;&amp;[.C151]&amp;&quot;&quot;&quot; data-name=&quot;&quot;flag-&quot;&amp;[.A151]&amp;&quot;&quot;&quot;&gt;&quot;&amp;[.B151]&amp;&quot;&lt;/li&gt;&quot;" office:value-type="string" office:string-value="            &lt;li title=&quot;Myanmar&quot; data-name=&quot;flag-mm&quot;&gt;🇲🇲&lt;/li&gt;" calcext:value-type="string">
            <text:p><text:s text:c="12"/>&lt;li title="Myanmar" data-name="flag-mm"&gt;🇲🇲&lt;/li&gt;</text:p>
          </table:table-cell>
          <table:table-cell office:value-type="string" calcext:value-type="string">
            <text:p><text:s text:c="12"/>&lt;li title="Myanmar" data-name="flag-mm"&gt;🇲🇲&lt;/li&gt;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apps.timwhitlock.info/emoji/tables/iso3166#emoji-modal" xlink:type="simple">🇳🇦</text:a></text:p>
          </table:table-cell>
          <table:table-cell office:value-type="string" calcext:value-type="string">
            <text:p>Namibia</text:p>
          </table:table-cell>
          <table:table-cell table:formula="of:=REPT(&quot; &quot;;12)&amp;&quot;&lt;li title=&quot;&quot;&quot;&amp;[.C152]&amp;&quot;&quot;&quot; data-name=&quot;&quot;flag-&quot;&amp;[.A152]&amp;&quot;&quot;&quot;&gt;&quot;&amp;[.B152]&amp;&quot;&lt;/li&gt;&quot;" office:value-type="string" office:string-value="            &lt;li title=&quot;Namibia&quot; data-name=&quot;flag-na&quot;&gt;🇳🇦&lt;/li&gt;" calcext:value-type="string">
            <text:p><text:s text:c="12"/>&lt;li title="Namibia" data-name="flag-na"&gt;🇳🇦&lt;/li&gt;</text:p>
          </table:table-cell>
          <table:table-cell office:value-type="string" calcext:value-type="string">
            <text:p><text:s text:c="12"/>&lt;li title="Namibia" data-name="flag-na"&gt;🇳🇦&lt;/li&gt;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https://apps.timwhitlock.info/emoji/tables/iso3166#emoji-modal" xlink:type="simple">🇳🇷</text:a></text:p>
          </table:table-cell>
          <table:table-cell office:value-type="string" calcext:value-type="string">
            <text:p>Nauru</text:p>
          </table:table-cell>
          <table:table-cell table:formula="of:=REPT(&quot; &quot;;12)&amp;&quot;&lt;li title=&quot;&quot;&quot;&amp;[.C153]&amp;&quot;&quot;&quot; data-name=&quot;&quot;flag-&quot;&amp;[.A153]&amp;&quot;&quot;&quot;&gt;&quot;&amp;[.B153]&amp;&quot;&lt;/li&gt;&quot;" office:value-type="string" office:string-value="            &lt;li title=&quot;Nauru&quot; data-name=&quot;flag-nr&quot;&gt;🇳🇷&lt;/li&gt;" calcext:value-type="string">
            <text:p><text:s text:c="12"/>&lt;li title="Nauru" data-name="flag-nr"&gt;🇳🇷&lt;/li&gt;</text:p>
          </table:table-cell>
          <table:table-cell office:value-type="string" calcext:value-type="string">
            <text:p><text:s text:c="12"/>&lt;li title="Nauru" data-name="flag-nr"&gt;🇳🇷&lt;/li&gt;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<text:a xlink:href="https://apps.timwhitlock.info/emoji/tables/iso3166#emoji-modal" xlink:type="simple">🇳🇵</text:a></text:p>
          </table:table-cell>
          <table:table-cell office:value-type="string" calcext:value-type="string">
            <text:p>Nepal</text:p>
          </table:table-cell>
          <table:table-cell table:formula="of:=REPT(&quot; &quot;;12)&amp;&quot;&lt;li title=&quot;&quot;&quot;&amp;[.C154]&amp;&quot;&quot;&quot; data-name=&quot;&quot;flag-&quot;&amp;[.A154]&amp;&quot;&quot;&quot;&gt;&quot;&amp;[.B154]&amp;&quot;&lt;/li&gt;&quot;" office:value-type="string" office:string-value="            &lt;li title=&quot;Nepal&quot; data-name=&quot;flag-np&quot;&gt;🇳🇵&lt;/li&gt;" calcext:value-type="string">
            <text:p><text:s text:c="12"/>&lt;li title="Nepal" data-name="flag-np"&gt;🇳🇵&lt;/li&gt;</text:p>
          </table:table-cell>
          <table:table-cell office:value-type="string" calcext:value-type="string">
            <text:p><text:s text:c="12"/>&lt;li title="Nepal" data-name="flag-np"&gt;🇳🇵&lt;/li&gt;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apps.timwhitlock.info/emoji/tables/iso3166#emoji-modal" xlink:type="simple">🇳🇱</text:a></text:p>
          </table:table-cell>
          <table:table-cell office:value-type="string" calcext:value-type="string">
            <text:p>Netherlands</text:p>
          </table:table-cell>
          <table:table-cell table:formula="of:=REPT(&quot; &quot;;12)&amp;&quot;&lt;li title=&quot;&quot;&quot;&amp;[.C155]&amp;&quot;&quot;&quot; data-name=&quot;&quot;flag-&quot;&amp;[.A155]&amp;&quot;&quot;&quot;&gt;&quot;&amp;[.B155]&amp;&quot;&lt;/li&gt;&quot;" office:value-type="string" office:string-value="            &lt;li title=&quot;Netherlands&quot; data-name=&quot;flag-nl&quot;&gt;🇳🇱&lt;/li&gt;" calcext:value-type="string">
            <text:p><text:s text:c="12"/>&lt;li title="Netherlands" data-name="flag-nl"&gt;🇳🇱&lt;/li&gt;</text:p>
          </table:table-cell>
          <table:table-cell office:value-type="string" calcext:value-type="string">
            <text:p><text:s text:c="12"/>&lt;li title="Netherlands" data-name="flag-nl"&gt;🇳🇱&lt;/li&gt;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<text:a xlink:href="https://apps.timwhitlock.info/emoji/tables/iso3166#emoji-modal" xlink:type="simple">🇳🇨</text:a></text:p>
          </table:table-cell>
          <table:table-cell office:value-type="string" calcext:value-type="string">
            <text:p>New Caledonia</text:p>
          </table:table-cell>
          <table:table-cell table:formula="of:=REPT(&quot; &quot;;12)&amp;&quot;&lt;li title=&quot;&quot;&quot;&amp;[.C156]&amp;&quot;&quot;&quot; data-name=&quot;&quot;flag-&quot;&amp;[.A156]&amp;&quot;&quot;&quot;&gt;&quot;&amp;[.B156]&amp;&quot;&lt;/li&gt;&quot;" office:value-type="string" office:string-value="            &lt;li title=&quot;New Caledonia&quot; data-name=&quot;flag-nc&quot;&gt;🇳🇨&lt;/li&gt;" calcext:value-type="string">
            <text:p><text:s text:c="12"/>&lt;li title="New Caledonia" data-name="flag-nc"&gt;🇳🇨&lt;/li&gt;</text:p>
          </table:table-cell>
          <table:table-cell office:value-type="string" calcext:value-type="string">
            <text:p><text:s text:c="12"/>&lt;li title="New Caledonia" data-name="flag-nc"&gt;🇳🇨&lt;/li&gt;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apps.timwhitlock.info/emoji/tables/iso3166#emoji-modal" xlink:type="simple">🇳🇿</text:a></text:p>
          </table:table-cell>
          <table:table-cell office:value-type="string" calcext:value-type="string">
            <text:p>New Zealand</text:p>
          </table:table-cell>
          <table:table-cell table:formula="of:=REPT(&quot; &quot;;12)&amp;&quot;&lt;li title=&quot;&quot;&quot;&amp;[.C157]&amp;&quot;&quot;&quot; data-name=&quot;&quot;flag-&quot;&amp;[.A157]&amp;&quot;&quot;&quot;&gt;&quot;&amp;[.B157]&amp;&quot;&lt;/li&gt;&quot;" office:value-type="string" office:string-value="            &lt;li title=&quot;New Zealand&quot; data-name=&quot;flag-nz&quot;&gt;🇳🇿&lt;/li&gt;" calcext:value-type="string">
            <text:p><text:s text:c="12"/>&lt;li title="New Zealand" data-name="flag-nz"&gt;🇳🇿&lt;/li&gt;</text:p>
          </table:table-cell>
          <table:table-cell office:value-type="string" calcext:value-type="string">
            <text:p><text:s text:c="12"/>&lt;li title="New Zealand" data-name="flag-nz"&gt;🇳🇿&lt;/li&gt;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<text:a xlink:href="https://apps.timwhitlock.info/emoji/tables/iso3166#emoji-modal" xlink:type="simple">🇳🇮</text:a></text:p>
          </table:table-cell>
          <table:table-cell office:value-type="string" calcext:value-type="string">
            <text:p>Nicaragua</text:p>
          </table:table-cell>
          <table:table-cell table:formula="of:=REPT(&quot; &quot;;12)&amp;&quot;&lt;li title=&quot;&quot;&quot;&amp;[.C158]&amp;&quot;&quot;&quot; data-name=&quot;&quot;flag-&quot;&amp;[.A158]&amp;&quot;&quot;&quot;&gt;&quot;&amp;[.B158]&amp;&quot;&lt;/li&gt;&quot;" office:value-type="string" office:string-value="            &lt;li title=&quot;Nicaragua&quot; data-name=&quot;flag-ni&quot;&gt;🇳🇮&lt;/li&gt;" calcext:value-type="string">
            <text:p><text:s text:c="12"/>&lt;li title="Nicaragua" data-name="flag-ni"&gt;🇳🇮&lt;/li&gt;</text:p>
          </table:table-cell>
          <table:table-cell office:value-type="string" calcext:value-type="string">
            <text:p><text:s text:c="12"/>&lt;li title="Nicaragua" data-name="flag-ni"&gt;🇳🇮&lt;/li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apps.timwhitlock.info/emoji/tables/iso3166#emoji-modal" xlink:type="simple">🇳🇪</text:a></text:p>
          </table:table-cell>
          <table:table-cell office:value-type="string" calcext:value-type="string">
            <text:p>Niger</text:p>
          </table:table-cell>
          <table:table-cell table:formula="of:=REPT(&quot; &quot;;12)&amp;&quot;&lt;li title=&quot;&quot;&quot;&amp;[.C159]&amp;&quot;&quot;&quot; data-name=&quot;&quot;flag-&quot;&amp;[.A159]&amp;&quot;&quot;&quot;&gt;&quot;&amp;[.B159]&amp;&quot;&lt;/li&gt;&quot;" office:value-type="string" office:string-value="            &lt;li title=&quot;Niger&quot; data-name=&quot;flag-ne&quot;&gt;🇳🇪&lt;/li&gt;" calcext:value-type="string">
            <text:p><text:s text:c="12"/>&lt;li title="Niger" data-name="flag-ne"&gt;🇳🇪&lt;/li&gt;</text:p>
          </table:table-cell>
          <table:table-cell office:value-type="string" calcext:value-type="string">
            <text:p><text:s text:c="12"/>&lt;li title="Niger" data-name="flag-ne"&gt;🇳🇪&lt;/li&gt;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<text:a xlink:href="https://apps.timwhitlock.info/emoji/tables/iso3166#emoji-modal" xlink:type="simple">🇳🇬</text:a></text:p>
          </table:table-cell>
          <table:table-cell office:value-type="string" calcext:value-type="string">
            <text:p>Nigeria</text:p>
          </table:table-cell>
          <table:table-cell table:formula="of:=REPT(&quot; &quot;;12)&amp;&quot;&lt;li title=&quot;&quot;&quot;&amp;[.C160]&amp;&quot;&quot;&quot; data-name=&quot;&quot;flag-&quot;&amp;[.A160]&amp;&quot;&quot;&quot;&gt;&quot;&amp;[.B160]&amp;&quot;&lt;/li&gt;&quot;" office:value-type="string" office:string-value="            &lt;li title=&quot;Nigeria&quot; data-name=&quot;flag-ng&quot;&gt;🇳🇬&lt;/li&gt;" calcext:value-type="string">
            <text:p><text:s text:c="12"/>&lt;li title="Nigeria" data-name="flag-ng"&gt;🇳🇬&lt;/li&gt;</text:p>
          </table:table-cell>
          <table:table-cell office:value-type="string" calcext:value-type="string">
            <text:p><text:s text:c="12"/>&lt;li title="Nigeria" data-name="flag-ng"&gt;🇳🇬&lt;/li&gt;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<text:a xlink:href="https://apps.timwhitlock.info/emoji/tables/iso3166#emoji-modal" xlink:type="simple">🇳🇺</text:a></text:p>
          </table:table-cell>
          <table:table-cell office:value-type="string" calcext:value-type="string">
            <text:p>Niue</text:p>
          </table:table-cell>
          <table:table-cell table:formula="of:=REPT(&quot; &quot;;12)&amp;&quot;&lt;li title=&quot;&quot;&quot;&amp;[.C161]&amp;&quot;&quot;&quot; data-name=&quot;&quot;flag-&quot;&amp;[.A161]&amp;&quot;&quot;&quot;&gt;&quot;&amp;[.B161]&amp;&quot;&lt;/li&gt;&quot;" office:value-type="string" office:string-value="            &lt;li title=&quot;Niue&quot; data-name=&quot;flag-nu&quot;&gt;🇳🇺&lt;/li&gt;" calcext:value-type="string">
            <text:p><text:s text:c="12"/>&lt;li title="Niue" data-name="flag-nu"&gt;🇳🇺&lt;/li&gt;</text:p>
          </table:table-cell>
          <table:table-cell office:value-type="string" calcext:value-type="string">
            <text:p><text:s text:c="12"/>&lt;li title="Niue" data-name="flag-nu"&gt;🇳🇺&lt;/li&gt;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<text:a xlink:href="https://apps.timwhitlock.info/emoji/tables/iso3166#emoji-modal" xlink:type="simple">🇳🇫</text:a></text:p>
          </table:table-cell>
          <table:table-cell office:value-type="string" calcext:value-type="string">
            <text:p>Norfolk Island</text:p>
          </table:table-cell>
          <table:table-cell table:formula="of:=REPT(&quot; &quot;;12)&amp;&quot;&lt;li title=&quot;&quot;&quot;&amp;[.C162]&amp;&quot;&quot;&quot; data-name=&quot;&quot;flag-&quot;&amp;[.A162]&amp;&quot;&quot;&quot;&gt;&quot;&amp;[.B162]&amp;&quot;&lt;/li&gt;&quot;" office:value-type="string" office:string-value="            &lt;li title=&quot;Norfolk Island&quot; data-name=&quot;flag-nf&quot;&gt;🇳🇫&lt;/li&gt;" calcext:value-type="string">
            <text:p><text:s text:c="12"/>&lt;li title="Norfolk Island" data-name="flag-nf"&gt;🇳🇫&lt;/li&gt;</text:p>
          </table:table-cell>
          <table:table-cell office:value-type="string" calcext:value-type="string">
            <text:p><text:s text:c="12"/>&lt;li title="Norfolk Island" data-name="flag-nf"&gt;🇳🇫&lt;/li&gt;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<text:a xlink:href="https://apps.timwhitlock.info/emoji/tables/iso3166#emoji-modal" xlink:type="simple">🇰🇵</text:a></text:p>
          </table:table-cell>
          <table:table-cell office:value-type="string" calcext:value-type="string">
            <text:p>North Korea</text:p>
          </table:table-cell>
          <table:table-cell table:formula="of:=REPT(&quot; &quot;;12)&amp;&quot;&lt;li title=&quot;&quot;&quot;&amp;[.C163]&amp;&quot;&quot;&quot; data-name=&quot;&quot;flag-&quot;&amp;[.A163]&amp;&quot;&quot;&quot;&gt;&quot;&amp;[.B163]&amp;&quot;&lt;/li&gt;&quot;" office:value-type="string" office:string-value="            &lt;li title=&quot;North Korea&quot; data-name=&quot;flag-kp&quot;&gt;🇰🇵&lt;/li&gt;" calcext:value-type="string">
            <text:p><text:s text:c="12"/>&lt;li title="North Korea" data-name="flag-kp"&gt;🇰🇵&lt;/li&gt;</text:p>
          </table:table-cell>
          <table:table-cell office:value-type="string" calcext:value-type="string">
            <text:p><text:s text:c="12"/>&lt;li title="North Korea" data-name="flag-kp"&gt;🇰🇵&lt;/li&gt;</text:p>
          </table:table-cell>
        </table:table-row>
        <table:table-row table:style-name="ro3">
          <table:table-cell office:value-type="string" calcext:value-type="string">
            <text:p>mp</text:p>
          </table:table-cell>
          <table:table-cell office:value-type="string" calcext:value-type="string">
            <text:p><text:a xlink:href="https://apps.timwhitlock.info/emoji/tables/iso3166#emoji-modal" xlink:type="simple">🇲🇵</text:a></text:p>
          </table:table-cell>
          <table:table-cell office:value-type="string" calcext:value-type="string">
            <text:p>Northern Mariana Islands</text:p>
          </table:table-cell>
          <table:table-cell table:formula="of:=REPT(&quot; &quot;;12)&amp;&quot;&lt;li title=&quot;&quot;&quot;&amp;[.C164]&amp;&quot;&quot;&quot; data-name=&quot;&quot;flag-&quot;&amp;[.A164]&amp;&quot;&quot;&quot;&gt;&quot;&amp;[.B164]&amp;&quot;&lt;/li&gt;&quot;" office:value-type="string" office:string-value="            &lt;li title=&quot;Northern Mariana Islands&quot; data-name=&quot;flag-mp&quot;&gt;🇲🇵&lt;/li&gt;" calcext:value-type="string">
            <text:p><text:s text:c="12"/>&lt;li title="Northern Mariana Islands" data-name="flag-mp"&gt;🇲🇵&lt;/li&gt;</text:p>
          </table:table-cell>
          <table:table-cell office:value-type="string" calcext:value-type="string">
            <text:p><text:s text:c="12"/>&lt;li title="Northern Mariana Islands" data-name="flag-mp"&gt;🇲🇵&lt;/li&gt;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apps.timwhitlock.info/emoji/tables/iso3166#emoji-modal" xlink:type="simple">🇳🇴</text:a></text:p>
          </table:table-cell>
          <table:table-cell office:value-type="string" calcext:value-type="string">
            <text:p>Norway</text:p>
          </table:table-cell>
          <table:table-cell table:formula="of:=REPT(&quot; &quot;;12)&amp;&quot;&lt;li title=&quot;&quot;&quot;&amp;[.C165]&amp;&quot;&quot;&quot; data-name=&quot;&quot;flag-&quot;&amp;[.A165]&amp;&quot;&quot;&quot;&gt;&quot;&amp;[.B165]&amp;&quot;&lt;/li&gt;&quot;" office:value-type="string" office:string-value="            &lt;li title=&quot;Norway&quot; data-name=&quot;flag-no&quot;&gt;🇳🇴&lt;/li&gt;" calcext:value-type="string">
            <text:p><text:s text:c="12"/>&lt;li title="Norway" data-name="flag-no"&gt;🇳🇴&lt;/li&gt;</text:p>
          </table:table-cell>
          <table:table-cell office:value-type="string" calcext:value-type="string">
            <text:p><text:s text:c="12"/>&lt;li title="Norway" data-name="flag-no"&gt;🇳🇴&lt;/li&gt;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<text:a xlink:href="https://apps.timwhitlock.info/emoji/tables/iso3166#emoji-modal" xlink:type="simple">🇴🇲</text:a></text:p>
          </table:table-cell>
          <table:table-cell office:value-type="string" calcext:value-type="string">
            <text:p>Oman</text:p>
          </table:table-cell>
          <table:table-cell table:formula="of:=REPT(&quot; &quot;;12)&amp;&quot;&lt;li title=&quot;&quot;&quot;&amp;[.C166]&amp;&quot;&quot;&quot; data-name=&quot;&quot;flag-&quot;&amp;[.A166]&amp;&quot;&quot;&quot;&gt;&quot;&amp;[.B166]&amp;&quot;&lt;/li&gt;&quot;" office:value-type="string" office:string-value="            &lt;li title=&quot;Oman&quot; data-name=&quot;flag-om&quot;&gt;🇴🇲&lt;/li&gt;" calcext:value-type="string">
            <text:p><text:s text:c="12"/>&lt;li title="Oman" data-name="flag-om"&gt;🇴🇲&lt;/li&gt;</text:p>
          </table:table-cell>
          <table:table-cell office:value-type="string" calcext:value-type="string">
            <text:p><text:s text:c="12"/>&lt;li title="Oman" data-name="flag-om"&gt;🇴🇲&lt;/li&gt;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<text:a xlink:href="https://apps.timwhitlock.info/emoji/tables/iso3166#emoji-modal" xlink:type="simple">🇵🇰</text:a></text:p>
          </table:table-cell>
          <table:table-cell office:value-type="string" calcext:value-type="string">
            <text:p>Pakistan</text:p>
          </table:table-cell>
          <table:table-cell table:formula="of:=REPT(&quot; &quot;;12)&amp;&quot;&lt;li title=&quot;&quot;&quot;&amp;[.C167]&amp;&quot;&quot;&quot; data-name=&quot;&quot;flag-&quot;&amp;[.A167]&amp;&quot;&quot;&quot;&gt;&quot;&amp;[.B167]&amp;&quot;&lt;/li&gt;&quot;" office:value-type="string" office:string-value="            &lt;li title=&quot;Pakistan&quot; data-name=&quot;flag-pk&quot;&gt;🇵🇰&lt;/li&gt;" calcext:value-type="string">
            <text:p><text:s text:c="12"/>&lt;li title="Pakistan" data-name="flag-pk"&gt;🇵🇰&lt;/li&gt;</text:p>
          </table:table-cell>
          <table:table-cell office:value-type="string" calcext:value-type="string">
            <text:p><text:s text:c="12"/>&lt;li title="Pakistan" data-name="flag-pk"&gt;🇵🇰&lt;/li&gt;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<text:a xlink:href="https://apps.timwhitlock.info/emoji/tables/iso3166#emoji-modal" xlink:type="simple">🇵🇼</text:a></text:p>
          </table:table-cell>
          <table:table-cell office:value-type="string" calcext:value-type="string">
            <text:p>Palau</text:p>
          </table:table-cell>
          <table:table-cell table:formula="of:=REPT(&quot; &quot;;12)&amp;&quot;&lt;li title=&quot;&quot;&quot;&amp;[.C168]&amp;&quot;&quot;&quot; data-name=&quot;&quot;flag-&quot;&amp;[.A168]&amp;&quot;&quot;&quot;&gt;&quot;&amp;[.B168]&amp;&quot;&lt;/li&gt;&quot;" office:value-type="string" office:string-value="            &lt;li title=&quot;Palau&quot; data-name=&quot;flag-pw&quot;&gt;🇵🇼&lt;/li&gt;" calcext:value-type="string">
            <text:p><text:s text:c="12"/>&lt;li title="Palau" data-name="flag-pw"&gt;🇵🇼&lt;/li&gt;</text:p>
          </table:table-cell>
          <table:table-cell office:value-type="string" calcext:value-type="string">
            <text:p><text:s text:c="12"/>&lt;li title="Palau" data-name="flag-pw"&gt;🇵🇼&lt;/li&gt;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<text:a xlink:href="https://apps.timwhitlock.info/emoji/tables/iso3166#emoji-modal" xlink:type="simple">🇵🇸</text:a></text:p>
          </table:table-cell>
          <table:table-cell office:value-type="string" calcext:value-type="string">
            <text:p>Palestinian Territory</text:p>
          </table:table-cell>
          <table:table-cell table:formula="of:=REPT(&quot; &quot;;12)&amp;&quot;&lt;li title=&quot;&quot;&quot;&amp;[.C169]&amp;&quot;&quot;&quot; data-name=&quot;&quot;flag-&quot;&amp;[.A169]&amp;&quot;&quot;&quot;&gt;&quot;&amp;[.B169]&amp;&quot;&lt;/li&gt;&quot;" office:value-type="string" office:string-value="            &lt;li title=&quot;Palestinian Territory&quot; data-name=&quot;flag-ps&quot;&gt;🇵🇸&lt;/li&gt;" calcext:value-type="string">
            <text:p><text:s text:c="12"/>&lt;li title="Palestinian Territory" data-name="flag-ps"&gt;🇵🇸&lt;/li&gt;</text:p>
          </table:table-cell>
          <table:table-cell office:value-type="string" calcext:value-type="string">
            <text:p><text:s text:c="12"/>&lt;li title="Palestinian Territory" data-name="flag-ps"&gt;🇵🇸&lt;/li&gt;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apps.timwhitlock.info/emoji/tables/iso3166#emoji-modal" xlink:type="simple">🇵🇦</text:a></text:p>
          </table:table-cell>
          <table:table-cell office:value-type="string" calcext:value-type="string">
            <text:p>Panama</text:p>
          </table:table-cell>
          <table:table-cell table:formula="of:=REPT(&quot; &quot;;12)&amp;&quot;&lt;li title=&quot;&quot;&quot;&amp;[.C170]&amp;&quot;&quot;&quot; data-name=&quot;&quot;flag-&quot;&amp;[.A170]&amp;&quot;&quot;&quot;&gt;&quot;&amp;[.B170]&amp;&quot;&lt;/li&gt;&quot;" office:value-type="string" office:string-value="            &lt;li title=&quot;Panama&quot; data-name=&quot;flag-pa&quot;&gt;🇵🇦&lt;/li&gt;" calcext:value-type="string">
            <text:p><text:s text:c="12"/>&lt;li title="Panama" data-name="flag-pa"&gt;🇵🇦&lt;/li&gt;</text:p>
          </table:table-cell>
          <table:table-cell office:value-type="string" calcext:value-type="string">
            <text:p><text:s text:c="12"/>&lt;li title="Panama" data-name="flag-pa"&gt;🇵🇦&lt;/li&gt;</text:p>
          </table:table-cell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<text:a xlink:href="https://apps.timwhitlock.info/emoji/tables/iso3166#emoji-modal" xlink:type="simple">🇵🇬</text:a></text:p>
          </table:table-cell>
          <table:table-cell office:value-type="string" calcext:value-type="string">
            <text:p>Papua New Guinea</text:p>
          </table:table-cell>
          <table:table-cell table:formula="of:=REPT(&quot; &quot;;12)&amp;&quot;&lt;li title=&quot;&quot;&quot;&amp;[.C171]&amp;&quot;&quot;&quot; data-name=&quot;&quot;flag-&quot;&amp;[.A171]&amp;&quot;&quot;&quot;&gt;&quot;&amp;[.B171]&amp;&quot;&lt;/li&gt;&quot;" office:value-type="string" office:string-value="            &lt;li title=&quot;Papua New Guinea&quot; data-name=&quot;flag-pg&quot;&gt;🇵🇬&lt;/li&gt;" calcext:value-type="string">
            <text:p><text:s text:c="12"/>&lt;li title="Papua New Guinea" data-name="flag-pg"&gt;🇵🇬&lt;/li&gt;</text:p>
          </table:table-cell>
          <table:table-cell office:value-type="string" calcext:value-type="string">
            <text:p><text:s text:c="12"/>&lt;li title="Papua New Guinea" data-name="flag-pg"&gt;🇵🇬&lt;/li&gt;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<text:a xlink:href="https://apps.timwhitlock.info/emoji/tables/iso3166#emoji-modal" xlink:type="simple">🇵🇾</text:a></text:p>
          </table:table-cell>
          <table:table-cell office:value-type="string" calcext:value-type="string">
            <text:p>Paraguay</text:p>
          </table:table-cell>
          <table:table-cell table:formula="of:=REPT(&quot; &quot;;12)&amp;&quot;&lt;li title=&quot;&quot;&quot;&amp;[.C172]&amp;&quot;&quot;&quot; data-name=&quot;&quot;flag-&quot;&amp;[.A172]&amp;&quot;&quot;&quot;&gt;&quot;&amp;[.B172]&amp;&quot;&lt;/li&gt;&quot;" office:value-type="string" office:string-value="            &lt;li title=&quot;Paraguay&quot; data-name=&quot;flag-py&quot;&gt;🇵🇾&lt;/li&gt;" calcext:value-type="string">
            <text:p><text:s text:c="12"/>&lt;li title="Paraguay" data-name="flag-py"&gt;🇵🇾&lt;/li&gt;</text:p>
          </table:table-cell>
          <table:table-cell office:value-type="string" calcext:value-type="string">
            <text:p><text:s text:c="12"/>&lt;li title="Paraguay" data-name="flag-py"&gt;🇵🇾&lt;/li&gt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<text:a xlink:href="https://apps.timwhitlock.info/emoji/tables/iso3166#emoji-modal" xlink:type="simple">🇵🇪</text:a></text:p>
          </table:table-cell>
          <table:table-cell office:value-type="string" calcext:value-type="string">
            <text:p>Peru</text:p>
          </table:table-cell>
          <table:table-cell table:formula="of:=REPT(&quot; &quot;;12)&amp;&quot;&lt;li title=&quot;&quot;&quot;&amp;[.C173]&amp;&quot;&quot;&quot; data-name=&quot;&quot;flag-&quot;&amp;[.A173]&amp;&quot;&quot;&quot;&gt;&quot;&amp;[.B173]&amp;&quot;&lt;/li&gt;&quot;" office:value-type="string" office:string-value="            &lt;li title=&quot;Peru&quot; data-name=&quot;flag-pe&quot;&gt;🇵🇪&lt;/li&gt;" calcext:value-type="string">
            <text:p><text:s text:c="12"/>&lt;li title="Peru" data-name="flag-pe"&gt;🇵🇪&lt;/li&gt;</text:p>
          </table:table-cell>
          <table:table-cell office:value-type="string" calcext:value-type="string">
            <text:p><text:s text:c="12"/>&lt;li title="Peru" data-name="flag-pe"&gt;🇵🇪&lt;/li&gt;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<text:a xlink:href="https://apps.timwhitlock.info/emoji/tables/iso3166#emoji-modal" xlink:type="simple">🇵🇭</text:a></text:p>
          </table:table-cell>
          <table:table-cell office:value-type="string" calcext:value-type="string">
            <text:p>Philippines</text:p>
          </table:table-cell>
          <table:table-cell table:formula="of:=REPT(&quot; &quot;;12)&amp;&quot;&lt;li title=&quot;&quot;&quot;&amp;[.C174]&amp;&quot;&quot;&quot; data-name=&quot;&quot;flag-&quot;&amp;[.A174]&amp;&quot;&quot;&quot;&gt;&quot;&amp;[.B174]&amp;&quot;&lt;/li&gt;&quot;" office:value-type="string" office:string-value="            &lt;li title=&quot;Philippines&quot; data-name=&quot;flag-ph&quot;&gt;🇵🇭&lt;/li&gt;" calcext:value-type="string">
            <text:p><text:s text:c="12"/>&lt;li title="Philippines" data-name="flag-ph"&gt;🇵🇭&lt;/li&gt;</text:p>
          </table:table-cell>
          <table:table-cell office:value-type="string" calcext:value-type="string">
            <text:p><text:s text:c="12"/>&lt;li title="Philippines" data-name="flag-ph"&gt;🇵🇭&lt;/li&gt;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<text:a xlink:href="https://apps.timwhitlock.info/emoji/tables/iso3166#emoji-modal" xlink:type="simple">🇵🇳</text:a></text:p>
          </table:table-cell>
          <table:table-cell office:value-type="string" calcext:value-type="string">
            <text:p>Pitcairn</text:p>
          </table:table-cell>
          <table:table-cell table:formula="of:=REPT(&quot; &quot;;12)&amp;&quot;&lt;li title=&quot;&quot;&quot;&amp;[.C175]&amp;&quot;&quot;&quot; data-name=&quot;&quot;flag-&quot;&amp;[.A175]&amp;&quot;&quot;&quot;&gt;&quot;&amp;[.B175]&amp;&quot;&lt;/li&gt;&quot;" office:value-type="string" office:string-value="            &lt;li title=&quot;Pitcairn&quot; data-name=&quot;flag-pn&quot;&gt;🇵🇳&lt;/li&gt;" calcext:value-type="string">
            <text:p><text:s text:c="12"/>&lt;li title="Pitcairn" data-name="flag-pn"&gt;🇵🇳&lt;/li&gt;</text:p>
          </table:table-cell>
          <table:table-cell office:value-type="string" calcext:value-type="string">
            <text:p><text:s text:c="12"/>&lt;li title="Pitcairn" data-name="flag-pn"&gt;🇵🇳&lt;/li&gt;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apps.timwhitlock.info/emoji/tables/iso3166#emoji-modal" xlink:type="simple">🇵🇱</text:a></text:p>
          </table:table-cell>
          <table:table-cell office:value-type="string" calcext:value-type="string">
            <text:p>Poland</text:p>
          </table:table-cell>
          <table:table-cell table:formula="of:=REPT(&quot; &quot;;12)&amp;&quot;&lt;li title=&quot;&quot;&quot;&amp;[.C176]&amp;&quot;&quot;&quot; data-name=&quot;&quot;flag-&quot;&amp;[.A176]&amp;&quot;&quot;&quot;&gt;&quot;&amp;[.B176]&amp;&quot;&lt;/li&gt;&quot;" office:value-type="string" office:string-value="            &lt;li title=&quot;Poland&quot; data-name=&quot;flag-pl&quot;&gt;🇵🇱&lt;/li&gt;" calcext:value-type="string">
            <text:p><text:s text:c="12"/>&lt;li title="Poland" data-name="flag-pl"&gt;🇵🇱&lt;/li&gt;</text:p>
          </table:table-cell>
          <table:table-cell office:value-type="string" calcext:value-type="string">
            <text:p><text:s text:c="12"/>&lt;li title="Poland" data-name="flag-pl"&gt;🇵🇱&lt;/li&gt;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apps.timwhitlock.info/emoji/tables/iso3166#emoji-modal" xlink:type="simple">🇵🇹</text:a></text:p>
          </table:table-cell>
          <table:table-cell office:value-type="string" calcext:value-type="string">
            <text:p>Portugal</text:p>
          </table:table-cell>
          <table:table-cell table:formula="of:=REPT(&quot; &quot;;12)&amp;&quot;&lt;li title=&quot;&quot;&quot;&amp;[.C177]&amp;&quot;&quot;&quot; data-name=&quot;&quot;flag-&quot;&amp;[.A177]&amp;&quot;&quot;&quot;&gt;&quot;&amp;[.B177]&amp;&quot;&lt;/li&gt;&quot;" office:value-type="string" office:string-value="            &lt;li title=&quot;Portugal&quot; data-name=&quot;flag-pt&quot;&gt;🇵🇹&lt;/li&gt;" calcext:value-type="string">
            <text:p><text:s text:c="12"/>&lt;li title="Portugal" data-name="flag-pt"&gt;🇵🇹&lt;/li&gt;</text:p>
          </table:table-cell>
          <table:table-cell office:value-type="string" calcext:value-type="string">
            <text:p><text:s text:c="12"/>&lt;li title="Portugal" data-name="flag-pt"&gt;🇵🇹&lt;/li&gt;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<text:a xlink:href="https://apps.timwhitlock.info/emoji/tables/iso3166#emoji-modal" xlink:type="simple">🇵🇷</text:a></text:p>
          </table:table-cell>
          <table:table-cell office:value-type="string" calcext:value-type="string">
            <text:p>Puerto Rico</text:p>
          </table:table-cell>
          <table:table-cell table:formula="of:=REPT(&quot; &quot;;12)&amp;&quot;&lt;li title=&quot;&quot;&quot;&amp;[.C178]&amp;&quot;&quot;&quot; data-name=&quot;&quot;flag-&quot;&amp;[.A178]&amp;&quot;&quot;&quot;&gt;&quot;&amp;[.B178]&amp;&quot;&lt;/li&gt;&quot;" office:value-type="string" office:string-value="            &lt;li title=&quot;Puerto Rico&quot; data-name=&quot;flag-pr&quot;&gt;🇵🇷&lt;/li&gt;" calcext:value-type="string">
            <text:p><text:s text:c="12"/>&lt;li title="Puerto Rico" data-name="flag-pr"&gt;🇵🇷&lt;/li&gt;</text:p>
          </table:table-cell>
          <table:table-cell office:value-type="string" calcext:value-type="string">
            <text:p><text:s text:c="12"/>&lt;li title="Puerto Rico" data-name="flag-pr"&gt;🇵🇷&lt;/li&gt;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<text:a xlink:href="https://apps.timwhitlock.info/emoji/tables/iso3166#emoji-modal" xlink:type="simple">🇶🇦</text:a></text:p>
          </table:table-cell>
          <table:table-cell office:value-type="string" calcext:value-type="string">
            <text:p>Qatar</text:p>
          </table:table-cell>
          <table:table-cell table:formula="of:=REPT(&quot; &quot;;12)&amp;&quot;&lt;li title=&quot;&quot;&quot;&amp;[.C179]&amp;&quot;&quot;&quot; data-name=&quot;&quot;flag-&quot;&amp;[.A179]&amp;&quot;&quot;&quot;&gt;&quot;&amp;[.B179]&amp;&quot;&lt;/li&gt;&quot;" office:value-type="string" office:string-value="            &lt;li title=&quot;Qatar&quot; data-name=&quot;flag-qa&quot;&gt;🇶🇦&lt;/li&gt;" calcext:value-type="string">
            <text:p><text:s text:c="12"/>&lt;li title="Qatar" data-name="flag-qa"&gt;🇶🇦&lt;/li&gt;</text:p>
          </table:table-cell>
          <table:table-cell office:value-type="string" calcext:value-type="string">
            <text:p><text:s text:c="12"/>&lt;li title="Qatar" data-name="flag-qa"&gt;🇶🇦&lt;/li&gt;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<text:a xlink:href="https://apps.timwhitlock.info/emoji/tables/iso3166#emoji-modal" xlink:type="simple">🇷🇪</text:a></text:p>
          </table:table-cell>
          <table:table-cell office:value-type="string" calcext:value-type="string">
            <text:p>Réunion</text:p>
          </table:table-cell>
          <table:table-cell table:formula="of:=REPT(&quot; &quot;;12)&amp;&quot;&lt;li title=&quot;&quot;&quot;&amp;[.C180]&amp;&quot;&quot;&quot; data-name=&quot;&quot;flag-&quot;&amp;[.A180]&amp;&quot;&quot;&quot;&gt;&quot;&amp;[.B180]&amp;&quot;&lt;/li&gt;&quot;" office:value-type="string" office:string-value="            &lt;li title=&quot;Réunion&quot; data-name=&quot;flag-re&quot;&gt;🇷🇪&lt;/li&gt;" calcext:value-type="string">
            <text:p><text:s text:c="12"/>&lt;li title="Réunion" data-name="flag-re"&gt;🇷🇪&lt;/li&gt;</text:p>
          </table:table-cell>
          <table:table-cell office:value-type="string" calcext:value-type="string">
            <text:p><text:s text:c="12"/>&lt;li title="Réunion" data-name="flag-re"&gt;🇷🇪&lt;/li&gt;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apps.timwhitlock.info/emoji/tables/iso3166#emoji-modal" xlink:type="simple">🇷🇴</text:a></text:p>
          </table:table-cell>
          <table:table-cell office:value-type="string" calcext:value-type="string">
            <text:p>Romania</text:p>
          </table:table-cell>
          <table:table-cell table:formula="of:=REPT(&quot; &quot;;12)&amp;&quot;&lt;li title=&quot;&quot;&quot;&amp;[.C181]&amp;&quot;&quot;&quot; data-name=&quot;&quot;flag-&quot;&amp;[.A181]&amp;&quot;&quot;&quot;&gt;&quot;&amp;[.B181]&amp;&quot;&lt;/li&gt;&quot;" office:value-type="string" office:string-value="            &lt;li title=&quot;Romania&quot; data-name=&quot;flag-ro&quot;&gt;🇷🇴&lt;/li&gt;" calcext:value-type="string">
            <text:p><text:s text:c="12"/>&lt;li title="Romania" data-name="flag-ro"&gt;🇷🇴&lt;/li&gt;</text:p>
          </table:table-cell>
          <table:table-cell office:value-type="string" calcext:value-type="string">
            <text:p><text:s text:c="12"/>&lt;li title="Romania" data-name="flag-ro"&gt;🇷🇴&lt;/li&gt;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apps.timwhitlock.info/emoji/tables/iso3166#emoji-modal" xlink:type="simple">🇷🇺</text:a></text:p>
          </table:table-cell>
          <table:table-cell office:value-type="string" calcext:value-type="string">
            <text:p>Russia</text:p>
          </table:table-cell>
          <table:table-cell table:formula="of:=REPT(&quot; &quot;;12)&amp;&quot;&lt;li title=&quot;&quot;&quot;&amp;[.C182]&amp;&quot;&quot;&quot; data-name=&quot;&quot;flag-&quot;&amp;[.A182]&amp;&quot;&quot;&quot;&gt;&quot;&amp;[.B182]&amp;&quot;&lt;/li&gt;&quot;" office:value-type="string" office:string-value="            &lt;li title=&quot;Russia&quot; data-name=&quot;flag-ru&quot;&gt;🇷🇺&lt;/li&gt;" calcext:value-type="string">
            <text:p><text:s text:c="12"/>&lt;li title="Russia" data-name="flag-ru"&gt;🇷🇺&lt;/li&gt;</text:p>
          </table:table-cell>
          <table:table-cell office:value-type="string" calcext:value-type="string">
            <text:p><text:s text:c="12"/>&lt;li title="Russia" data-name="flag-ru"&gt;🇷🇺&lt;/li&gt;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<text:a xlink:href="https://apps.timwhitlock.info/emoji/tables/iso3166#emoji-modal" xlink:type="simple">🇷🇼</text:a></text:p>
          </table:table-cell>
          <table:table-cell office:value-type="string" calcext:value-type="string">
            <text:p>Rwanda</text:p>
          </table:table-cell>
          <table:table-cell table:formula="of:=REPT(&quot; &quot;;12)&amp;&quot;&lt;li title=&quot;&quot;&quot;&amp;[.C183]&amp;&quot;&quot;&quot; data-name=&quot;&quot;flag-&quot;&amp;[.A183]&amp;&quot;&quot;&quot;&gt;&quot;&amp;[.B183]&amp;&quot;&lt;/li&gt;&quot;" office:value-type="string" office:string-value="            &lt;li title=&quot;Rwanda&quot; data-name=&quot;flag-rw&quot;&gt;🇷🇼&lt;/li&gt;" calcext:value-type="string">
            <text:p><text:s text:c="12"/>&lt;li title="Rwanda" data-name="flag-rw"&gt;🇷🇼&lt;/li&gt;</text:p>
          </table:table-cell>
          <table:table-cell office:value-type="string" calcext:value-type="string">
            <text:p><text:s text:c="12"/>&lt;li title="Rwanda" data-name="flag-rw"&gt;🇷🇼&lt;/li&gt;</text:p>
          </table:table-cell>
        </table:table-row>
        <table:table-row table:style-name="ro2">
          <table:table-cell office:value-type="string" calcext:value-type="string">
            <text:p>bl</text:p>
          </table:table-cell>
          <table:table-cell office:value-type="string" calcext:value-type="string">
            <text:p><text:a xlink:href="https://apps.timwhitlock.info/emoji/tables/iso3166#emoji-modal" xlink:type="simple">🇧🇱</text:a></text:p>
          </table:table-cell>
          <table:table-cell office:value-type="string" calcext:value-type="string">
            <text:p>Saint Barthélemy</text:p>
          </table:table-cell>
          <table:table-cell table:formula="of:=REPT(&quot; &quot;;12)&amp;&quot;&lt;li title=&quot;&quot;&quot;&amp;[.C184]&amp;&quot;&quot;&quot; data-name=&quot;&quot;flag-&quot;&amp;[.A184]&amp;&quot;&quot;&quot;&gt;&quot;&amp;[.B184]&amp;&quot;&lt;/li&gt;&quot;" office:value-type="string" office:string-value="            &lt;li title=&quot;Saint Barthélemy&quot; data-name=&quot;flag-bl&quot;&gt;🇧🇱&lt;/li&gt;" calcext:value-type="string">
            <text:p><text:s text:c="12"/>&lt;li title="Saint Barthélemy" data-name="flag-bl"&gt;🇧🇱&lt;/li&gt;</text:p>
          </table:table-cell>
          <table:table-cell office:value-type="string" calcext:value-type="string">
            <text:p><text:s text:c="12"/>&lt;li title="Saint Barthélemy" data-name="flag-bl"&gt;🇧🇱&lt;/li&gt;</text:p>
          </table:table-cell>
        </table:table-row>
        <table:table-row table:style-name="ro5">
          <table:table-cell office:value-type="string" calcext:value-type="string">
            <text:p>sh</text:p>
          </table:table-cell>
          <table:table-cell office:value-type="string" calcext:value-type="string">
            <text:p><text:a xlink:href="https://apps.timwhitlock.info/emoji/tables/iso3166#emoji-modal" xlink:type="simple">🇸🇭</text:a></text:p>
          </table:table-cell>
          <table:table-cell office:value-type="string" calcext:value-type="string">
            <text:p>Saint Helena, Ascension and Tristan Da Cunha</text:p>
          </table:table-cell>
          <table:table-cell table:formula="of:=REPT(&quot; &quot;;12)&amp;&quot;&lt;li title=&quot;&quot;&quot;&amp;[.C185]&amp;&quot;&quot;&quot; data-name=&quot;&quot;flag-&quot;&amp;[.A185]&amp;&quot;&quot;&quot;&gt;&quot;&amp;[.B185]&amp;&quot;&lt;/li&gt;&quot;" office:value-type="string" office:string-value="            &lt;li title=&quot;Saint Helena, Ascension and Tristan Da Cunha&quot; data-name=&quot;flag-sh&quot;&gt;🇸🇭&lt;/li&gt;" calcext:value-type="string">
            <text:p><text:s text:c="12"/>&lt;li title="Saint Helena, Ascension and Tristan Da Cunha" data-name="flag-sh"&gt;🇸🇭&lt;/li&gt;</text:p>
          </table:table-cell>
          <table:table-cell office:value-type="string" calcext:value-type="string">
            <text:p><text:s text:c="12"/>&lt;li title="Saint Helena, Ascension and Tristan Da Cunha" data-name="flag-sh"&gt;🇸🇭&lt;/li&gt;</text:p>
          </table:table-cell>
        </table:table-row>
        <table:table-row table:style-name="ro2">
          <table:table-cell office:value-type="string" calcext:value-type="string">
            <text:p>kn</text:p>
          </table:table-cell>
          <table:table-cell office:value-type="string" calcext:value-type="string">
            <text:p><text:a xlink:href="https://apps.timwhitlock.info/emoji/tables/iso3166#emoji-modal" xlink:type="simple">🇰🇳</text:a></text:p>
          </table:table-cell>
          <table:table-cell office:value-type="string" calcext:value-type="string">
            <text:p>Saint Kitts and Nevis</text:p>
          </table:table-cell>
          <table:table-cell table:formula="of:=REPT(&quot; &quot;;12)&amp;&quot;&lt;li title=&quot;&quot;&quot;&amp;[.C186]&amp;&quot;&quot;&quot; data-name=&quot;&quot;flag-&quot;&amp;[.A186]&amp;&quot;&quot;&quot;&gt;&quot;&amp;[.B186]&amp;&quot;&lt;/li&gt;&quot;" office:value-type="string" office:string-value="            &lt;li title=&quot;Saint Kitts and Nevis&quot; data-name=&quot;flag-kn&quot;&gt;🇰🇳&lt;/li&gt;" calcext:value-type="string">
            <text:p><text:s text:c="12"/>&lt;li title="Saint Kitts and Nevis" data-name="flag-kn"&gt;🇰🇳&lt;/li&gt;</text:p>
          </table:table-cell>
          <table:table-cell office:value-type="string" calcext:value-type="string">
            <text:p><text:s text:c="12"/>&lt;li title="Saint Kitts and Nevis" data-name="flag-kn"&gt;🇰🇳&lt;/li&gt;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<text:a xlink:href="https://apps.timwhitlock.info/emoji/tables/iso3166#emoji-modal" xlink:type="simple">🇱🇨</text:a></text:p>
          </table:table-cell>
          <table:table-cell office:value-type="string" calcext:value-type="string">
            <text:p>Saint Lucia</text:p>
          </table:table-cell>
          <table:table-cell table:formula="of:=REPT(&quot; &quot;;12)&amp;&quot;&lt;li title=&quot;&quot;&quot;&amp;[.C187]&amp;&quot;&quot;&quot; data-name=&quot;&quot;flag-&quot;&amp;[.A187]&amp;&quot;&quot;&quot;&gt;&quot;&amp;[.B187]&amp;&quot;&lt;/li&gt;&quot;" office:value-type="string" office:string-value="            &lt;li title=&quot;Saint Lucia&quot; data-name=&quot;flag-lc&quot;&gt;🇱🇨&lt;/li&gt;" calcext:value-type="string">
            <text:p><text:s text:c="12"/>&lt;li title="Saint Lucia" data-name="flag-lc"&gt;🇱🇨&lt;/li&gt;</text:p>
          </table:table-cell>
          <table:table-cell office:value-type="string" calcext:value-type="string">
            <text:p><text:s text:c="12"/>&lt;li title="Saint Lucia" data-name="flag-lc"&gt;🇱🇨&lt;/li&gt;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office:value-type="string" calcext:value-type="string">
            <text:p><text:a xlink:href="https://apps.timwhitlock.info/emoji/tables/iso3166#emoji-modal" xlink:type="simple">🇲🇫</text:a></text:p>
          </table:table-cell>
          <table:table-cell office:value-type="string" calcext:value-type="string">
            <text:p>Saint Martin (French Part)</text:p>
          </table:table-cell>
          <table:table-cell table:formula="of:=REPT(&quot; &quot;;12)&amp;&quot;&lt;li title=&quot;&quot;&quot;&amp;[.C188]&amp;&quot;&quot;&quot; data-name=&quot;&quot;flag-&quot;&amp;[.A188]&amp;&quot;&quot;&quot;&gt;&quot;&amp;[.B188]&amp;&quot;&lt;/li&gt;&quot;" office:value-type="string" office:string-value="            &lt;li title=&quot;Saint Martin (French Part)&quot; data-name=&quot;flag-mf&quot;&gt;🇲🇫&lt;/li&gt;" calcext:value-type="string">
            <text:p><text:s text:c="12"/>&lt;li title="Saint Martin (French Part)" data-name="flag-mf"&gt;🇲🇫&lt;/li&gt;</text:p>
          </table:table-cell>
          <table:table-cell office:value-type="string" calcext:value-type="string">
            <text:p><text:s text:c="12"/>&lt;li title="Saint Martin (French Part)" data-name="flag-mf"&gt;🇲🇫&lt;/li&gt;</text:p>
          </table:table-cell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<text:a xlink:href="https://apps.timwhitlock.info/emoji/tables/iso3166#emoji-modal" xlink:type="simple">🇵🇲</text:a></text:p>
          </table:table-cell>
          <table:table-cell office:value-type="string" calcext:value-type="string">
            <text:p>Saint Pierre and Miquelon</text:p>
          </table:table-cell>
          <table:table-cell table:formula="of:=REPT(&quot; &quot;;12)&amp;&quot;&lt;li title=&quot;&quot;&quot;&amp;[.C189]&amp;&quot;&quot;&quot; data-name=&quot;&quot;flag-&quot;&amp;[.A189]&amp;&quot;&quot;&quot;&gt;&quot;&amp;[.B189]&amp;&quot;&lt;/li&gt;&quot;" office:value-type="string" office:string-value="            &lt;li title=&quot;Saint Pierre and Miquelon&quot; data-name=&quot;flag-pm&quot;&gt;🇵🇲&lt;/li&gt;" calcext:value-type="string">
            <text:p><text:s text:c="12"/>&lt;li title="Saint Pierre and Miquelon" data-name="flag-pm"&gt;🇵🇲&lt;/li&gt;</text:p>
          </table:table-cell>
          <table:table-cell office:value-type="string" calcext:value-type="string">
            <text:p><text:s text:c="12"/>&lt;li title="Saint Pierre and Miquelon" data-name="flag-pm"&gt;🇵🇲&lt;/li&gt;</text:p>
          </table:table-cell>
        </table:table-row>
        <table:table-row table:style-name="ro3">
          <table:table-cell office:value-type="string" calcext:value-type="string">
            <text:p>vc</text:p>
          </table:table-cell>
          <table:table-cell office:value-type="string" calcext:value-type="string">
            <text:p><text:a xlink:href="https://apps.timwhitlock.info/emoji/tables/iso3166#emoji-modal" xlink:type="simple">🇻🇨</text:a></text:p>
          </table:table-cell>
          <table:table-cell office:value-type="string" calcext:value-type="string">
            <text:p>Saint Vincent and The Grenadines</text:p>
          </table:table-cell>
          <table:table-cell table:formula="of:=REPT(&quot; &quot;;12)&amp;&quot;&lt;li title=&quot;&quot;&quot;&amp;[.C190]&amp;&quot;&quot;&quot; data-name=&quot;&quot;flag-&quot;&amp;[.A190]&amp;&quot;&quot;&quot;&gt;&quot;&amp;[.B190]&amp;&quot;&lt;/li&gt;&quot;" office:value-type="string" office:string-value="            &lt;li title=&quot;Saint Vincent and The Grenadines&quot; data-name=&quot;flag-vc&quot;&gt;🇻🇨&lt;/li&gt;" calcext:value-type="string">
            <text:p><text:s text:c="12"/>&lt;li title="Saint Vincent and The Grenadines" data-name="flag-vc"&gt;🇻🇨&lt;/li&gt;</text:p>
          </table:table-cell>
          <table:table-cell office:value-type="string" calcext:value-type="string">
            <text:p><text:s text:c="12"/>&lt;li title="Saint Vincent and The Grenadines" data-name="flag-vc"&gt;🇻🇨&lt;/li&gt;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<text:a xlink:href="https://apps.timwhitlock.info/emoji/tables/iso3166#emoji-modal" xlink:type="simple">🇼🇸</text:a></text:p>
          </table:table-cell>
          <table:table-cell office:value-type="string" calcext:value-type="string">
            <text:p>Samoa</text:p>
          </table:table-cell>
          <table:table-cell table:formula="of:=REPT(&quot; &quot;;12)&amp;&quot;&lt;li title=&quot;&quot;&quot;&amp;[.C191]&amp;&quot;&quot;&quot; data-name=&quot;&quot;flag-&quot;&amp;[.A191]&amp;&quot;&quot;&quot;&gt;&quot;&amp;[.B191]&amp;&quot;&lt;/li&gt;&quot;" office:value-type="string" office:string-value="            &lt;li title=&quot;Samoa&quot; data-name=&quot;flag-ws&quot;&gt;🇼🇸&lt;/li&gt;" calcext:value-type="string">
            <text:p><text:s text:c="12"/>&lt;li title="Samoa" data-name="flag-ws"&gt;🇼🇸&lt;/li&gt;</text:p>
          </table:table-cell>
          <table:table-cell office:value-type="string" calcext:value-type="string">
            <text:p><text:s text:c="12"/>&lt;li title="Samoa" data-name="flag-ws"&gt;🇼🇸&lt;/li&gt;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apps.timwhitlock.info/emoji/tables/iso3166#emoji-modal" xlink:type="simple">🇸🇲</text:a></text:p>
          </table:table-cell>
          <table:table-cell office:value-type="string" calcext:value-type="string">
            <text:p>San Marino</text:p>
          </table:table-cell>
          <table:table-cell table:formula="of:=REPT(&quot; &quot;;12)&amp;&quot;&lt;li title=&quot;&quot;&quot;&amp;[.C192]&amp;&quot;&quot;&quot; data-name=&quot;&quot;flag-&quot;&amp;[.A192]&amp;&quot;&quot;&quot;&gt;&quot;&amp;[.B192]&amp;&quot;&lt;/li&gt;&quot;" office:value-type="string" office:string-value="            &lt;li title=&quot;San Marino&quot; data-name=&quot;flag-sm&quot;&gt;🇸🇲&lt;/li&gt;" calcext:value-type="string">
            <text:p><text:s text:c="12"/>&lt;li title="San Marino" data-name="flag-sm"&gt;🇸🇲&lt;/li&gt;</text:p>
          </table:table-cell>
          <table:table-cell office:value-type="string" calcext:value-type="string">
            <text:p><text:s text:c="12"/>&lt;li title="San Marino" data-name="flag-sm"&gt;🇸🇲&lt;/li&gt;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<text:a xlink:href="https://apps.timwhitlock.info/emoji/tables/iso3166#emoji-modal" xlink:type="simple">🇸🇹</text:a></text:p>
          </table:table-cell>
          <table:table-cell office:value-type="string" calcext:value-type="string">
            <text:p>Sao Tome and Principe</text:p>
          </table:table-cell>
          <table:table-cell table:formula="of:=REPT(&quot; &quot;;12)&amp;&quot;&lt;li title=&quot;&quot;&quot;&amp;[.C193]&amp;&quot;&quot;&quot; data-name=&quot;&quot;flag-&quot;&amp;[.A193]&amp;&quot;&quot;&quot;&gt;&quot;&amp;[.B193]&amp;&quot;&lt;/li&gt;&quot;" office:value-type="string" office:string-value="            &lt;li title=&quot;Sao Tome and Principe&quot; data-name=&quot;flag-st&quot;&gt;🇸🇹&lt;/li&gt;" calcext:value-type="string">
            <text:p><text:s text:c="12"/>&lt;li title="Sao Tome and Principe" data-name="flag-st"&gt;🇸🇹&lt;/li&gt;</text:p>
          </table:table-cell>
          <table:table-cell office:value-type="string" calcext:value-type="string">
            <text:p><text:s text:c="12"/>&lt;li title="Sao Tome and Principe" data-name="flag-st"&gt;🇸🇹&lt;/li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apps.timwhitlock.info/emoji/tables/iso3166#emoji-modal" xlink:type="simple">🇸🇦</text:a></text:p>
          </table:table-cell>
          <table:table-cell office:value-type="string" calcext:value-type="string">
            <text:p>Saudi Arabia</text:p>
          </table:table-cell>
          <table:table-cell table:formula="of:=REPT(&quot; &quot;;12)&amp;&quot;&lt;li title=&quot;&quot;&quot;&amp;[.C194]&amp;&quot;&quot;&quot; data-name=&quot;&quot;flag-&quot;&amp;[.A194]&amp;&quot;&quot;&quot;&gt;&quot;&amp;[.B194]&amp;&quot;&lt;/li&gt;&quot;" office:value-type="string" office:string-value="            &lt;li title=&quot;Saudi Arabia&quot; data-name=&quot;flag-sa&quot;&gt;🇸🇦&lt;/li&gt;" calcext:value-type="string">
            <text:p><text:s text:c="12"/>&lt;li title="Saudi Arabia" data-name="flag-sa"&gt;🇸🇦&lt;/li&gt;</text:p>
          </table:table-cell>
          <table:table-cell office:value-type="string" calcext:value-type="string">
            <text:p><text:s text:c="12"/>&lt;li title="Saudi Arabia" data-name="flag-sa"&gt;🇸🇦&lt;/li&gt;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apps.timwhitlock.info/emoji/tables/iso3166#emoji-modal" xlink:type="simple">🇸🇳</text:a></text:p>
          </table:table-cell>
          <table:table-cell office:value-type="string" calcext:value-type="string">
            <text:p>Senegal</text:p>
          </table:table-cell>
          <table:table-cell table:formula="of:=REPT(&quot; &quot;;12)&amp;&quot;&lt;li title=&quot;&quot;&quot;&amp;[.C195]&amp;&quot;&quot;&quot; data-name=&quot;&quot;flag-&quot;&amp;[.A195]&amp;&quot;&quot;&quot;&gt;&quot;&amp;[.B195]&amp;&quot;&lt;/li&gt;&quot;" office:value-type="string" office:string-value="            &lt;li title=&quot;Senegal&quot; data-name=&quot;flag-sn&quot;&gt;🇸🇳&lt;/li&gt;" calcext:value-type="string">
            <text:p><text:s text:c="12"/>&lt;li title="Senegal" data-name="flag-sn"&gt;🇸🇳&lt;/li&gt;</text:p>
          </table:table-cell>
          <table:table-cell office:value-type="string" calcext:value-type="string">
            <text:p><text:s text:c="12"/>&lt;li title="Senegal" data-name="flag-sn"&gt;🇸🇳&lt;/li&gt;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<text:a xlink:href="https://apps.timwhitlock.info/emoji/tables/iso3166#emoji-modal" xlink:type="simple">🇷🇸</text:a></text:p>
          </table:table-cell>
          <table:table-cell office:value-type="string" calcext:value-type="string">
            <text:p>Serbia</text:p>
          </table:table-cell>
          <table:table-cell table:formula="of:=REPT(&quot; &quot;;12)&amp;&quot;&lt;li title=&quot;&quot;&quot;&amp;[.C196]&amp;&quot;&quot;&quot; data-name=&quot;&quot;flag-&quot;&amp;[.A196]&amp;&quot;&quot;&quot;&gt;&quot;&amp;[.B196]&amp;&quot;&lt;/li&gt;&quot;" office:value-type="string" office:string-value="            &lt;li title=&quot;Serbia&quot; data-name=&quot;flag-rs&quot;&gt;🇷🇸&lt;/li&gt;" calcext:value-type="string">
            <text:p><text:s text:c="12"/>&lt;li title="Serbia" data-name="flag-rs"&gt;🇷🇸&lt;/li&gt;</text:p>
          </table:table-cell>
          <table:table-cell office:value-type="string" calcext:value-type="string">
            <text:p><text:s text:c="12"/>&lt;li title="Serbia" data-name="flag-rs"&gt;🇷🇸&lt;/li&gt;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apps.timwhitlock.info/emoji/tables/iso3166#emoji-modal" xlink:type="simple">🇸🇨</text:a></text:p>
          </table:table-cell>
          <table:table-cell office:value-type="string" calcext:value-type="string">
            <text:p>Seychelles</text:p>
          </table:table-cell>
          <table:table-cell table:formula="of:=REPT(&quot; &quot;;12)&amp;&quot;&lt;li title=&quot;&quot;&quot;&amp;[.C197]&amp;&quot;&quot;&quot; data-name=&quot;&quot;flag-&quot;&amp;[.A197]&amp;&quot;&quot;&quot;&gt;&quot;&amp;[.B197]&amp;&quot;&lt;/li&gt;&quot;" office:value-type="string" office:string-value="            &lt;li title=&quot;Seychelles&quot; data-name=&quot;flag-sc&quot;&gt;🇸🇨&lt;/li&gt;" calcext:value-type="string">
            <text:p><text:s text:c="12"/>&lt;li title="Seychelles" data-name="flag-sc"&gt;🇸🇨&lt;/li&gt;</text:p>
          </table:table-cell>
          <table:table-cell office:value-type="string" calcext:value-type="string">
            <text:p><text:s text:c="12"/>&lt;li title="Seychelles" data-name="flag-sc"&gt;🇸🇨&lt;/li&gt;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apps.timwhitlock.info/emoji/tables/iso3166#emoji-modal" xlink:type="simple">🇸🇱</text:a></text:p>
          </table:table-cell>
          <table:table-cell office:value-type="string" calcext:value-type="string">
            <text:p>Sierra Leone</text:p>
          </table:table-cell>
          <table:table-cell table:formula="of:=REPT(&quot; &quot;;12)&amp;&quot;&lt;li title=&quot;&quot;&quot;&amp;[.C198]&amp;&quot;&quot;&quot; data-name=&quot;&quot;flag-&quot;&amp;[.A198]&amp;&quot;&quot;&quot;&gt;&quot;&amp;[.B198]&amp;&quot;&lt;/li&gt;&quot;" office:value-type="string" office:string-value="            &lt;li title=&quot;Sierra Leone&quot; data-name=&quot;flag-sl&quot;&gt;🇸🇱&lt;/li&gt;" calcext:value-type="string">
            <text:p><text:s text:c="12"/>&lt;li title="Sierra Leone" data-name="flag-sl"&gt;🇸🇱&lt;/li&gt;</text:p>
          </table:table-cell>
          <table:table-cell office:value-type="string" calcext:value-type="string">
            <text:p><text:s text:c="12"/>&lt;li title="Sierra Leone" data-name="flag-sl"&gt;🇸🇱&lt;/li&gt;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apps.timwhitlock.info/emoji/tables/iso3166#emoji-modal" xlink:type="simple">🇸🇬</text:a></text:p>
          </table:table-cell>
          <table:table-cell office:value-type="string" calcext:value-type="string">
            <text:p>Singapore</text:p>
          </table:table-cell>
          <table:table-cell table:formula="of:=REPT(&quot; &quot;;12)&amp;&quot;&lt;li title=&quot;&quot;&quot;&amp;[.C199]&amp;&quot;&quot;&quot; data-name=&quot;&quot;flag-&quot;&amp;[.A199]&amp;&quot;&quot;&quot;&gt;&quot;&amp;[.B199]&amp;&quot;&lt;/li&gt;&quot;" office:value-type="string" office:string-value="            &lt;li title=&quot;Singapore&quot; data-name=&quot;flag-sg&quot;&gt;🇸🇬&lt;/li&gt;" calcext:value-type="string">
            <text:p><text:s text:c="12"/>&lt;li title="Singapore" data-name="flag-sg"&gt;🇸🇬&lt;/li&gt;</text:p>
          </table:table-cell>
          <table:table-cell office:value-type="string" calcext:value-type="string">
            <text:p><text:s text:c="12"/>&lt;li title="Singapore" data-name="flag-sg"&gt;🇸🇬&lt;/li&gt;</text:p>
          </table:table-cell>
        </table:table-row>
        <table:table-row table:style-name="ro2">
          <table:table-cell office:value-type="string" calcext:value-type="string">
            <text:p>sx</text:p>
          </table:table-cell>
          <table:table-cell office:value-type="string" calcext:value-type="string">
            <text:p><text:a xlink:href="https://apps.timwhitlock.info/emoji/tables/iso3166#emoji-modal" xlink:type="simple">🇸🇽</text:a></text:p>
          </table:table-cell>
          <table:table-cell office:value-type="string" calcext:value-type="string">
            <text:p>Sint Maarten (Dutch Part)</text:p>
          </table:table-cell>
          <table:table-cell table:formula="of:=REPT(&quot; &quot;;12)&amp;&quot;&lt;li title=&quot;&quot;&quot;&amp;[.C200]&amp;&quot;&quot;&quot; data-name=&quot;&quot;flag-&quot;&amp;[.A200]&amp;&quot;&quot;&quot;&gt;&quot;&amp;[.B200]&amp;&quot;&lt;/li&gt;&quot;" office:value-type="string" office:string-value="            &lt;li title=&quot;Sint Maarten (Dutch Part)&quot; data-name=&quot;flag-sx&quot;&gt;🇸🇽&lt;/li&gt;" calcext:value-type="string">
            <text:p><text:s text:c="12"/>&lt;li title="Sint Maarten (Dutch Part)" data-name="flag-sx"&gt;🇸🇽&lt;/li&gt;</text:p>
          </table:table-cell>
          <table:table-cell office:value-type="string" calcext:value-type="string">
            <text:p><text:s text:c="12"/>&lt;li title="Sint Maarten (Dutch Part)" data-name="flag-sx"&gt;🇸🇽&lt;/li&gt;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apps.timwhitlock.info/emoji/tables/iso3166#emoji-modal" xlink:type="simple">🇸🇰</text:a></text:p>
          </table:table-cell>
          <table:table-cell office:value-type="string" calcext:value-type="string">
            <text:p>Slovakia</text:p>
          </table:table-cell>
          <table:table-cell table:formula="of:=REPT(&quot; &quot;;12)&amp;&quot;&lt;li title=&quot;&quot;&quot;&amp;[.C201]&amp;&quot;&quot;&quot; data-name=&quot;&quot;flag-&quot;&amp;[.A201]&amp;&quot;&quot;&quot;&gt;&quot;&amp;[.B201]&amp;&quot;&lt;/li&gt;&quot;" office:value-type="string" office:string-value="            &lt;li title=&quot;Slovakia&quot; data-name=&quot;flag-sk&quot;&gt;🇸🇰&lt;/li&gt;" calcext:value-type="string">
            <text:p><text:s text:c="12"/>&lt;li title="Slovakia" data-name="flag-sk"&gt;🇸🇰&lt;/li&gt;</text:p>
          </table:table-cell>
          <table:table-cell office:value-type="string" calcext:value-type="string">
            <text:p><text:s text:c="12"/>&lt;li title="Slovakia" data-name="flag-sk"&gt;🇸🇰&lt;/li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apps.timwhitlock.info/emoji/tables/iso3166#emoji-modal" xlink:type="simple">🇸🇮</text:a></text:p>
          </table:table-cell>
          <table:table-cell office:value-type="string" calcext:value-type="string">
            <text:p>Slovenia</text:p>
          </table:table-cell>
          <table:table-cell table:formula="of:=REPT(&quot; &quot;;12)&amp;&quot;&lt;li title=&quot;&quot;&quot;&amp;[.C202]&amp;&quot;&quot;&quot; data-name=&quot;&quot;flag-&quot;&amp;[.A202]&amp;&quot;&quot;&quot;&gt;&quot;&amp;[.B202]&amp;&quot;&lt;/li&gt;&quot;" office:value-type="string" office:string-value="            &lt;li title=&quot;Slovenia&quot; data-name=&quot;flag-si&quot;&gt;🇸🇮&lt;/li&gt;" calcext:value-type="string">
            <text:p><text:s text:c="12"/>&lt;li title="Slovenia" data-name="flag-si"&gt;🇸🇮&lt;/li&gt;</text:p>
          </table:table-cell>
          <table:table-cell office:value-type="string" calcext:value-type="string">
            <text:p><text:s text:c="12"/>&lt;li title="Slovenia" data-name="flag-si"&gt;🇸🇮&lt;/li&gt;</text:p>
          </table:table-cell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<text:a xlink:href="https://apps.timwhitlock.info/emoji/tables/iso3166#emoji-modal" xlink:type="simple">🇸🇧</text:a></text:p>
          </table:table-cell>
          <table:table-cell office:value-type="string" calcext:value-type="string">
            <text:p>Solomon Islands</text:p>
          </table:table-cell>
          <table:table-cell table:formula="of:=REPT(&quot; &quot;;12)&amp;&quot;&lt;li title=&quot;&quot;&quot;&amp;[.C203]&amp;&quot;&quot;&quot; data-name=&quot;&quot;flag-&quot;&amp;[.A203]&amp;&quot;&quot;&quot;&gt;&quot;&amp;[.B203]&amp;&quot;&lt;/li&gt;&quot;" office:value-type="string" office:string-value="            &lt;li title=&quot;Solomon Islands&quot; data-name=&quot;flag-sb&quot;&gt;🇸🇧&lt;/li&gt;" calcext:value-type="string">
            <text:p><text:s text:c="12"/>&lt;li title="Solomon Islands" data-name="flag-sb"&gt;🇸🇧&lt;/li&gt;</text:p>
          </table:table-cell>
          <table:table-cell office:value-type="string" calcext:value-type="string">
            <text:p><text:s text:c="12"/>&lt;li title="Solomon Islands" data-name="flag-sb"&gt;🇸🇧&lt;/li&gt;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<text:a xlink:href="https://apps.timwhitlock.info/emoji/tables/iso3166#emoji-modal" xlink:type="simple">🇸🇴</text:a></text:p>
          </table:table-cell>
          <table:table-cell office:value-type="string" calcext:value-type="string">
            <text:p>Somalia</text:p>
          </table:table-cell>
          <table:table-cell table:formula="of:=REPT(&quot; &quot;;12)&amp;&quot;&lt;li title=&quot;&quot;&quot;&amp;[.C204]&amp;&quot;&quot;&quot; data-name=&quot;&quot;flag-&quot;&amp;[.A204]&amp;&quot;&quot;&quot;&gt;&quot;&amp;[.B204]&amp;&quot;&lt;/li&gt;&quot;" office:value-type="string" office:string-value="            &lt;li title=&quot;Somalia&quot; data-name=&quot;flag-so&quot;&gt;🇸🇴&lt;/li&gt;" calcext:value-type="string">
            <text:p><text:s text:c="12"/>&lt;li title="Somalia" data-name="flag-so"&gt;🇸🇴&lt;/li&gt;</text:p>
          </table:table-cell>
          <table:table-cell office:value-type="string" calcext:value-type="string">
            <text:p><text:s text:c="12"/>&lt;li title="Somalia" data-name="flag-so"&gt;🇸🇴&lt;/li&gt;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<text:a xlink:href="https://apps.timwhitlock.info/emoji/tables/iso3166#emoji-modal" xlink:type="simple">🇿🇦</text:a></text:p>
          </table:table-cell>
          <table:table-cell office:value-type="string" calcext:value-type="string">
            <text:p>South Africa</text:p>
          </table:table-cell>
          <table:table-cell table:formula="of:=REPT(&quot; &quot;;12)&amp;&quot;&lt;li title=&quot;&quot;&quot;&amp;[.C205]&amp;&quot;&quot;&quot; data-name=&quot;&quot;flag-&quot;&amp;[.A205]&amp;&quot;&quot;&quot;&gt;&quot;&amp;[.B205]&amp;&quot;&lt;/li&gt;&quot;" office:value-type="string" office:string-value="            &lt;li title=&quot;South Africa&quot; data-name=&quot;flag-za&quot;&gt;🇿🇦&lt;/li&gt;" calcext:value-type="string">
            <text:p><text:s text:c="12"/>&lt;li title="South Africa" data-name="flag-za"&gt;🇿🇦&lt;/li&gt;</text:p>
          </table:table-cell>
          <table:table-cell office:value-type="string" calcext:value-type="string">
            <text:p><text:s text:c="12"/>&lt;li title="South Africa" data-name="flag-za"&gt;🇿🇦&lt;/li&gt;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<text:a xlink:href="https://apps.timwhitlock.info/emoji/tables/iso3166#emoji-modal" xlink:type="simple">🇬🇸</text:a></text:p>
          </table:table-cell>
          <table:table-cell office:value-type="string" calcext:value-type="string">
            <text:p>South Georgia</text:p>
          </table:table-cell>
          <table:table-cell table:formula="of:=REPT(&quot; &quot;;12)&amp;&quot;&lt;li title=&quot;&quot;&quot;&amp;[.C206]&amp;&quot;&quot;&quot; data-name=&quot;&quot;flag-&quot;&amp;[.A206]&amp;&quot;&quot;&quot;&gt;&quot;&amp;[.B206]&amp;&quot;&lt;/li&gt;&quot;" office:value-type="string" office:string-value="            &lt;li title=&quot;South Georgia&quot; data-name=&quot;flag-gs&quot;&gt;🇬🇸&lt;/li&gt;" calcext:value-type="string">
            <text:p><text:s text:c="12"/>&lt;li title="South Georgia" data-name="flag-gs"&gt;🇬🇸&lt;/li&gt;</text:p>
          </table:table-cell>
          <table:table-cell office:value-type="string" calcext:value-type="string">
            <text:p><text:s text:c="12"/>&lt;li title="South Georgia" data-name="flag-gs"&gt;🇬🇸&lt;/li&gt;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apps.timwhitlock.info/emoji/tables/iso3166#emoji-modal" xlink:type="simple">🇰🇷</text:a></text:p>
          </table:table-cell>
          <table:table-cell office:value-type="string" calcext:value-type="string">
            <text:p>South Korea</text:p>
          </table:table-cell>
          <table:table-cell table:formula="of:=REPT(&quot; &quot;;12)&amp;&quot;&lt;li title=&quot;&quot;&quot;&amp;[.C207]&amp;&quot;&quot;&quot; data-name=&quot;&quot;flag-&quot;&amp;[.A207]&amp;&quot;&quot;&quot;&gt;&quot;&amp;[.B207]&amp;&quot;&lt;/li&gt;&quot;" office:value-type="string" office:string-value="            &lt;li title=&quot;South Korea&quot; data-name=&quot;flag-kr&quot;&gt;🇰🇷&lt;/li&gt;" calcext:value-type="string">
            <text:p><text:s text:c="12"/>&lt;li title="South Korea" data-name="flag-kr"&gt;🇰🇷&lt;/li&gt;</text:p>
          </table:table-cell>
          <table:table-cell office:value-type="string" calcext:value-type="string">
            <text:p><text:s text:c="12"/>&lt;li title="South Korea" data-name="flag-kr"&gt;🇰🇷&lt;/li&gt;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<text:a xlink:href="https://apps.timwhitlock.info/emoji/tables/iso3166#emoji-modal" xlink:type="simple">🇸🇸</text:a></text:p>
          </table:table-cell>
          <table:table-cell office:value-type="string" calcext:value-type="string">
            <text:p>South Sudan</text:p>
          </table:table-cell>
          <table:table-cell table:formula="of:=REPT(&quot; &quot;;12)&amp;&quot;&lt;li title=&quot;&quot;&quot;&amp;[.C208]&amp;&quot;&quot;&quot; data-name=&quot;&quot;flag-&quot;&amp;[.A208]&amp;&quot;&quot;&quot;&gt;&quot;&amp;[.B208]&amp;&quot;&lt;/li&gt;&quot;" office:value-type="string" office:string-value="            &lt;li title=&quot;South Sudan&quot; data-name=&quot;flag-ss&quot;&gt;🇸🇸&lt;/li&gt;" calcext:value-type="string">
            <text:p><text:s text:c="12"/>&lt;li title="South Sudan" data-name="flag-ss"&gt;🇸🇸&lt;/li&gt;</text:p>
          </table:table-cell>
          <table:table-cell office:value-type="string" calcext:value-type="string">
            <text:p><text:s text:c="12"/>&lt;li title="South Sudan" data-name="flag-ss"&gt;🇸🇸&lt;/li&gt;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apps.timwhitlock.info/emoji/tables/iso3166#emoji-modal" xlink:type="simple">🇪🇸</text:a></text:p>
          </table:table-cell>
          <table:table-cell office:value-type="string" calcext:value-type="string">
            <text:p>Spain</text:p>
          </table:table-cell>
          <table:table-cell table:formula="of:=REPT(&quot; &quot;;12)&amp;&quot;&lt;li title=&quot;&quot;&quot;&amp;[.C209]&amp;&quot;&quot;&quot; data-name=&quot;&quot;flag-&quot;&amp;[.A209]&amp;&quot;&quot;&quot;&gt;&quot;&amp;[.B209]&amp;&quot;&lt;/li&gt;&quot;" office:value-type="string" office:string-value="            &lt;li title=&quot;Spain&quot; data-name=&quot;flag-es&quot;&gt;🇪🇸&lt;/li&gt;" calcext:value-type="string">
            <text:p><text:s text:c="12"/>&lt;li title="Spain" data-name="flag-es"&gt;🇪🇸&lt;/li&gt;</text:p>
          </table:table-cell>
          <table:table-cell office:value-type="string" calcext:value-type="string">
            <text:p><text:s text:c="12"/>&lt;li title="Spain" data-name="flag-es"&gt;🇪🇸&lt;/li&gt;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<text:a xlink:href="https://apps.timwhitlock.info/emoji/tables/iso3166#emoji-modal" xlink:type="simple">🇱🇰</text:a></text:p>
          </table:table-cell>
          <table:table-cell office:value-type="string" calcext:value-type="string">
            <text:p>Sri Lanka</text:p>
          </table:table-cell>
          <table:table-cell table:formula="of:=REPT(&quot; &quot;;12)&amp;&quot;&lt;li title=&quot;&quot;&quot;&amp;[.C210]&amp;&quot;&quot;&quot; data-name=&quot;&quot;flag-&quot;&amp;[.A210]&amp;&quot;&quot;&quot;&gt;&quot;&amp;[.B210]&amp;&quot;&lt;/li&gt;&quot;" office:value-type="string" office:string-value="            &lt;li title=&quot;Sri Lanka&quot; data-name=&quot;flag-lk&quot;&gt;🇱🇰&lt;/li&gt;" calcext:value-type="string">
            <text:p><text:s text:c="12"/>&lt;li title="Sri Lanka" data-name="flag-lk"&gt;🇱🇰&lt;/li&gt;</text:p>
          </table:table-cell>
          <table:table-cell office:value-type="string" calcext:value-type="string">
            <text:p><text:s text:c="12"/>&lt;li title="Sri Lanka" data-name="flag-lk"&gt;🇱🇰&lt;/li&gt;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apps.timwhitlock.info/emoji/tables/iso3166#emoji-modal" xlink:type="simple">🇸🇩</text:a></text:p>
          </table:table-cell>
          <table:table-cell office:value-type="string" calcext:value-type="string">
            <text:p>Sudan</text:p>
          </table:table-cell>
          <table:table-cell table:formula="of:=REPT(&quot; &quot;;12)&amp;&quot;&lt;li title=&quot;&quot;&quot;&amp;[.C211]&amp;&quot;&quot;&quot; data-name=&quot;&quot;flag-&quot;&amp;[.A211]&amp;&quot;&quot;&quot;&gt;&quot;&amp;[.B211]&amp;&quot;&lt;/li&gt;&quot;" office:value-type="string" office:string-value="            &lt;li title=&quot;Sudan&quot; data-name=&quot;flag-sd&quot;&gt;🇸🇩&lt;/li&gt;" calcext:value-type="string">
            <text:p><text:s text:c="12"/>&lt;li title="Sudan" data-name="flag-sd"&gt;🇸🇩&lt;/li&gt;</text:p>
          </table:table-cell>
          <table:table-cell office:value-type="string" calcext:value-type="string">
            <text:p><text:s text:c="12"/>&lt;li title="Sudan" data-name="flag-sd"&gt;🇸🇩&lt;/li&gt;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apps.timwhitlock.info/emoji/tables/iso3166#emoji-modal" xlink:type="simple">🇸🇷</text:a></text:p>
          </table:table-cell>
          <table:table-cell office:value-type="string" calcext:value-type="string">
            <text:p>Suriname</text:p>
          </table:table-cell>
          <table:table-cell table:formula="of:=REPT(&quot; &quot;;12)&amp;&quot;&lt;li title=&quot;&quot;&quot;&amp;[.C212]&amp;&quot;&quot;&quot; data-name=&quot;&quot;flag-&quot;&amp;[.A212]&amp;&quot;&quot;&quot;&gt;&quot;&amp;[.B212]&amp;&quot;&lt;/li&gt;&quot;" office:value-type="string" office:string-value="            &lt;li title=&quot;Suriname&quot; data-name=&quot;flag-sr&quot;&gt;🇸🇷&lt;/li&gt;" calcext:value-type="string">
            <text:p><text:s text:c="12"/>&lt;li title="Suriname" data-name="flag-sr"&gt;🇸🇷&lt;/li&gt;</text:p>
          </table:table-cell>
          <table:table-cell office:value-type="string" calcext:value-type="string">
            <text:p><text:s text:c="12"/>&lt;li title="Suriname" data-name="flag-sr"&gt;🇸🇷&lt;/li&gt;</text:p>
          </table:table-cell>
        </table:table-row>
        <table:table-row table:style-name="ro2">
          <table:table-cell office:value-type="string" calcext:value-type="string">
            <text:p>sj</text:p>
          </table:table-cell>
          <table:table-cell office:value-type="string" calcext:value-type="string">
            <text:p><text:a xlink:href="https://apps.timwhitlock.info/emoji/tables/iso3166#emoji-modal" xlink:type="simple">🇸🇯</text:a></text:p>
          </table:table-cell>
          <table:table-cell office:value-type="string" calcext:value-type="string">
            <text:p>Svalbard and Jan Mayen</text:p>
          </table:table-cell>
          <table:table-cell table:formula="of:=REPT(&quot; &quot;;12)&amp;&quot;&lt;li title=&quot;&quot;&quot;&amp;[.C213]&amp;&quot;&quot;&quot; data-name=&quot;&quot;flag-&quot;&amp;[.A213]&amp;&quot;&quot;&quot;&gt;&quot;&amp;[.B213]&amp;&quot;&lt;/li&gt;&quot;" office:value-type="string" office:string-value="            &lt;li title=&quot;Svalbard and Jan Mayen&quot; data-name=&quot;flag-sj&quot;&gt;🇸🇯&lt;/li&gt;" calcext:value-type="string">
            <text:p><text:s text:c="12"/>&lt;li title="Svalbard and Jan Mayen" data-name="flag-sj"&gt;🇸🇯&lt;/li&gt;</text:p>
          </table:table-cell>
          <table:table-cell office:value-type="string" calcext:value-type="string">
            <text:p><text:s text:c="12"/>&lt;li title="Svalbard and Jan Mayen" data-name="flag-sj"&gt;🇸🇯&lt;/li&gt;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<text:a xlink:href="https://apps.timwhitlock.info/emoji/tables/iso3166#emoji-modal" xlink:type="simple">🇸🇿</text:a></text:p>
          </table:table-cell>
          <table:table-cell office:value-type="string" calcext:value-type="string">
            <text:p>Swaziland</text:p>
          </table:table-cell>
          <table:table-cell table:formula="of:=REPT(&quot; &quot;;12)&amp;&quot;&lt;li title=&quot;&quot;&quot;&amp;[.C214]&amp;&quot;&quot;&quot; data-name=&quot;&quot;flag-&quot;&amp;[.A214]&amp;&quot;&quot;&quot;&gt;&quot;&amp;[.B214]&amp;&quot;&lt;/li&gt;&quot;" office:value-type="string" office:string-value="            &lt;li title=&quot;Swaziland&quot; data-name=&quot;flag-sz&quot;&gt;🇸🇿&lt;/li&gt;" calcext:value-type="string">
            <text:p><text:s text:c="12"/>&lt;li title="Swaziland" data-name="flag-sz"&gt;🇸🇿&lt;/li&gt;</text:p>
          </table:table-cell>
          <table:table-cell office:value-type="string" calcext:value-type="string">
            <text:p><text:s text:c="12"/>&lt;li title="Swaziland" data-name="flag-sz"&gt;🇸🇿&lt;/li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apps.timwhitlock.info/emoji/tables/iso3166#emoji-modal" xlink:type="simple">🇸🇪</text:a></text:p>
          </table:table-cell>
          <table:table-cell office:value-type="string" calcext:value-type="string">
            <text:p>Sweden</text:p>
          </table:table-cell>
          <table:table-cell table:formula="of:=REPT(&quot; &quot;;12)&amp;&quot;&lt;li title=&quot;&quot;&quot;&amp;[.C215]&amp;&quot;&quot;&quot; data-name=&quot;&quot;flag-&quot;&amp;[.A215]&amp;&quot;&quot;&quot;&gt;&quot;&amp;[.B215]&amp;&quot;&lt;/li&gt;&quot;" office:value-type="string" office:string-value="            &lt;li title=&quot;Sweden&quot; data-name=&quot;flag-se&quot;&gt;🇸🇪&lt;/li&gt;" calcext:value-type="string">
            <text:p><text:s text:c="12"/>&lt;li title="Sweden" data-name="flag-se"&gt;🇸🇪&lt;/li&gt;</text:p>
          </table:table-cell>
          <table:table-cell office:value-type="string" calcext:value-type="string">
            <text:p><text:s text:c="12"/>&lt;li title="Sweden" data-name="flag-se"&gt;🇸🇪&lt;/li&gt;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<text:a xlink:href="https://apps.timwhitlock.info/emoji/tables/iso3166#emoji-modal" xlink:type="simple">🇨🇭</text:a></text:p>
          </table:table-cell>
          <table:table-cell office:value-type="string" calcext:value-type="string">
            <text:p>Switzerland</text:p>
          </table:table-cell>
          <table:table-cell table:formula="of:=REPT(&quot; &quot;;12)&amp;&quot;&lt;li title=&quot;&quot;&quot;&amp;[.C216]&amp;&quot;&quot;&quot; data-name=&quot;&quot;flag-&quot;&amp;[.A216]&amp;&quot;&quot;&quot;&gt;&quot;&amp;[.B216]&amp;&quot;&lt;/li&gt;&quot;" office:value-type="string" office:string-value="            &lt;li title=&quot;Switzerland&quot; data-name=&quot;flag-ch&quot;&gt;🇨🇭&lt;/li&gt;" calcext:value-type="string">
            <text:p><text:s text:c="12"/>&lt;li title="Switzerland" data-name="flag-ch"&gt;🇨🇭&lt;/li&gt;</text:p>
          </table:table-cell>
          <table:table-cell office:value-type="string" calcext:value-type="string">
            <text:p><text:s text:c="12"/>&lt;li title="Switzerland" data-name="flag-ch"&gt;🇨🇭&lt;/li&gt;</text:p>
          </table:table-cell>
        </table:table-row>
        <table:table-row table:style-name="ro2">
          <table:table-cell office:value-type="string" calcext:value-type="string">
            <text:p>sy</text:p>
          </table:table-cell>
          <table:table-cell office:value-type="string" calcext:value-type="string">
            <text:p><text:a xlink:href="https://apps.timwhitlock.info/emoji/tables/iso3166#emoji-modal" xlink:type="simple">🇸🇾</text:a></text:p>
          </table:table-cell>
          <table:table-cell office:value-type="string" calcext:value-type="string">
            <text:p>Syrian Arab Republic</text:p>
          </table:table-cell>
          <table:table-cell table:formula="of:=REPT(&quot; &quot;;12)&amp;&quot;&lt;li title=&quot;&quot;&quot;&amp;[.C217]&amp;&quot;&quot;&quot; data-name=&quot;&quot;flag-&quot;&amp;[.A217]&amp;&quot;&quot;&quot;&gt;&quot;&amp;[.B217]&amp;&quot;&lt;/li&gt;&quot;" office:value-type="string" office:string-value="            &lt;li title=&quot;Syrian Arab Republic&quot; data-name=&quot;flag-sy&quot;&gt;🇸🇾&lt;/li&gt;" calcext:value-type="string">
            <text:p><text:s text:c="12"/>&lt;li title="Syrian Arab Republic" data-name="flag-sy"&gt;🇸🇾&lt;/li&gt;</text:p>
          </table:table-cell>
          <table:table-cell office:value-type="string" calcext:value-type="string">
            <text:p><text:s text:c="12"/>&lt;li title="Syrian Arab Republic" data-name="flag-sy"&gt;🇸🇾&lt;/li&gt;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<text:a xlink:href="https://apps.timwhitlock.info/emoji/tables/iso3166#emoji-modal" xlink:type="simple">🇹🇼</text:a></text:p>
          </table:table-cell>
          <table:table-cell office:value-type="string" calcext:value-type="string">
            <text:p>Taiwan</text:p>
          </table:table-cell>
          <table:table-cell table:formula="of:=REPT(&quot; &quot;;12)&amp;&quot;&lt;li title=&quot;&quot;&quot;&amp;[.C218]&amp;&quot;&quot;&quot; data-name=&quot;&quot;flag-&quot;&amp;[.A218]&amp;&quot;&quot;&quot;&gt;&quot;&amp;[.B218]&amp;&quot;&lt;/li&gt;&quot;" office:value-type="string" office:string-value="            &lt;li title=&quot;Taiwan&quot; data-name=&quot;flag-tw&quot;&gt;🇹🇼&lt;/li&gt;" calcext:value-type="string">
            <text:p><text:s text:c="12"/>&lt;li title="Taiwan" data-name="flag-tw"&gt;🇹🇼&lt;/li&gt;</text:p>
          </table:table-cell>
          <table:table-cell office:value-type="string" calcext:value-type="string">
            <text:p><text:s text:c="12"/>&lt;li title="Taiwan" data-name="flag-tw"&gt;🇹🇼&lt;/li&gt;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<text:a xlink:href="https://apps.timwhitlock.info/emoji/tables/iso3166#emoji-modal" xlink:type="simple">🇹🇯</text:a></text:p>
          </table:table-cell>
          <table:table-cell office:value-type="string" calcext:value-type="string">
            <text:p>Tajikistan</text:p>
          </table:table-cell>
          <table:table-cell table:formula="of:=REPT(&quot; &quot;;12)&amp;&quot;&lt;li title=&quot;&quot;&quot;&amp;[.C219]&amp;&quot;&quot;&quot; data-name=&quot;&quot;flag-&quot;&amp;[.A219]&amp;&quot;&quot;&quot;&gt;&quot;&amp;[.B219]&amp;&quot;&lt;/li&gt;&quot;" office:value-type="string" office:string-value="            &lt;li title=&quot;Tajikistan&quot; data-name=&quot;flag-tj&quot;&gt;🇹🇯&lt;/li&gt;" calcext:value-type="string">
            <text:p><text:s text:c="12"/>&lt;li title="Tajikistan" data-name="flag-tj"&gt;🇹🇯&lt;/li&gt;</text:p>
          </table:table-cell>
          <table:table-cell office:value-type="string" calcext:value-type="string">
            <text:p><text:s text:c="12"/>&lt;li title="Tajikistan" data-name="flag-tj"&gt;🇹🇯&lt;/li&gt;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<text:a xlink:href="https://apps.timwhitlock.info/emoji/tables/iso3166#emoji-modal" xlink:type="simple">🇹🇿</text:a></text:p>
          </table:table-cell>
          <table:table-cell office:value-type="string" calcext:value-type="string">
            <text:p>Tanzania</text:p>
          </table:table-cell>
          <table:table-cell table:formula="of:=REPT(&quot; &quot;;12)&amp;&quot;&lt;li title=&quot;&quot;&quot;&amp;[.C220]&amp;&quot;&quot;&quot; data-name=&quot;&quot;flag-&quot;&amp;[.A220]&amp;&quot;&quot;&quot;&gt;&quot;&amp;[.B220]&amp;&quot;&lt;/li&gt;&quot;" office:value-type="string" office:string-value="            &lt;li title=&quot;Tanzania&quot; data-name=&quot;flag-tz&quot;&gt;🇹🇿&lt;/li&gt;" calcext:value-type="string">
            <text:p><text:s text:c="12"/>&lt;li title="Tanzania" data-name="flag-tz"&gt;🇹🇿&lt;/li&gt;</text:p>
          </table:table-cell>
          <table:table-cell office:value-type="string" calcext:value-type="string">
            <text:p><text:s text:c="12"/>&lt;li title="Tanzania" data-name="flag-tz"&gt;🇹🇿&lt;/li&gt;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apps.timwhitlock.info/emoji/tables/iso3166#emoji-modal" xlink:type="simple">🇹🇭</text:a></text:p>
          </table:table-cell>
          <table:table-cell office:value-type="string" calcext:value-type="string">
            <text:p>Thailand</text:p>
          </table:table-cell>
          <table:table-cell table:formula="of:=REPT(&quot; &quot;;12)&amp;&quot;&lt;li title=&quot;&quot;&quot;&amp;[.C221]&amp;&quot;&quot;&quot; data-name=&quot;&quot;flag-&quot;&amp;[.A221]&amp;&quot;&quot;&quot;&gt;&quot;&amp;[.B221]&amp;&quot;&lt;/li&gt;&quot;" office:value-type="string" office:string-value="            &lt;li title=&quot;Thailand&quot; data-name=&quot;flag-th&quot;&gt;🇹🇭&lt;/li&gt;" calcext:value-type="string">
            <text:p><text:s text:c="12"/>&lt;li title="Thailand" data-name="flag-th"&gt;🇹🇭&lt;/li&gt;</text:p>
          </table:table-cell>
          <table:table-cell office:value-type="string" calcext:value-type="string">
            <text:p><text:s text:c="12"/>&lt;li title="Thailand" data-name="flag-th"&gt;🇹🇭&lt;/li&gt;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apps.timwhitlock.info/emoji/tables/iso3166#emoji-modal" xlink:type="simple">🇹🇱</text:a></text:p>
          </table:table-cell>
          <table:table-cell office:value-type="string" calcext:value-type="string">
            <text:p>Timor-Leste</text:p>
          </table:table-cell>
          <table:table-cell table:formula="of:=REPT(&quot; &quot;;12)&amp;&quot;&lt;li title=&quot;&quot;&quot;&amp;[.C222]&amp;&quot;&quot;&quot; data-name=&quot;&quot;flag-&quot;&amp;[.A222]&amp;&quot;&quot;&quot;&gt;&quot;&amp;[.B222]&amp;&quot;&lt;/li&gt;&quot;" office:value-type="string" office:string-value="            &lt;li title=&quot;Timor-Leste&quot; data-name=&quot;flag-tl&quot;&gt;🇹🇱&lt;/li&gt;" calcext:value-type="string">
            <text:p><text:s text:c="12"/>&lt;li title="Timor-Leste" data-name="flag-tl"&gt;🇹🇱&lt;/li&gt;</text:p>
          </table:table-cell>
          <table:table-cell office:value-type="string" calcext:value-type="string">
            <text:p><text:s text:c="12"/>&lt;li title="Timor-Leste" data-name="flag-tl"&gt;🇹🇱&lt;/li&gt;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a xlink:href="https://apps.timwhitlock.info/emoji/tables/iso3166#emoji-modal" xlink:type="simple">🇹🇬</text:a></text:p>
          </table:table-cell>
          <table:table-cell office:value-type="string" calcext:value-type="string">
            <text:p>Togo</text:p>
          </table:table-cell>
          <table:table-cell table:formula="of:=REPT(&quot; &quot;;12)&amp;&quot;&lt;li title=&quot;&quot;&quot;&amp;[.C223]&amp;&quot;&quot;&quot; data-name=&quot;&quot;flag-&quot;&amp;[.A223]&amp;&quot;&quot;&quot;&gt;&quot;&amp;[.B223]&amp;&quot;&lt;/li&gt;&quot;" office:value-type="string" office:string-value="            &lt;li title=&quot;Togo&quot; data-name=&quot;flag-tg&quot;&gt;🇹🇬&lt;/li&gt;" calcext:value-type="string">
            <text:p><text:s text:c="12"/>&lt;li title="Togo" data-name="flag-tg"&gt;🇹🇬&lt;/li&gt;</text:p>
          </table:table-cell>
          <table:table-cell office:value-type="string" calcext:value-type="string">
            <text:p><text:s text:c="12"/>&lt;li title="Togo" data-name="flag-tg"&gt;🇹🇬&lt;/li&gt;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<text:a xlink:href="https://apps.timwhitlock.info/emoji/tables/iso3166#emoji-modal" xlink:type="simple">🇹🇰</text:a></text:p>
          </table:table-cell>
          <table:table-cell office:value-type="string" calcext:value-type="string">
            <text:p>Tokelau</text:p>
          </table:table-cell>
          <table:table-cell table:formula="of:=REPT(&quot; &quot;;12)&amp;&quot;&lt;li title=&quot;&quot;&quot;&amp;[.C224]&amp;&quot;&quot;&quot; data-name=&quot;&quot;flag-&quot;&amp;[.A224]&amp;&quot;&quot;&quot;&gt;&quot;&amp;[.B224]&amp;&quot;&lt;/li&gt;&quot;" office:value-type="string" office:string-value="            &lt;li title=&quot;Tokelau&quot; data-name=&quot;flag-tk&quot;&gt;🇹🇰&lt;/li&gt;" calcext:value-type="string">
            <text:p><text:s text:c="12"/>&lt;li title="Tokelau" data-name="flag-tk"&gt;🇹🇰&lt;/li&gt;</text:p>
          </table:table-cell>
          <table:table-cell office:value-type="string" calcext:value-type="string">
            <text:p><text:s text:c="12"/>&lt;li title="Tokelau" data-name="flag-tk"&gt;🇹🇰&lt;/li&gt;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<text:a xlink:href="https://apps.timwhitlock.info/emoji/tables/iso3166#emoji-modal" xlink:type="simple">🇹🇴</text:a></text:p>
          </table:table-cell>
          <table:table-cell office:value-type="string" calcext:value-type="string">
            <text:p>Tonga</text:p>
          </table:table-cell>
          <table:table-cell table:formula="of:=REPT(&quot; &quot;;12)&amp;&quot;&lt;li title=&quot;&quot;&quot;&amp;[.C225]&amp;&quot;&quot;&quot; data-name=&quot;&quot;flag-&quot;&amp;[.A225]&amp;&quot;&quot;&quot;&gt;&quot;&amp;[.B225]&amp;&quot;&lt;/li&gt;&quot;" office:value-type="string" office:string-value="            &lt;li title=&quot;Tonga&quot; data-name=&quot;flag-to&quot;&gt;🇹🇴&lt;/li&gt;" calcext:value-type="string">
            <text:p><text:s text:c="12"/>&lt;li title="Tonga" data-name="flag-to"&gt;🇹🇴&lt;/li&gt;</text:p>
          </table:table-cell>
          <table:table-cell office:value-type="string" calcext:value-type="string">
            <text:p><text:s text:c="12"/>&lt;li title="Tonga" data-name="flag-to"&gt;🇹🇴&lt;/li&gt;</text:p>
          </table:table-cell>
        </table:table-row>
        <table:table-row table:style-name="ro2">
          <table:table-cell office:value-type="string" calcext:value-type="string">
            <text:p>tt</text:p>
          </table:table-cell>
          <table:table-cell office:value-type="string" calcext:value-type="string">
            <text:p><text:a xlink:href="https://apps.timwhitlock.info/emoji/tables/iso3166#emoji-modal" xlink:type="simple">🇹🇹</text:a></text:p>
          </table:table-cell>
          <table:table-cell office:value-type="string" calcext:value-type="string">
            <text:p>Trinidad and Tobago</text:p>
          </table:table-cell>
          <table:table-cell table:formula="of:=REPT(&quot; &quot;;12)&amp;&quot;&lt;li title=&quot;&quot;&quot;&amp;[.C226]&amp;&quot;&quot;&quot; data-name=&quot;&quot;flag-&quot;&amp;[.A226]&amp;&quot;&quot;&quot;&gt;&quot;&amp;[.B226]&amp;&quot;&lt;/li&gt;&quot;" office:value-type="string" office:string-value="            &lt;li title=&quot;Trinidad and Tobago&quot; data-name=&quot;flag-tt&quot;&gt;🇹🇹&lt;/li&gt;" calcext:value-type="string">
            <text:p><text:s text:c="12"/>&lt;li title="Trinidad and Tobago" data-name="flag-tt"&gt;🇹🇹&lt;/li&gt;</text:p>
          </table:table-cell>
          <table:table-cell office:value-type="string" calcext:value-type="string">
            <text:p><text:s text:c="12"/>&lt;li title="Trinidad and Tobago" data-name="flag-tt"&gt;🇹🇹&lt;/li&gt;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a xlink:href="https://apps.timwhitlock.info/emoji/tables/iso3166#emoji-modal" xlink:type="simple">🇹🇳</text:a></text:p>
          </table:table-cell>
          <table:table-cell office:value-type="string" calcext:value-type="string">
            <text:p>Tunisia</text:p>
          </table:table-cell>
          <table:table-cell table:formula="of:=REPT(&quot; &quot;;12)&amp;&quot;&lt;li title=&quot;&quot;&quot;&amp;[.C227]&amp;&quot;&quot;&quot; data-name=&quot;&quot;flag-&quot;&amp;[.A227]&amp;&quot;&quot;&quot;&gt;&quot;&amp;[.B227]&amp;&quot;&lt;/li&gt;&quot;" office:value-type="string" office:string-value="            &lt;li title=&quot;Tunisia&quot; data-name=&quot;flag-tn&quot;&gt;🇹🇳&lt;/li&gt;" calcext:value-type="string">
            <text:p><text:s text:c="12"/>&lt;li title="Tunisia" data-name="flag-tn"&gt;🇹🇳&lt;/li&gt;</text:p>
          </table:table-cell>
          <table:table-cell office:value-type="string" calcext:value-type="string">
            <text:p><text:s text:c="12"/>&lt;li title="Tunisia" data-name="flag-tn"&gt;🇹🇳&lt;/li&gt;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apps.timwhitlock.info/emoji/tables/iso3166#emoji-modal" xlink:type="simple">🇹🇷</text:a></text:p>
          </table:table-cell>
          <table:table-cell office:value-type="string" calcext:value-type="string">
            <text:p>Turkey</text:p>
          </table:table-cell>
          <table:table-cell table:formula="of:=REPT(&quot; &quot;;12)&amp;&quot;&lt;li title=&quot;&quot;&quot;&amp;[.C228]&amp;&quot;&quot;&quot; data-name=&quot;&quot;flag-&quot;&amp;[.A228]&amp;&quot;&quot;&quot;&gt;&quot;&amp;[.B228]&amp;&quot;&lt;/li&gt;&quot;" office:value-type="string" office:string-value="            &lt;li title=&quot;Turkey&quot; data-name=&quot;flag-tr&quot;&gt;🇹🇷&lt;/li&gt;" calcext:value-type="string">
            <text:p><text:s text:c="12"/>&lt;li title="Turkey" data-name="flag-tr"&gt;🇹🇷&lt;/li&gt;</text:p>
          </table:table-cell>
          <table:table-cell office:value-type="string" calcext:value-type="string">
            <text:p><text:s text:c="12"/>&lt;li title="Turkey" data-name="flag-tr"&gt;🇹🇷&lt;/li&gt;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<text:a xlink:href="https://apps.timwhitlock.info/emoji/tables/iso3166#emoji-modal" xlink:type="simple">🇹🇲</text:a></text:p>
          </table:table-cell>
          <table:table-cell office:value-type="string" calcext:value-type="string">
            <text:p>Turkmenistan</text:p>
          </table:table-cell>
          <table:table-cell table:formula="of:=REPT(&quot; &quot;;12)&amp;&quot;&lt;li title=&quot;&quot;&quot;&amp;[.C229]&amp;&quot;&quot;&quot; data-name=&quot;&quot;flag-&quot;&amp;[.A229]&amp;&quot;&quot;&quot;&gt;&quot;&amp;[.B229]&amp;&quot;&lt;/li&gt;&quot;" office:value-type="string" office:string-value="            &lt;li title=&quot;Turkmenistan&quot; data-name=&quot;flag-tm&quot;&gt;🇹🇲&lt;/li&gt;" calcext:value-type="string">
            <text:p><text:s text:c="12"/>&lt;li title="Turkmenistan" data-name="flag-tm"&gt;🇹🇲&lt;/li&gt;</text:p>
          </table:table-cell>
          <table:table-cell office:value-type="string" calcext:value-type="string">
            <text:p><text:s text:c="12"/>&lt;li title="Turkmenistan" data-name="flag-tm"&gt;🇹🇲&lt;/li&gt;</text:p>
          </table:table-cell>
        </table:table-row>
        <table:table-row table:style-name="ro6">
          <table:table-cell office:value-type="string" calcext:value-type="string">
            <text:p>tc</text:p>
          </table:table-cell>
          <table:table-cell office:value-type="string" calcext:value-type="string">
            <text:p><text:a xlink:href="https://apps.timwhitlock.info/emoji/tables/iso3166#emoji-modal" xlink:type="simple">🇹🇨</text:a></text:p>
          </table:table-cell>
          <table:table-cell office:value-type="string" calcext:value-type="string">
            <text:p>Turks and Caicos Islands</text:p>
          </table:table-cell>
          <table:table-cell table:formula="of:=REPT(&quot; &quot;;12)&amp;&quot;&lt;li title=&quot;&quot;&quot;&amp;[.C230]&amp;&quot;&quot;&quot; data-name=&quot;&quot;flag-&quot;&amp;[.A230]&amp;&quot;&quot;&quot;&gt;&quot;&amp;[.B230]&amp;&quot;&lt;/li&gt;&quot;" office:value-type="string" office:string-value="            &lt;li title=&quot;Turks and Caicos Islands&quot; data-name=&quot;flag-tc&quot;&gt;🇹🇨&lt;/li&gt;" calcext:value-type="string">
            <text:p><text:s text:c="12"/>&lt;li title="Turks and Caicos Islands" data-name="flag-tc"&gt;🇹🇨&lt;/li&gt;</text:p>
          </table:table-cell>
          <table:table-cell office:value-type="string" calcext:value-type="string">
            <text:p><text:s text:c="12"/>&lt;li title="Turks and Caicos Islands" data-name="flag-tc"&gt;🇹🇨&lt;/li&gt;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<text:a xlink:href="https://apps.timwhitlock.info/emoji/tables/iso3166#emoji-modal" xlink:type="simple">🇹🇻</text:a></text:p>
          </table:table-cell>
          <table:table-cell office:value-type="string" calcext:value-type="string">
            <text:p>Tuvalu</text:p>
          </table:table-cell>
          <table:table-cell table:formula="of:=REPT(&quot; &quot;;12)&amp;&quot;&lt;li title=&quot;&quot;&quot;&amp;[.C231]&amp;&quot;&quot;&quot; data-name=&quot;&quot;flag-&quot;&amp;[.A231]&amp;&quot;&quot;&quot;&gt;&quot;&amp;[.B231]&amp;&quot;&lt;/li&gt;&quot;" office:value-type="string" office:string-value="            &lt;li title=&quot;Tuvalu&quot; data-name=&quot;flag-tv&quot;&gt;🇹🇻&lt;/li&gt;" calcext:value-type="string">
            <text:p><text:s text:c="12"/>&lt;li title="Tuvalu" data-name="flag-tv"&gt;🇹🇻&lt;/li&gt;</text:p>
          </table:table-cell>
          <table:table-cell office:value-type="string" calcext:value-type="string">
            <text:p><text:s text:c="12"/>&lt;li title="Tuvalu" data-name="flag-tv"&gt;🇹🇻&lt;/li&gt;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<text:a xlink:href="https://apps.timwhitlock.info/emoji/tables/iso3166#emoji-modal" xlink:type="simple">🇺🇬</text:a></text:p>
          </table:table-cell>
          <table:table-cell office:value-type="string" calcext:value-type="string">
            <text:p>Uganda</text:p>
          </table:table-cell>
          <table:table-cell table:formula="of:=REPT(&quot; &quot;;12)&amp;&quot;&lt;li title=&quot;&quot;&quot;&amp;[.C232]&amp;&quot;&quot;&quot; data-name=&quot;&quot;flag-&quot;&amp;[.A232]&amp;&quot;&quot;&quot;&gt;&quot;&amp;[.B232]&amp;&quot;&lt;/li&gt;&quot;" office:value-type="string" office:string-value="            &lt;li title=&quot;Uganda&quot; data-name=&quot;flag-ug&quot;&gt;🇺🇬&lt;/li&gt;" calcext:value-type="string">
            <text:p><text:s text:c="12"/>&lt;li title="Uganda" data-name="flag-ug"&gt;🇺🇬&lt;/li&gt;</text:p>
          </table:table-cell>
          <table:table-cell office:value-type="string" calcext:value-type="string">
            <text:p><text:s text:c="12"/>&lt;li title="Uganda" data-name="flag-ug"&gt;🇺🇬&lt;/li&gt;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<text:a xlink:href="https://apps.timwhitlock.info/emoji/tables/iso3166#emoji-modal" xlink:type="simple">🇺🇦</text:a></text:p>
          </table:table-cell>
          <table:table-cell office:value-type="string" calcext:value-type="string">
            <text:p>Ukraine</text:p>
          </table:table-cell>
          <table:table-cell table:formula="of:=REPT(&quot; &quot;;12)&amp;&quot;&lt;li title=&quot;&quot;&quot;&amp;[.C233]&amp;&quot;&quot;&quot; data-name=&quot;&quot;flag-&quot;&amp;[.A233]&amp;&quot;&quot;&quot;&gt;&quot;&amp;[.B233]&amp;&quot;&lt;/li&gt;&quot;" office:value-type="string" office:string-value="            &lt;li title=&quot;Ukraine&quot; data-name=&quot;flag-ua&quot;&gt;🇺🇦&lt;/li&gt;" calcext:value-type="string">
            <text:p><text:s text:c="12"/>&lt;li title="Ukraine" data-name="flag-ua"&gt;🇺🇦&lt;/li&gt;</text:p>
          </table:table-cell>
          <table:table-cell office:value-type="string" calcext:value-type="string">
            <text:p><text:s text:c="12"/>&lt;li title="Ukraine" data-name="flag-ua"&gt;🇺🇦&lt;/li&gt;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<text:a xlink:href="https://apps.timwhitlock.info/emoji/tables/iso3166#emoji-modal" xlink:type="simple">🇦🇪</text:a></text:p>
          </table:table-cell>
          <table:table-cell office:value-type="string" calcext:value-type="string">
            <text:p>United Arab Emirates</text:p>
          </table:table-cell>
          <table:table-cell table:formula="of:=REPT(&quot; &quot;;12)&amp;&quot;&lt;li title=&quot;&quot;&quot;&amp;[.C234]&amp;&quot;&quot;&quot; data-name=&quot;&quot;flag-&quot;&amp;[.A234]&amp;&quot;&quot;&quot;&gt;&quot;&amp;[.B234]&amp;&quot;&lt;/li&gt;&quot;" office:value-type="string" office:string-value="            &lt;li title=&quot;United Arab Emirates&quot; data-name=&quot;flag-ae&quot;&gt;🇦🇪&lt;/li&gt;" calcext:value-type="string">
            <text:p><text:s text:c="12"/>&lt;li title="United Arab Emirates" data-name="flag-ae"&gt;🇦🇪&lt;/li&gt;</text:p>
          </table:table-cell>
          <table:table-cell office:value-type="string" calcext:value-type="string">
            <text:p><text:s text:c="12"/>&lt;li title="United Arab Emirates" data-name="flag-ae"&gt;🇦🇪&lt;/li&gt;</text:p>
          </table:table-cell>
        </table:table-row>
        <table:table-row table:style-name="ro2">
          <table:table-cell office:value-type="string" calcext:value-type="string">
            <text:p>gb</text:p>
          </table:table-cell>
          <table:table-cell office:value-type="string" calcext:value-type="string">
            <text:p><text:a xlink:href="https://apps.timwhitlock.info/emoji/tables/iso3166#emoji-modal" xlink:type="simple">🇬🇧</text:a></text:p>
          </table:table-cell>
          <table:table-cell office:value-type="string" calcext:value-type="string">
            <text:p>United Kingdom</text:p>
          </table:table-cell>
          <table:table-cell table:formula="of:=REPT(&quot; &quot;;12)&amp;&quot;&lt;li title=&quot;&quot;&quot;&amp;[.C235]&amp;&quot;&quot;&quot; data-name=&quot;&quot;flag-&quot;&amp;[.A235]&amp;&quot;&quot;&quot;&gt;&quot;&amp;[.B235]&amp;&quot;&lt;/li&gt;&quot;" office:value-type="string" office:string-value="            &lt;li title=&quot;United Kingdom&quot; data-name=&quot;flag-gb&quot;&gt;🇬🇧&lt;/li&gt;" calcext:value-type="string">
            <text:p><text:s text:c="12"/>&lt;li title="United Kingdom" data-name="flag-gb"&gt;🇬🇧&lt;/li&gt;</text:p>
          </table:table-cell>
          <table:table-cell office:value-type="string" calcext:value-type="string">
            <text:p><text:s text:c="12"/>&lt;li title="United Kingdom" data-name="flag-gb"&gt;🇬🇧&lt;/li&gt;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<text:a xlink:href="https://apps.timwhitlock.info/emoji/tables/iso3166#emoji-modal" xlink:type="simple">🇺🇸</text:a></text:p>
          </table:table-cell>
          <table:table-cell office:value-type="string" calcext:value-type="string">
            <text:p>United States</text:p>
          </table:table-cell>
          <table:table-cell table:formula="of:=REPT(&quot; &quot;;12)&amp;&quot;&lt;li title=&quot;&quot;&quot;&amp;[.C236]&amp;&quot;&quot;&quot; data-name=&quot;&quot;flag-&quot;&amp;[.A236]&amp;&quot;&quot;&quot;&gt;&quot;&amp;[.B236]&amp;&quot;&lt;/li&gt;&quot;" office:value-type="string" office:string-value="            &lt;li title=&quot;United States&quot; data-name=&quot;flag-us&quot;&gt;🇺🇸&lt;/li&gt;" calcext:value-type="string">
            <text:p><text:s text:c="12"/>&lt;li title="United States" data-name="flag-us"&gt;🇺🇸&lt;/li&gt;</text:p>
          </table:table-cell>
          <table:table-cell office:value-type="string" calcext:value-type="string">
            <text:p><text:s text:c="12"/>&lt;li title="United States" data-name="flag-us"&gt;🇺🇸&lt;/li&gt;</text:p>
          </table:table-cell>
        </table:table-row>
        <table:table-row table:style-name="ro5">
          <table:table-cell office:value-type="string" calcext:value-type="string">
            <text:p>um</text:p>
          </table:table-cell>
          <table:table-cell office:value-type="string" calcext:value-type="string">
            <text:p><text:a xlink:href="https://apps.timwhitlock.info/emoji/tables/iso3166#emoji-modal" xlink:type="simple">🇺🇲</text:a></text:p>
          </table:table-cell>
          <table:table-cell office:value-type="string" calcext:value-type="string">
            <text:p>United States Minor Outlying Islands</text:p>
          </table:table-cell>
          <table:table-cell table:formula="of:=REPT(&quot; &quot;;12)&amp;&quot;&lt;li title=&quot;&quot;&quot;&amp;[.C237]&amp;&quot;&quot;&quot; data-name=&quot;&quot;flag-&quot;&amp;[.A237]&amp;&quot;&quot;&quot;&gt;&quot;&amp;[.B237]&amp;&quot;&lt;/li&gt;&quot;" office:value-type="string" office:string-value="            &lt;li title=&quot;United States Minor Outlying Islands&quot; data-name=&quot;flag-um&quot;&gt;🇺🇲&lt;/li&gt;" calcext:value-type="string">
            <text:p><text:s text:c="12"/>&lt;li title="United States Minor Outlying Islands" data-name="flag-um"&gt;🇺🇲&lt;/li&gt;</text:p>
          </table:table-cell>
          <table:table-cell office:value-type="string" calcext:value-type="string">
            <text:p><text:s text:c="12"/>&lt;li title="United States Minor Outlying Islands" data-name="flag-um"&gt;🇺🇲&lt;/li&gt;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<text:a xlink:href="https://apps.timwhitlock.info/emoji/tables/iso3166#emoji-modal" xlink:type="simple">🇺🇾</text:a></text:p>
          </table:table-cell>
          <table:table-cell office:value-type="string" calcext:value-type="string">
            <text:p>Uruguay</text:p>
          </table:table-cell>
          <table:table-cell table:formula="of:=REPT(&quot; &quot;;12)&amp;&quot;&lt;li title=&quot;&quot;&quot;&amp;[.C238]&amp;&quot;&quot;&quot; data-name=&quot;&quot;flag-&quot;&amp;[.A238]&amp;&quot;&quot;&quot;&gt;&quot;&amp;[.B238]&amp;&quot;&lt;/li&gt;&quot;" office:value-type="string" office:string-value="            &lt;li title=&quot;Uruguay&quot; data-name=&quot;flag-uy&quot;&gt;🇺🇾&lt;/li&gt;" calcext:value-type="string">
            <text:p><text:s text:c="12"/>&lt;li title="Uruguay" data-name="flag-uy"&gt;🇺🇾&lt;/li&gt;</text:p>
          </table:table-cell>
          <table:table-cell office:value-type="string" calcext:value-type="string">
            <text:p><text:s text:c="12"/>&lt;li title="Uruguay" data-name="flag-uy"&gt;🇺🇾&lt;/li&gt;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<text:a xlink:href="https://apps.timwhitlock.info/emoji/tables/iso3166#emoji-modal" xlink:type="simple">🇺🇿</text:a></text:p>
          </table:table-cell>
          <table:table-cell office:value-type="string" calcext:value-type="string">
            <text:p>Uzbekistan</text:p>
          </table:table-cell>
          <table:table-cell table:formula="of:=REPT(&quot; &quot;;12)&amp;&quot;&lt;li title=&quot;&quot;&quot;&amp;[.C239]&amp;&quot;&quot;&quot; data-name=&quot;&quot;flag-&quot;&amp;[.A239]&amp;&quot;&quot;&quot;&gt;&quot;&amp;[.B239]&amp;&quot;&lt;/li&gt;&quot;" office:value-type="string" office:string-value="            &lt;li title=&quot;Uzbekistan&quot; data-name=&quot;flag-uz&quot;&gt;🇺🇿&lt;/li&gt;" calcext:value-type="string">
            <text:p><text:s text:c="12"/>&lt;li title="Uzbekistan" data-name="flag-uz"&gt;🇺🇿&lt;/li&gt;</text:p>
          </table:table-cell>
          <table:table-cell office:value-type="string" calcext:value-type="string">
            <text:p><text:s text:c="12"/>&lt;li title="Uzbekistan" data-name="flag-uz"&gt;🇺🇿&lt;/li&gt;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<text:a xlink:href="https://apps.timwhitlock.info/emoji/tables/iso3166#emoji-modal" xlink:type="simple">🇻🇺</text:a></text:p>
          </table:table-cell>
          <table:table-cell office:value-type="string" calcext:value-type="string">
            <text:p>Vanuatu</text:p>
          </table:table-cell>
          <table:table-cell table:formula="of:=REPT(&quot; &quot;;12)&amp;&quot;&lt;li title=&quot;&quot;&quot;&amp;[.C240]&amp;&quot;&quot;&quot; data-name=&quot;&quot;flag-&quot;&amp;[.A240]&amp;&quot;&quot;&quot;&gt;&quot;&amp;[.B240]&amp;&quot;&lt;/li&gt;&quot;" office:value-type="string" office:string-value="            &lt;li title=&quot;Vanuatu&quot; data-name=&quot;flag-vu&quot;&gt;🇻🇺&lt;/li&gt;" calcext:value-type="string">
            <text:p><text:s text:c="12"/>&lt;li title="Vanuatu" data-name="flag-vu"&gt;🇻🇺&lt;/li&gt;</text:p>
          </table:table-cell>
          <table:table-cell office:value-type="string" calcext:value-type="string">
            <text:p><text:s text:c="12"/>&lt;li title="Vanuatu" data-name="flag-vu"&gt;🇻🇺&lt;/li&gt;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<text:a xlink:href="https://apps.timwhitlock.info/emoji/tables/iso3166#emoji-modal" xlink:type="simple">🇻🇦</text:a></text:p>
          </table:table-cell>
          <table:table-cell office:value-type="string" calcext:value-type="string">
            <text:p>Vatican City</text:p>
          </table:table-cell>
          <table:table-cell table:formula="of:=REPT(&quot; &quot;;12)&amp;&quot;&lt;li title=&quot;&quot;&quot;&amp;[.C241]&amp;&quot;&quot;&quot; data-name=&quot;&quot;flag-&quot;&amp;[.A241]&amp;&quot;&quot;&quot;&gt;&quot;&amp;[.B241]&amp;&quot;&lt;/li&gt;&quot;" office:value-type="string" office:string-value="            &lt;li title=&quot;Vatican City&quot; data-name=&quot;flag-va&quot;&gt;🇻🇦&lt;/li&gt;" calcext:value-type="string">
            <text:p><text:s text:c="12"/>&lt;li title="Vatican City" data-name="flag-va"&gt;🇻🇦&lt;/li&gt;</text:p>
          </table:table-cell>
          <table:table-cell office:value-type="string" calcext:value-type="string">
            <text:p><text:s text:c="12"/>&lt;li title="Vatican City" data-name="flag-va"&gt;🇻🇦&lt;/li&gt;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apps.timwhitlock.info/emoji/tables/iso3166#emoji-modal" xlink:type="simple">🇻🇪</text:a></text:p>
          </table:table-cell>
          <table:table-cell office:value-type="string" calcext:value-type="string">
            <text:p>Venezuela</text:p>
          </table:table-cell>
          <table:table-cell table:formula="of:=REPT(&quot; &quot;;12)&amp;&quot;&lt;li title=&quot;&quot;&quot;&amp;[.C242]&amp;&quot;&quot;&quot; data-name=&quot;&quot;flag-&quot;&amp;[.A242]&amp;&quot;&quot;&quot;&gt;&quot;&amp;[.B242]&amp;&quot;&lt;/li&gt;&quot;" office:value-type="string" office:string-value="            &lt;li title=&quot;Venezuela&quot; data-name=&quot;flag-ve&quot;&gt;🇻🇪&lt;/li&gt;" calcext:value-type="string">
            <text:p><text:s text:c="12"/>&lt;li title="Venezuela" data-name="flag-ve"&gt;🇻🇪&lt;/li&gt;</text:p>
          </table:table-cell>
          <table:table-cell office:value-type="string" calcext:value-type="string">
            <text:p><text:s text:c="12"/>&lt;li title="Venezuela" data-name="flag-ve"&gt;🇻🇪&lt;/li&gt;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<text:a xlink:href="https://apps.timwhitlock.info/emoji/tables/iso3166#emoji-modal" xlink:type="simple">🇻🇳</text:a></text:p>
          </table:table-cell>
          <table:table-cell office:value-type="string" calcext:value-type="string">
            <text:p>Viet Nam</text:p>
          </table:table-cell>
          <table:table-cell table:formula="of:=REPT(&quot; &quot;;12)&amp;&quot;&lt;li title=&quot;&quot;&quot;&amp;[.C243]&amp;&quot;&quot;&quot; data-name=&quot;&quot;flag-&quot;&amp;[.A243]&amp;&quot;&quot;&quot;&gt;&quot;&amp;[.B243]&amp;&quot;&lt;/li&gt;&quot;" office:value-type="string" office:string-value="            &lt;li title=&quot;Viet Nam&quot; data-name=&quot;flag-vn&quot;&gt;🇻🇳&lt;/li&gt;" calcext:value-type="string">
            <text:p><text:s text:c="12"/>&lt;li title="Viet Nam" data-name="flag-vn"&gt;🇻🇳&lt;/li&gt;</text:p>
          </table:table-cell>
          <table:table-cell office:value-type="string" calcext:value-type="string">
            <text:p><text:s text:c="12"/>&lt;li title="Viet Nam" data-name="flag-vn"&gt;🇻🇳&lt;/li&gt;</text:p>
          </table:table-cell>
        </table:table-row>
        <table:table-row table:style-name="ro6">
          <table:table-cell office:value-type="string" calcext:value-type="string">
            <text:p>vg</text:p>
          </table:table-cell>
          <table:table-cell office:value-type="string" calcext:value-type="string">
            <text:p><text:a xlink:href="https://apps.timwhitlock.info/emoji/tables/iso3166#emoji-modal" xlink:type="simple">🇻🇬</text:a></text:p>
          </table:table-cell>
          <table:table-cell office:value-type="string" calcext:value-type="string">
            <text:p>Virgin Islands, British</text:p>
          </table:table-cell>
          <table:table-cell table:formula="of:=REPT(&quot; &quot;;12)&amp;&quot;&lt;li title=&quot;&quot;&quot;&amp;[.C244]&amp;&quot;&quot;&quot; data-name=&quot;&quot;flag-&quot;&amp;[.A244]&amp;&quot;&quot;&quot;&gt;&quot;&amp;[.B244]&amp;&quot;&lt;/li&gt;&quot;" office:value-type="string" office:string-value="            &lt;li title=&quot;Virgin Islands, British&quot; data-name=&quot;flag-vg&quot;&gt;🇻🇬&lt;/li&gt;" calcext:value-type="string">
            <text:p><text:s text:c="12"/>&lt;li title="Virgin Islands, British" data-name="flag-vg"&gt;🇻🇬&lt;/li&gt;</text:p>
          </table:table-cell>
          <table:table-cell office:value-type="string" calcext:value-type="string">
            <text:p><text:s text:c="12"/>&lt;li title="Virgin Islands, British" data-name="flag-vg"&gt;🇻🇬&lt;/li&gt;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apps.timwhitlock.info/emoji/tables/iso3166#emoji-modal" xlink:type="simple">🇻🇮</text:a></text:p>
          </table:table-cell>
          <table:table-cell office:value-type="string" calcext:value-type="string">
            <text:p>Virgin Islands, U.S.</text:p>
          </table:table-cell>
          <table:table-cell table:formula="of:=REPT(&quot; &quot;;12)&amp;&quot;&lt;li title=&quot;&quot;&quot;&amp;[.C245]&amp;&quot;&quot;&quot; data-name=&quot;&quot;flag-&quot;&amp;[.A245]&amp;&quot;&quot;&quot;&gt;&quot;&amp;[.B245]&amp;&quot;&lt;/li&gt;&quot;" office:value-type="string" office:string-value="            &lt;li title=&quot;Virgin Islands, U.S.&quot; data-name=&quot;flag-vi&quot;&gt;🇻🇮&lt;/li&gt;" calcext:value-type="string">
            <text:p><text:s text:c="12"/>&lt;li title="Virgin Islands, U.S." data-name="flag-vi"&gt;🇻🇮&lt;/li&gt;</text:p>
          </table:table-cell>
          <table:table-cell office:value-type="string" calcext:value-type="string">
            <text:p><text:s text:c="12"/>&lt;li title="Virgin Islands, U.S." data-name="flag-vi"&gt;🇻🇮&lt;/li&gt;</text:p>
          </table:table-cell>
        </table:table-row>
        <table:table-row table:style-name="ro2">
          <table:table-cell office:value-type="string" calcext:value-type="string">
            <text:p>wf</text:p>
          </table:table-cell>
          <table:table-cell office:value-type="string" calcext:value-type="string">
            <text:p><text:a xlink:href="https://apps.timwhitlock.info/emoji/tables/iso3166#emoji-modal" xlink:type="simple">🇼🇫</text:a></text:p>
          </table:table-cell>
          <table:table-cell office:value-type="string" calcext:value-type="string">
            <text:p>Wallis and Futuna</text:p>
          </table:table-cell>
          <table:table-cell table:formula="of:=REPT(&quot; &quot;;12)&amp;&quot;&lt;li title=&quot;&quot;&quot;&amp;[.C246]&amp;&quot;&quot;&quot; data-name=&quot;&quot;flag-&quot;&amp;[.A246]&amp;&quot;&quot;&quot;&gt;&quot;&amp;[.B246]&amp;&quot;&lt;/li&gt;&quot;" office:value-type="string" office:string-value="            &lt;li title=&quot;Wallis and Futuna&quot; data-name=&quot;flag-wf&quot;&gt;🇼🇫&lt;/li&gt;" calcext:value-type="string">
            <text:p><text:s text:c="12"/>&lt;li title="Wallis and Futuna" data-name="flag-wf"&gt;🇼🇫&lt;/li&gt;</text:p>
          </table:table-cell>
          <table:table-cell office:value-type="string" calcext:value-type="string">
            <text:p><text:s text:c="12"/>&lt;li title="Wallis and Futuna" data-name="flag-wf"&gt;🇼🇫&lt;/li&gt;</text:p>
          </table:table-cell>
        </table:table-row>
        <table:table-row table:style-name="ro2">
          <table:table-cell office:value-type="string" calcext:value-type="string">
            <text:p>eh</text:p>
          </table:table-cell>
          <table:table-cell office:value-type="string" calcext:value-type="string">
            <text:p><text:a xlink:href="https://apps.timwhitlock.info/emoji/tables/iso3166#emoji-modal" xlink:type="simple">🇪🇭</text:a></text:p>
          </table:table-cell>
          <table:table-cell office:value-type="string" calcext:value-type="string">
            <text:p>Western Sahara</text:p>
          </table:table-cell>
          <table:table-cell table:formula="of:=REPT(&quot; &quot;;12)&amp;&quot;&lt;li title=&quot;&quot;&quot;&amp;[.C247]&amp;&quot;&quot;&quot; data-name=&quot;&quot;flag-&quot;&amp;[.A247]&amp;&quot;&quot;&quot;&gt;&quot;&amp;[.B247]&amp;&quot;&lt;/li&gt;&quot;" office:value-type="string" office:string-value="            &lt;li title=&quot;Western Sahara&quot; data-name=&quot;flag-eh&quot;&gt;🇪🇭&lt;/li&gt;" calcext:value-type="string">
            <text:p><text:s text:c="12"/>&lt;li title="Western Sahara" data-name="flag-eh"&gt;🇪🇭&lt;/li&gt;</text:p>
          </table:table-cell>
          <table:table-cell office:value-type="string" calcext:value-type="string">
            <text:p><text:s text:c="12"/>&lt;li title="Western Sahara" data-name="flag-eh"&gt;🇪🇭&lt;/li&gt;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<text:a xlink:href="https://apps.timwhitlock.info/emoji/tables/iso3166#emoji-modal" xlink:type="simple">🇾🇪</text:a></text:p>
          </table:table-cell>
          <table:table-cell office:value-type="string" calcext:value-type="string">
            <text:p>Yemen</text:p>
          </table:table-cell>
          <table:table-cell table:formula="of:=REPT(&quot; &quot;;12)&amp;&quot;&lt;li title=&quot;&quot;&quot;&amp;[.C248]&amp;&quot;&quot;&quot; data-name=&quot;&quot;flag-&quot;&amp;[.A248]&amp;&quot;&quot;&quot;&gt;&quot;&amp;[.B248]&amp;&quot;&lt;/li&gt;&quot;" office:value-type="string" office:string-value="            &lt;li title=&quot;Yemen&quot; data-name=&quot;flag-ye&quot;&gt;🇾🇪&lt;/li&gt;" calcext:value-type="string">
            <text:p><text:s text:c="12"/>&lt;li title="Yemen" data-name="flag-ye"&gt;🇾🇪&lt;/li&gt;</text:p>
          </table:table-cell>
          <table:table-cell office:value-type="string" calcext:value-type="string">
            <text:p><text:s text:c="12"/>&lt;li title="Yemen" data-name="flag-ye"&gt;🇾🇪&lt;/li&gt;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<text:a xlink:href="https://apps.timwhitlock.info/emoji/tables/iso3166#emoji-modal" xlink:type="simple">🇿🇲</text:a></text:p>
          </table:table-cell>
          <table:table-cell office:value-type="string" calcext:value-type="string">
            <text:p>Zambia</text:p>
          </table:table-cell>
          <table:table-cell table:formula="of:=REPT(&quot; &quot;;12)&amp;&quot;&lt;li title=&quot;&quot;&quot;&amp;[.C249]&amp;&quot;&quot;&quot; data-name=&quot;&quot;flag-&quot;&amp;[.A249]&amp;&quot;&quot;&quot;&gt;&quot;&amp;[.B249]&amp;&quot;&lt;/li&gt;&quot;" office:value-type="string" office:string-value="            &lt;li title=&quot;Zambia&quot; data-name=&quot;flag-zm&quot;&gt;🇿🇲&lt;/li&gt;" calcext:value-type="string">
            <text:p><text:s text:c="12"/>&lt;li title="Zambia" data-name="flag-zm"&gt;🇿🇲&lt;/li&gt;</text:p>
          </table:table-cell>
          <table:table-cell office:value-type="string" calcext:value-type="string">
            <text:p><text:s text:c="12"/>&lt;li title="Zambia" data-name="flag-zm"&gt;🇿🇲&lt;/li&gt;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<text:a xlink:href="https://apps.timwhitlock.info/emoji/tables/iso3166#emoji-modal" xlink:type="simple">🇿🇼</text:a></text:p>
          </table:table-cell>
          <table:table-cell office:value-type="string" calcext:value-type="string">
            <text:p>Zimbabwe</text:p>
          </table:table-cell>
          <table:table-cell table:formula="of:=REPT(&quot; &quot;;12)&amp;&quot;&lt;li title=&quot;&quot;&quot;&amp;[.C250]&amp;&quot;&quot;&quot; data-name=&quot;&quot;flag-&quot;&amp;[.A250]&amp;&quot;&quot;&quot;&gt;&quot;&amp;[.B250]&amp;&quot;&lt;/li&gt;&quot;" office:value-type="string" office:string-value="            &lt;li title=&quot;Zimbabwe&quot; data-name=&quot;flag-zw&quot;&gt;🇿🇼&lt;/li&gt;" calcext:value-type="string">
            <text:p><text:s text:c="12"/>&lt;li title="Zimbabwe" data-name="flag-zw"&gt;🇿🇼&lt;/li&gt;</text:p>
          </table:table-cell>
          <table:table-cell office:value-type="string" calcext:value-type="string">
            <text:p><text:s text:c="12"/>&lt;li title="Zimbabwe" data-name="flag-zw"&gt;🇿🇼&lt;/li&gt;</text:p>
          </table:table-cell>
        </table:table-row>
      </table:table>
      <table:named-expressions/>
      <table:database-ranges>
        <table:database-range table:name="__Anonymous_Sheet_DB__0" table:target-range-address="Sheet1.A2:Sheet1.C2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3:43:21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13:30:41.068000000</meta:creation-date>
    <dc:date>2021-12-09T14:27:37.260000000</dc:date>
    <meta:editing-duration>PT14M47S</meta:editing-duration>
    <meta:editing-cycles>2</meta:editing-cycles>
    <meta:generator>LibreOffice/7.1.8.1$Windows_X86_64 LibreOffice_project/e1f30c802c3269a1d052614453f260e49458c82c</meta:generator>
    <meta:document-statistic meta:table-count="1" meta:cell-count="1250" meta:object-count="0"/>
  </office:meta>
</office:document-meta>
</file>